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600000288FA44BFB8.png" manifest:media-type="image/png"/>
  <manifest:file-entry manifest:full-path="Pictures/100002010000022F000001111D557D2F.png" manifest:media-type="image/png"/>
  <manifest:file-entry manifest:full-path="Pictures/1000020100000274000000E9F2A0A9AD.png" manifest:media-type="image/png"/>
  <manifest:file-entry manifest:full-path="Pictures/1000020100000269000000EF578123FA.png" manifest:media-type="image/png"/>
  <manifest:file-entry manifest:full-path="Pictures/100000000000078000000438C3E79C55.png" manifest:media-type="image/png"/>
  <manifest:file-entry manifest:full-path="Pictures/1000020100000240000000250F742EDE.png" manifest:media-type="image/png"/>
  <manifest:file-entry manifest:full-path="Pictures/1000020100000140000001032D565100.png" manifest:media-type="image/png"/>
  <manifest:file-entry manifest:full-path="Pictures/10000201000001430000009C312BC1CB.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Arabic Naskh" svg:font-family="'Droid Arabic Naskh'" style:font-pitch="variable"/>
    <style:font-face style:name="TeXGyrePagella" svg:font-family="TeXGyrePagella"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12" style:family="table">
      <style:table-properties style:width="14.896cm" fo:margin-left="1.069cm" table:align="left"/>
    </style:style>
    <style:style style:name="Table12.A" style:family="table-column">
      <style:table-column-properties style:column-width="14.896cm"/>
    </style:style>
    <style:style style:name="Table12.A1" style:family="table-cell">
      <style:table-cell-properties fo:padding="0.097cm" fo:border="0.05pt solid #000000"/>
    </style:style>
    <style:style style:name="Table13" style:family="table">
      <style:table-properties style:width="14.896cm" fo:margin-left="1.069cm" table:align="left"/>
    </style:style>
    <style:style style:name="Table13.A" style:family="table-column">
      <style:table-column-properties style:column-width="14.896cm"/>
    </style:style>
    <style:style style:name="Table13.1" style:family="table-row">
      <style:table-row-properties style:min-row-height="0.953cm"/>
    </style:style>
    <style:style style:name="Table13.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14" style:family="table">
      <style:table-properties style:width="14.896cm" fo:margin-left="1.069cm" table:align="left"/>
    </style:style>
    <style:style style:name="Table14.A" style:family="table-column">
      <style:table-column-properties style:column-width="14.896cm"/>
    </style:style>
    <style:style style:name="Table14.A1" style:family="table-cell">
      <style:table-cell-properties fo:padding="0.097cm" fo:border="0.05pt solid #000000"/>
    </style:style>
    <style:style style:name="Table15" style:family="table">
      <style:table-properties style:width="14.896cm" fo:margin-left="1.069cm" table:align="left"/>
    </style:style>
    <style:style style:name="Table15.A" style:family="table-column">
      <style:table-column-properties style:column-width="14.896cm"/>
    </style:style>
    <style:style style:name="Table15.A1" style:family="table-cell">
      <style:table-cell-properties fo:padding="0.097cm" fo:border="0.05pt solid #000000"/>
    </style:style>
    <style:style style:name="Table16" style:family="table">
      <style:table-properties style:width="14.896cm" fo:margin-left="1.069cm" table:align="left"/>
    </style:style>
    <style:style style:name="Table16.A" style:family="table-column">
      <style:table-column-properties style:column-width="14.896cm"/>
    </style:style>
    <style:style style:name="Table16.A1" style:family="table-cell">
      <style:table-cell-properties fo:padding="0.097cm" fo:border="0.05pt solid #000000"/>
    </style:style>
    <style:style style:name="Table17" style:family="table">
      <style:table-properties style:width="14.896cm" fo:margin-left="1.069cm" table:align="left"/>
    </style:style>
    <style:style style:name="Table17.A" style:family="table-column">
      <style:table-column-properties style:column-width="14.896cm"/>
    </style:style>
    <style:style style:name="Table17.A1" style:family="table-cell">
      <style:table-cell-properties fo:padding="0.097cm" fo:border="0.05pt solid #000000"/>
    </style:style>
    <style:style style:name="Table18" style:family="table">
      <style:table-properties style:width="14.896cm" fo:margin-left="1.069cm" table:align="left"/>
    </style:style>
    <style:style style:name="Table18.A" style:family="table-column">
      <style:table-column-properties style:column-width="14.896cm"/>
    </style:style>
    <style:style style:name="Table18.A1" style:family="table-cell">
      <style:table-cell-properties fo:padding="0.097cm" fo:border="0.05pt solid #000000"/>
    </style:style>
    <style:style style:name="Table19" style:family="table">
      <style:table-properties style:width="14.896cm" fo:margin-left="1.069cm" table:align="left"/>
    </style:style>
    <style:style style:name="Table19.A" style:family="table-column">
      <style:table-column-properties style:column-width="14.896cm"/>
    </style:style>
    <style:style style:name="Table19.A1" style:family="table-cell">
      <style:table-cell-properties fo:padding="0.097cm" fo:border="0.05pt solid #000000"/>
    </style:style>
    <style:style style:name="Table20" style:family="table">
      <style:table-properties style:width="14.896cm" fo:margin-left="1.069cm" table:align="left"/>
    </style:style>
    <style:style style:name="Table20.A" style:family="table-column">
      <style:table-column-properties style:column-width="14.896cm"/>
    </style:style>
    <style:style style:name="Table20.A1" style:family="table-cell">
      <style:table-cell-properties fo:padding="0.097cm" fo:border="0.05pt solid #000000"/>
    </style:style>
    <style:style style:name="Table21" style:family="table">
      <style:table-properties style:width="14.896cm" fo:margin-left="1.069cm" table:align="left"/>
    </style:style>
    <style:style style:name="Table21.A" style:family="table-column">
      <style:table-column-properties style:column-width="14.896cm"/>
    </style:style>
    <style:style style:name="Table21.A1" style:family="table-cell">
      <style:table-cell-properties fo:padding="0.097cm" fo:border="0.05pt solid #000000"/>
    </style:style>
    <style:style style:name="Table22" style:family="table">
      <style:table-properties style:width="14.896cm" fo:margin-left="1.069cm" table:align="left"/>
    </style:style>
    <style:style style:name="Table22.A" style:family="table-column">
      <style:table-column-properties style:column-width="14.896cm"/>
    </style:style>
    <style:style style:name="Table22.A1" style:family="table-cell">
      <style:table-cell-properties fo:padding="0.097cm" fo:border="0.05pt solid #000000"/>
    </style:style>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0203612"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074a07f" style:font-size-asian="10.5pt" style:font-style-asian="normal" style:font-name-complex="TeXGyrePagella2" style:font-size-complex="12pt" style:font-style-complex="normal"/>
    </style:style>
    <style:style style:name="P4" style:family="paragraph" style:parent-style-name="Standard">
      <style:text-properties style:font-name="TeXGyrePagella" fo:font-size="12pt" fo:language="en" fo:country="GB" fo:font-style="normal" style:text-underline-style="none" officeooo:rsid="00203612" officeooo:paragraph-rsid="009e1a5a" style:font-size-asian="10.5pt" style:font-style-asian="normal" style:font-name-complex="TeXGyrePagella2" style:font-size-complex="12pt" style:font-style-complex="normal"/>
    </style:style>
    <style:style style:name="P5" style:family="paragraph" style:parent-style-name="Standard">
      <style:paragraph-properties fo:text-align="justify" style:justify-single-word="false"/>
      <style:text-properties style:font-name="TeXGyrePagella" fo:language="en" fo:country="GB" officeooo:paragraph-rsid="00259c26"/>
    </style:style>
    <style:style style:name="P6" style:family="paragraph" style:parent-style-name="Standard">
      <style:paragraph-properties fo:text-align="justify" style:justify-single-word="false"/>
      <style:text-properties style:font-name="TeXGyrePagella" fo:language="en" fo:country="GB" officeooo:paragraph-rsid="00305ee5"/>
    </style:style>
    <style:style style:name="P7" style:family="paragraph" style:parent-style-name="Standard">
      <style:paragraph-properties fo:text-align="justify" style:justify-single-word="false"/>
      <style:text-properties style:font-name="TeXGyrePagella" fo:language="en" fo:country="GB" officeooo:paragraph-rsid="00e9d8e2"/>
    </style:style>
    <style:style style:name="P8" style:family="paragraph" style:parent-style-name="Standard">
      <style:paragraph-properties fo:text-align="justify" style:justify-single-word="false"/>
      <style:text-properties style:font-name="TeXGyrePagella" fo:language="en" fo:country="GB" officeooo:paragraph-rsid="0056d615"/>
    </style:style>
    <style:style style:name="P9" style:family="paragraph" style:parent-style-name="Standard">
      <style:text-properties style:font-name="TeXGyrePagella" fo:language="en" fo:country="GB" officeooo:rsid="0011cf30"/>
    </style:style>
    <style:style style:name="P10" style:family="paragraph" style:parent-style-name="Standard">
      <style:text-properties style:font-name="TeXGyrePagella" fo:language="en" fo:country="GB" officeooo:rsid="0011cf30" officeooo:paragraph-rsid="0011cf30"/>
    </style:style>
    <style:style style:name="P11" style:family="paragraph" style:parent-style-name="Standard">
      <style:paragraph-properties fo:text-align="justify" style:justify-single-word="false"/>
      <style:text-properties style:font-name="TeXGyrePagella" fo:language="en" fo:country="GB" fo:font-style="normal" officeooo:rsid="00558aad" officeooo:paragraph-rsid="00558aad" style:font-style-asian="normal" style:font-style-complex="normal"/>
    </style:style>
    <style:style style:name="P12" style:family="paragraph" style:parent-style-name="Standard">
      <style:paragraph-properties fo:text-align="justify" style:justify-single-word="false"/>
      <style:text-properties style:font-name="TeXGyrePagella" fo:language="en" fo:country="GB" fo:font-style="normal" officeooo:rsid="003f3e3f" officeooo:paragraph-rsid="0051192e" style:font-style-asian="normal" style:font-style-complex="normal"/>
    </style:style>
    <style:style style:name="P13" style:family="paragraph" style:parent-style-name="Standard">
      <style:paragraph-properties fo:text-align="justify" style:justify-single-word="false"/>
      <style:text-properties style:font-name="TeXGyrePagella" fo:language="en" fo:country="GB" fo:font-style="normal" officeooo:rsid="003f3e3f" officeooo:paragraph-rsid="00558aad" style:font-style-asian="normal" style:font-style-complex="normal"/>
    </style:style>
    <style:style style:name="P14" style:family="paragraph" style:parent-style-name="Standard">
      <style:paragraph-properties fo:text-align="start" style:justify-single-word="false"/>
      <style:text-properties style:font-name="TeXGyrePagella" fo:language="en" fo:country="GB" fo:font-style="normal" officeooo:rsid="003f3e3f" officeooo:paragraph-rsid="00ff43a0" style:font-style-asian="normal" style:font-style-complex="normal"/>
    </style:style>
    <style:style style:name="P15" style:family="paragraph" style:parent-style-name="Standard">
      <style:paragraph-properties fo:text-align="justify" style:justify-single-word="false"/>
      <style:text-properties style:font-name="TeXGyrePagella" fo:language="en" fo:country="GB" fo:font-style="normal" officeooo:rsid="0056a42c" officeooo:paragraph-rsid="0056a42c" style:font-style-asian="normal" style:font-style-complex="normal"/>
    </style:style>
    <style:style style:name="P16" style:family="paragraph" style:parent-style-name="Standard">
      <style:paragraph-properties fo:text-align="justify" style:justify-single-word="false"/>
      <style:text-properties style:font-name="TeXGyrePagella" fo:language="en" fo:country="GB" officeooo:rsid="00532fd1" officeooo:paragraph-rsid="00558aad"/>
    </style:style>
    <style:style style:name="P17" style:family="paragraph" style:parent-style-name="Standard">
      <style:text-properties style:font-name="TeXGyrePagella" fo:language="en" fo:country="GB" officeooo:rsid="001a94ed" officeooo:paragraph-rsid="001a94ed" style:font-size-asian="10.5pt"/>
    </style:style>
    <style:style style:name="P18" style:family="paragraph" style:parent-style-name="Standard">
      <style:paragraph-properties fo:text-align="justify" style:justify-single-word="false"/>
      <style:text-properties style:font-name="TeXGyrePagella" fo:language="en" fo:country="GB" officeooo:rsid="003f3e3f" officeooo:paragraph-rsid="003f3e3f"/>
    </style:style>
    <style:style style:name="P19" style:family="paragraph" style:parent-style-name="Standard">
      <style:paragraph-properties fo:text-align="justify" style:justify-single-word="false"/>
      <style:text-properties style:font-name="TeXGyrePagella" fo:language="en" fo:country="GB" officeooo:rsid="003f3e3f" officeooo:paragraph-rsid="00471c73"/>
    </style:style>
    <style:style style:name="P20" style:family="paragraph" style:parent-style-name="Standard">
      <style:paragraph-properties fo:text-align="justify" style:justify-single-word="false"/>
      <style:text-properties style:font-name="TeXGyrePagella" fo:language="en" fo:country="GB" officeooo:rsid="00471c73" officeooo:paragraph-rsid="00471c73"/>
    </style:style>
    <style:style style:name="P21" style:family="paragraph" style:parent-style-name="Standard">
      <style:paragraph-properties fo:text-align="justify" style:justify-single-word="false"/>
      <style:text-properties style:font-name="TeXGyrePagella" fo:language="en" fo:country="GB" officeooo:rsid="00411e80" officeooo:paragraph-rsid="00471c73"/>
    </style:style>
    <style:style style:name="P22" style:family="paragraph" style:parent-style-name="Standard">
      <style:paragraph-properties fo:text-align="justify" style:justify-single-word="false"/>
      <style:text-properties style:font-name="TeXGyrePagella" fo:language="en" fo:country="GB" officeooo:rsid="004963f3" officeooo:paragraph-rsid="004963f3"/>
    </style:style>
    <style:style style:name="P23" style:family="paragraph" style:parent-style-name="Standard">
      <style:paragraph-properties fo:text-align="justify" style:justify-single-word="false"/>
      <style:text-properties style:font-name="TeXGyrePagella" fo:language="en" fo:country="GB" officeooo:rsid="004f56ca" officeooo:paragraph-rsid="004f56ca"/>
    </style:style>
    <style:style style:name="P24"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25"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6"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7" style:family="paragraph" style:parent-style-name="Standard">
      <style:text-properties style:font-name="TeXGyrePagella" fo:font-size="16pt" fo:language="en" fo:country="GB" officeooo:rsid="0011cf30" officeooo:paragraph-rsid="0011cf30" style:font-size-asian="16pt" style:font-size-complex="16pt"/>
    </style:style>
    <style:style style:name="P28"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9" style:family="paragraph" style:parent-style-name="Standard">
      <style:paragraph-properties fo:text-align="justify" style:justify-single-word="false"/>
      <style:text-properties style:font-name="TeXGyrePagella" officeooo:paragraph-rsid="00ef5fcd"/>
    </style:style>
    <style:style style:name="P30"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31" style:family="paragraph" style:parent-style-name="Standard">
      <style:paragraph-properties fo:text-align="justify" style:justify-single-word="false"/>
      <style:text-properties officeooo:paragraph-rsid="00305ee5"/>
    </style:style>
    <style:style style:name="P32" style:family="paragraph" style:parent-style-name="Standard">
      <style:paragraph-properties fo:text-align="justify" style:justify-single-word="false"/>
      <style:text-properties officeooo:paragraph-rsid="00e9d8e2"/>
    </style:style>
    <style:style style:name="P33" style:family="paragraph" style:parent-style-name="Standard">
      <style:paragraph-properties fo:text-align="justify" style:justify-single-word="false"/>
      <style:text-properties officeooo:paragraph-rsid="00ebbb6a"/>
    </style:style>
    <style:style style:name="P34" style:family="paragraph" style:parent-style-name="Standard">
      <style:paragraph-properties fo:text-align="justify" style:justify-single-word="false"/>
      <style:text-properties officeooo:paragraph-rsid="0179043e"/>
    </style:style>
    <style:style style:name="P35" style:family="paragraph" style:parent-style-name="Standard">
      <style:paragraph-properties fo:text-align="justify" style:justify-single-word="false"/>
      <style:text-properties fo:language="en" fo:country="GB" officeooo:rsid="004963f3" officeooo:paragraph-rsid="004963f3"/>
    </style:style>
    <style:style style:name="P36" style:family="paragraph" style:parent-style-name="Standard">
      <style:paragraph-properties fo:text-align="justify" style:justify-single-word="false"/>
      <style:text-properties fo:language="en" fo:country="GB" officeooo:rsid="0057d98e" officeooo:paragraph-rsid="00608b10"/>
    </style:style>
    <style:style style:name="P37" style:family="paragraph" style:parent-style-name="Standard">
      <style:paragraph-properties fo:text-align="justify" style:justify-single-word="false"/>
      <style:text-properties fo:language="en" fo:country="GB" officeooo:paragraph-rsid="0056d615"/>
    </style:style>
    <style:style style:name="P38" style:family="paragraph" style:parent-style-name="Standard">
      <style:text-properties fo:language="en" fo:country="GB" officeooo:rsid="006f1e43" officeooo:paragraph-rsid="0116d5f9"/>
    </style:style>
    <style:style style:name="P39" style:family="paragraph" style:parent-style-name="Standard">
      <style:text-properties fo:language="en" fo:country="GB" officeooo:rsid="00e6f411" officeooo:paragraph-rsid="0116d5f9"/>
    </style:style>
    <style:style style:name="P40" style:family="paragraph" style:parent-style-name="Standard">
      <style:text-properties fo:language="en" fo:country="GB" officeooo:rsid="0070471f" officeooo:paragraph-rsid="0116d5f9"/>
    </style:style>
    <style:style style:name="P41" style:family="paragraph" style:parent-style-name="Standard">
      <style:text-properties fo:language="en" fo:country="GB" officeooo:paragraph-rsid="0116d5f9"/>
    </style:style>
    <style:style style:name="P42"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04d9dc0" style:font-weight-asian="normal" style:font-weight-complex="normal"/>
    </style:style>
    <style:style style:name="P43"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116d5f9" style:font-size-asian="10.5pt" style:font-style-asian="normal" style:font-size-complex="12pt" style:font-style-complex="normal"/>
    </style:style>
    <style:style style:name="P44"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45" style:family="paragraph" style:parent-style-name="Standard">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46"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47"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116d5f9" style:font-size-asian="10.5pt" style:font-style-asian="normal" style:font-size-complex="12pt" style:font-style-complex="normal"/>
    </style:style>
    <style:style style:name="P48" style:family="paragraph" style:parent-style-name="Standard">
      <style:text-properties fo:color="#000000" style:font-name="TeXGyrePagella" fo:font-size="12pt" fo:language="en" fo:country="GB" fo:font-style="normal" style:text-underline-style="none" officeooo:rsid="00e81a4f" officeooo:paragraph-rsid="0116d5f9" style:font-size-asian="10.5pt" style:font-style-asian="normal" style:font-size-complex="12pt" style:font-style-complex="normal"/>
    </style:style>
    <style:style style:name="P49" style:family="paragraph" style:parent-style-name="Standard">
      <style:text-properties fo:color="#000000" style:font-name="TeXGyrePagella" fo:font-size="12pt" fo:language="en" fo:country="GB" fo:font-style="normal" style:text-underline-style="none" officeooo:rsid="00e8584e" officeooo:paragraph-rsid="0116d5f9" style:font-size-asian="10.5pt" style:font-style-asian="normal" style:font-size-complex="12pt" style:font-style-complex="normal"/>
    </style:style>
    <style:style style:name="P50" style:family="paragraph" style:parent-style-name="Standard">
      <style:text-properties fo:color="#000000" style:font-name="TeXGyrePagella" fo:font-size="12pt" fo:language="en" fo:country="GB" fo:font-style="normal" style:text-underline-style="none" officeooo:rsid="007213f6" officeooo:paragraph-rsid="0116d5f9" style:font-size-asian="10.5pt" style:font-style-asian="normal" style:font-size-complex="12pt" style:font-style-complex="normal"/>
    </style:style>
    <style:style style:name="P51" style:family="paragraph" style:parent-style-name="Standard">
      <style:text-properties fo:color="#000000" style:font-name="TeXGyrePagella"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52"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116d5f9"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3" style:family="paragraph" style:parent-style-name="Standard">
      <style:text-properties fo:color="#000000" style:font-name="TeXGyrePagella1"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fo:font-weight="normal" officeooo:rsid="00f2347f" officeooo:paragraph-rsid="0116d5f9"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0a6d947" officeooo:paragraph-rsid="0116d5f9"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074a07f" officeooo:paragraph-rsid="0116d5f9" fo:background-color="#ffff00"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fo:font-weight="normal" officeooo:rsid="00ef9909" officeooo:paragraph-rsid="0116d5f9" fo:background-color="transparent" style:font-size-asian="12pt" style:font-style-asian="normal" style:font-weight-asian="normal" style:font-size-complex="12pt" style:font-style-complex="normal"/>
    </style:style>
    <style:style style:name="P60" style:family="paragraph" style:parent-style-name="Standard">
      <style:text-properties fo:color="#000000" style:font-name="TeXGyrePagella1" fo:font-size="12pt" fo:language="en" fo:country="GB" fo:font-style="normal" style:text-underline-style="none" fo:font-weight="normal" officeooo:rsid="00f2347f" officeooo:paragraph-rsid="0116d5f9" fo:background-color="transparent" style:font-size-asian="12pt" style:font-style-asian="normal" style:font-weight-asian="normal" style:font-size-complex="12pt" style:font-style-complex="normal"/>
    </style:style>
    <style:style style:name="P61" style:family="paragraph" style:parent-style-name="Standard">
      <style:text-properties fo:color="#000000" style:font-name="TeXGyrePagella1" fo:font-size="12pt" fo:language="en" fo:country="GB" fo:font-style="normal" style:text-underline-style="none" fo:font-weight="normal" officeooo:rsid="00f2c93a" officeooo:paragraph-rsid="0116d5f9" fo:background-color="transparent" style:font-size-asian="12pt" style:font-style-asian="normal" style:font-weight-asian="normal" style:font-size-complex="12pt" style:font-style-complex="normal"/>
    </style:style>
    <style:style style:name="P62" style:family="paragraph" style:parent-style-name="Standard">
      <style:text-properties fo:color="#000000" style:font-name="TeXGyrePagella1" fo:font-size="12pt" fo:language="en" fo:country="GB"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63" style:family="paragraph" style:parent-style-name="Standard">
      <style:text-properties fo:color="#000000" style:font-name="TeXGyrePagella1" fo:font-size="12pt" fo:language="en" fo:country="GB" fo:font-style="normal" style:text-underline-style="none" officeooo:rsid="007213f6" officeooo:paragraph-rsid="0116d5f9" style:font-size-asian="12pt" style:font-style-asian="normal" style:font-size-complex="12pt" style:font-style-complex="normal"/>
    </style:style>
    <style:style style:name="P64" style:family="paragraph" style:parent-style-name="Standard">
      <style:text-properties fo:color="#000000" style:font-name="TeXGyrePagella1" fo:font-size="12pt" fo:language="en" fo:country="US"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65" style:family="paragraph" style:parent-style-name="Standard">
      <style:paragraph-properties fo:text-align="start" style:justify-single-word="false"/>
      <style:text-properties officeooo:paragraph-rsid="00f119d6"/>
    </style:style>
    <style:style style:name="P66" style:family="paragraph" style:parent-style-name="Standard">
      <style:paragraph-properties fo:text-align="start" style:justify-single-word="false"/>
      <style:text-properties officeooo:paragraph-rsid="004d9dc0"/>
    </style:style>
    <style:style style:name="P67" style:family="paragraph" style:parent-style-name="Standard">
      <style:paragraph-properties fo:text-align="start" style:justify-single-word="false"/>
      <style:text-properties officeooo:paragraph-rsid="00f8fdc8"/>
    </style:style>
    <style:style style:name="P68" style:family="paragraph" style:parent-style-name="Standard">
      <style:paragraph-properties fo:text-align="start" style:justify-single-word="false"/>
      <style:text-properties officeooo:paragraph-rsid="00ff43a0"/>
    </style:style>
    <style:style style:name="P69" style:family="paragraph" style:parent-style-name="Standard">
      <style:text-properties fo:language="en" fo:country="US" officeooo:rsid="00f2347f" officeooo:paragraph-rsid="0116d5f9"/>
    </style:style>
    <style:style style:name="P70" style:family="paragraph" style:parent-style-name="Standard">
      <style:text-properties fo:language="en" fo:country="US" officeooo:paragraph-rsid="0116d5f9"/>
    </style:style>
    <style:style style:name="P71" style:family="paragraph" style:parent-style-name="Standard">
      <style:text-properties officeooo:rsid="0105e251" officeooo:paragraph-rsid="0116d5f9"/>
    </style:style>
    <style:style style:name="P72" style:family="paragraph" style:parent-style-name="Standard">
      <style:text-properties officeooo:paragraph-rsid="0116d5f9"/>
    </style:style>
    <style:style style:name="P73" style:family="paragraph" style:parent-style-name="Standard">
      <style:paragraph-properties fo:text-align="justify" style:justify-single-word="false"/>
      <style:text-properties officeooo:rsid="0147c18e" officeooo:paragraph-rsid="0179043e"/>
    </style:style>
    <style:style style:name="P74" style:family="paragraph" style:parent-style-name="Text_20_body">
      <style:text-properties style:font-name="TeXGyrePagella" fo:language="en" fo:country="GB"/>
    </style:style>
    <style:style style:name="P75" style:family="paragraph" style:parent-style-name="Text_20_body">
      <style:paragraph-properties fo:text-align="justify" style:justify-single-word="false"/>
      <style:text-properties style:font-name="TeXGyrePagella" fo:language="en" fo:country="GB" fo:font-style="normal" officeooo:rsid="003f3e3f" officeooo:paragraph-rsid="005b78ee" style:font-style-asian="normal" style:font-style-complex="normal"/>
    </style:style>
    <style:style style:name="P76" style:family="paragraph" style:parent-style-name="Text_20_body">
      <style:paragraph-properties fo:text-align="justify" style:justify-single-word="false"/>
      <style:text-properties style:font-name="TeXGyrePagella" fo:language="en" fo:country="GB" fo:font-style="normal" officeooo:rsid="003f3e3f" officeooo:paragraph-rsid="00608b10" style:font-style-asian="normal" style:font-style-complex="normal"/>
    </style:style>
    <style:style style:name="P77" style:family="paragraph" style:parent-style-name="Text_20_body">
      <style:paragraph-properties fo:text-align="justify" style:justify-single-word="false"/>
      <style:text-properties style:font-name="TeXGyrePagella" fo:language="en" fo:country="GB" fo:font-style="normal" officeooo:rsid="0051192e" officeooo:paragraph-rsid="0051192e" style:font-style-asian="normal" style:font-style-complex="normal"/>
    </style:style>
    <style:style style:name="P78"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101e50e" style:font-style-asian="normal" style:font-weight-asian="normal" style:font-style-complex="normal" style:font-weight-complex="normal"/>
    </style:style>
    <style:style style:name="P79"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05b78ee" style:font-style-asian="normal" style:font-weight-asian="normal" style:font-style-complex="normal" style:font-weight-complex="normal"/>
    </style:style>
    <style:style style:name="P80" style:family="paragraph" style:parent-style-name="Text_20_body">
      <style:text-properties style:font-name="TeXGyrePagella" fo:language="en" fo:country="GB" officeooo:rsid="0011eec6" officeooo:paragraph-rsid="0011eec6"/>
    </style:style>
    <style:style style:name="P81" style:family="paragraph" style:parent-style-name="Text_20_body">
      <style:text-properties style:font-name="TeXGyrePagella" fo:language="en" fo:country="GB" officeooo:rsid="001c6a44" officeooo:paragraph-rsid="001c6a44"/>
    </style:style>
    <style:style style:name="P82" style:family="paragraph" style:parent-style-name="Text_20_body">
      <style:text-properties style:font-name="TeXGyrePagella" fo:language="en" fo:country="GB" officeooo:rsid="001c866e" officeooo:paragraph-rsid="001c866e"/>
    </style:style>
    <style:style style:name="P83" style:family="paragraph" style:parent-style-name="Text_20_body">
      <style:text-properties style:font-name="TeXGyrePagella" fo:language="en" fo:country="GB" officeooo:rsid="001db2dd" officeooo:paragraph-rsid="001db2dd"/>
    </style:style>
    <style:style style:name="P84" style:family="paragraph" style:parent-style-name="Text_20_body">
      <style:paragraph-properties fo:text-align="justify" style:justify-single-word="false"/>
      <style:text-properties style:font-name="TeXGyrePagella" fo:language="en" fo:country="GB" officeooo:rsid="003f3e3f" officeooo:paragraph-rsid="005b78ee"/>
    </style:style>
    <style:style style:name="P85" style:family="paragraph" style:parent-style-name="Text_20_body">
      <style:paragraph-properties fo:text-align="justify" style:justify-single-word="false"/>
      <style:text-properties style:font-name="TeXGyrePagella" fo:language="en" fo:country="GB" officeooo:paragraph-rsid="00644b2d"/>
    </style:style>
    <style:style style:name="P86" style:family="paragraph" style:parent-style-name="Text_20_body">
      <style:paragraph-properties fo:text-align="justify" style:justify-single-word="false"/>
      <style:text-properties style:font-name="TeXGyrePagella" fo:language="en" fo:country="GB" officeooo:paragraph-rsid="0067e08e"/>
    </style:style>
    <style:style style:name="P87" style:family="paragraph" style:parent-style-name="Text_20_body">
      <style:paragraph-properties fo:text-align="justify" style:justify-single-word="false"/>
      <style:text-properties style:font-name="TeXGyrePagella" fo:language="en" fo:country="GB" officeooo:rsid="0067e08e" officeooo:paragraph-rsid="00644b2d"/>
    </style:style>
    <style:style style:name="P88" style:family="paragraph" style:parent-style-name="Text_20_body">
      <style:text-properties style:font-name="TeXGyrePagella" fo:language="en" fo:country="GB" officeooo:rsid="001545cd" officeooo:paragraph-rsid="009af862"/>
    </style:style>
    <style:style style:name="P89" style:family="paragraph" style:parent-style-name="Text_20_body">
      <style:paragraph-properties fo:text-align="justify" style:justify-single-word="false"/>
      <style:text-properties style:font-name="TeXGyrePagella" fo:language="en" fo:country="GB" officeooo:rsid="0057d98e" officeooo:paragraph-rsid="0057d98e"/>
    </style:style>
    <style:style style:name="P90" style:family="paragraph" style:parent-style-name="Text_20_body">
      <style:paragraph-properties fo:text-align="justify" style:justify-single-word="false"/>
      <style:text-properties style:font-name="TeXGyrePagella" fo:language="en" fo:country="GB" officeooo:rsid="00532fd1" officeooo:paragraph-rsid="00fa32e4"/>
    </style:style>
    <style:style style:name="P91" style:family="paragraph" style:parent-style-name="Text_20_body">
      <style:text-properties style:font-name="TeXGyrePagella" officeooo:rsid="010eef53" officeooo:paragraph-rsid="011316aa"/>
    </style:style>
    <style:style style:name="P92" style:family="paragraph" style:parent-style-name="Text_20_body">
      <style:paragraph-properties fo:text-align="justify" style:justify-single-word="false"/>
      <style:text-properties officeooo:paragraph-rsid="0069bf78"/>
    </style:style>
    <style:style style:name="P93" style:family="paragraph" style:parent-style-name="Text_20_body">
      <style:paragraph-properties fo:text-align="justify" style:justify-single-word="false"/>
      <style:text-properties officeooo:paragraph-rsid="0067e08e"/>
    </style:style>
    <style:style style:name="P94" style:family="paragraph" style:parent-style-name="Text_20_body">
      <style:paragraph-properties fo:text-align="justify" style:justify-single-word="false">
        <style:tab-stops>
          <style:tab-stop style:position="-0.106cm"/>
        </style:tab-stops>
      </style:paragraph-properties>
      <style:text-properties officeooo:paragraph-rsid="0102d7b1"/>
    </style:style>
    <style:style style:name="P95" style:family="paragraph" style:parent-style-name="Text_20_body">
      <style:paragraph-properties fo:text-align="justify" style:justify-single-word="false">
        <style:tab-stops>
          <style:tab-stop style:position="-0.106cm"/>
        </style:tab-stops>
      </style:paragraph-properties>
      <style:text-properties officeooo:paragraph-rsid="010d405f"/>
    </style:style>
    <style:style style:name="P96" style:family="paragraph" style:parent-style-name="Text_20_body">
      <style:paragraph-properties fo:text-align="justify" style:justify-single-word="false"/>
      <style:text-properties officeooo:paragraph-rsid="0141ff3f"/>
    </style:style>
    <style:style style:name="P97"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056d615" style:font-style-asian="normal" style:font-style-complex="normal"/>
    </style:style>
    <style:style style:name="P98"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06253e2" style:font-style-asian="normal" style:font-style-complex="normal"/>
    </style:style>
    <style:style style:name="P99"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116d5f9" style:font-size-asian="10.5pt" style:font-style-asian="normal" style:font-size-complex="12pt" style:font-style-complex="normal"/>
    </style:style>
    <style:style style:name="P100"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101"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102"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116d5f9" style:font-name-asian="Droid Sans Fallback" style:font-size-asian="12pt" style:font-style-asian="normal" style:font-weight-asian="normal" style:font-name-complex="FreeSans" style:font-size-complex="12pt" style:font-style-complex="normal" style:font-weight-complex="normal"/>
    </style:style>
    <style:style style:name="P103"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1020795" fo:background-color="#ffff00" style:font-size-asian="12pt" style:font-style-asian="normal" style:font-weight-asian="normal" style:font-size-complex="12pt" style:font-style-complex="normal"/>
    </style:style>
    <style:style style:name="P104"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10d405f" fo:background-color="transparent" style:font-size-asian="12pt" style:font-style-asian="normal" style:font-weight-asian="normal" style:font-size-complex="12pt" style:font-style-complex="normal" style:font-weight-complex="normal"/>
    </style:style>
    <style:style style:name="P105" style:family="paragraph" style:parent-style-name="Text_20_body">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06" style:family="paragraph" style:parent-style-name="Text_20_body">
      <style:text-properties fo:color="#000000" style:font-name="TeXGyrePagella1"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07" style:family="paragraph" style:parent-style-name="Text_20_body">
      <style:text-properties fo:color="#000000" style:font-name="TeXGyrePagella1" fo:font-size="12pt" fo:language="en" fo:country="GB" fo:font-style="normal" style:text-underline-style="none" fo:font-weight="normal" officeooo:rsid="00f57186" officeooo:paragraph-rsid="0116d5f9" style:font-size-asian="12pt" style:font-style-asian="normal" style:font-weight-asian="normal" style:font-size-complex="12pt" style:font-style-complex="normal"/>
    </style:style>
    <style:style style:name="P108" style:family="paragraph" style:parent-style-name="Text_20_body">
      <style:text-properties fo:color="#000000" style:font-name="TeXGyrePagella1"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109" style:family="paragraph" style:parent-style-name="Text_20_body">
      <style:text-properties fo:color="#000000" style:font-name="TeXGyrePagella1" fo:font-size="12pt" fo:language="en" fo:country="GB" fo:font-style="normal" style:text-underline-style="none" fo:font-weight="normal" officeooo:rsid="008cb29a" officeooo:paragraph-rsid="0138ed49" style:font-size-asian="12pt" style:font-style-asian="normal" style:font-weight-asian="normal" style:font-size-complex="12pt" style:font-style-complex="normal"/>
    </style:style>
    <style:style style:name="P110" style:family="paragraph" style:parent-style-name="Text_20_body">
      <style:text-properties fo:color="#000000" style:font-name="TeXGyrePagella1" fo:font-size="12pt" fo:language="en" fo:country="GB" fo:font-style="normal" style:text-underline-style="none" fo:font-weight="normal" officeooo:rsid="00f62ede" officeooo:paragraph-rsid="0116d5f9" style:font-size-asian="12pt" style:font-style-asian="normal" style:font-weight-asian="normal" style:font-size-complex="12pt" style:font-style-complex="normal"/>
    </style:style>
    <style:style style:name="P111" style:family="paragraph" style:parent-style-name="Text_20_body">
      <style:text-properties fo:color="#000000" style:font-name="TeXGyrePagella1"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12" style:family="paragraph" style:parent-style-name="Text_20_body">
      <style:text-properties fo:color="#000000" style:font-name="TeXGyrePagella1" fo:font-size="12pt" fo:language="en" fo:country="GB" fo:font-style="normal" style:text-underline-style="none" fo:font-weight="normal" officeooo:rsid="00f8abf6" officeooo:paragraph-rsid="0116d5f9" style:font-size-asian="12pt" style:font-style-asian="normal" style:font-weight-asian="normal" style:font-size-complex="12pt" style:font-style-complex="normal"/>
    </style:style>
    <style:style style:name="P113" style:family="paragraph" style:parent-style-name="Text_20_body">
      <style:text-properties fo:color="#000000" style:font-name="TeXGyrePagella1" fo:font-size="12pt" fo:language="en" fo:country="GB" fo:font-style="normal" style:text-underline-style="none" fo:font-weight="normal" officeooo:rsid="00f8e58b" officeooo:paragraph-rsid="0116d5f9" style:font-size-asian="12pt" style:font-style-asian="normal" style:font-weight-asian="normal" style:font-size-complex="12pt" style:font-style-complex="normal"/>
    </style:style>
    <style:style style:name="P114" style:family="paragraph" style:parent-style-name="Text_20_body">
      <style:text-properties fo:color="#000000" style:font-name="TeXGyrePagella1" fo:font-size="12pt" fo:language="en" fo:country="GB" fo:font-style="normal" style:text-underline-style="none" fo:font-weight="normal" officeooo:rsid="008c791b" officeooo:paragraph-rsid="0116d5f9" style:font-size-asian="12pt" style:font-style-asian="normal" style:font-weight-asian="normal" style:font-size-complex="12pt" style:font-style-complex="normal"/>
    </style:style>
    <style:style style:name="P115" style:family="paragraph" style:parent-style-name="Text_20_body">
      <style:text-properties fo:color="#000000" style:font-name="TeXGyrePagella1"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16"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116d5f9" style:font-size-asian="12pt" style:font-style-asian="normal" style:font-weight-asian="bold" style:font-size-complex="12pt" style:font-style-complex="normal" style:font-weight-complex="bold"/>
    </style:style>
    <style:style style:name="P117"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116d5f9" style:font-size-asian="12pt" style:font-style-asian="normal" style:font-weight-asian="normal" style:font-size-complex="12pt" style:font-style-complex="normal"/>
    </style:style>
    <style:style style:name="P11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116d5f9" style:font-size-asian="12pt" style:font-style-asian="normal" style:font-weight-asian="normal" style:font-size-complex="12pt" style:font-style-complex="normal"/>
    </style:style>
    <style:style style:name="P119"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116d5f9" style:font-size-asian="12pt" style:font-style-asian="normal" style:font-weight-asian="normal" style:font-size-complex="12pt" style:font-style-complex="normal"/>
    </style:style>
    <style:style style:name="P120" style:family="paragraph" style:parent-style-name="Text_20_body">
      <style:paragraph-properties fo:text-align="justify" style:justify-single-word="false"/>
      <style:text-properties fo:language="en" fo:country="GB" officeooo:rsid="003f3e3f" officeooo:paragraph-rsid="005b78ee"/>
    </style:style>
    <style:style style:name="P121" style:family="paragraph" style:parent-style-name="Text_20_body">
      <style:text-properties fo:language="en" fo:country="GB" officeooo:rsid="008d0caf" officeooo:paragraph-rsid="0116d5f9"/>
    </style:style>
    <style:style style:name="P122" style:family="paragraph" style:parent-style-name="Text_20_body">
      <style:text-properties fo:language="en" fo:country="GB" officeooo:rsid="007213f6" officeooo:paragraph-rsid="0116d5f9"/>
    </style:style>
    <style:style style:name="P123" style:family="paragraph" style:parent-style-name="Text_20_body">
      <style:text-properties fo:language="en" fo:country="GB" officeooo:rsid="01027e9e" officeooo:paragraph-rsid="0116d5f9"/>
    </style:style>
    <style:style style:name="P124" style:family="paragraph" style:parent-style-name="Text_20_body">
      <style:text-properties fo:language="en" fo:country="GB" officeooo:paragraph-rsid="0116d5f9"/>
    </style:style>
    <style:style style:name="P125" style:family="paragraph" style:parent-style-name="Text_20_body">
      <style:text-properties officeooo:paragraph-rsid="00e5fd76"/>
    </style:style>
    <style:style style:name="P126" style:family="paragraph" style:parent-style-name="Text_20_body">
      <style:paragraph-properties fo:text-align="start" style:justify-single-word="false"/>
      <style:text-properties officeooo:paragraph-rsid="0101e50e"/>
    </style:style>
    <style:style style:name="P127" style:family="paragraph" style:parent-style-name="Text_20_body">
      <style:paragraph-properties fo:text-align="start" style:justify-single-word="false">
        <style:tab-stops>
          <style:tab-stop style:position="-0.106cm"/>
        </style:tab-stops>
      </style:paragraph-properties>
      <style:text-properties officeooo:paragraph-rsid="010d405f"/>
    </style:style>
    <style:style style:name="P128" style:family="paragraph" style:parent-style-name="Text_20_body">
      <style:text-properties officeooo:paragraph-rsid="0116d5f9"/>
    </style:style>
    <style:style style:name="P129" style:family="paragraph" style:parent-style-name="Text_20_body">
      <style:paragraph-properties fo:text-align="justify" style:justify-single-word="false"/>
      <style:text-properties officeooo:rsid="0147c18e" officeooo:paragraph-rsid="0147c18e"/>
    </style:style>
    <style:style style:name="P130" style:family="paragraph" style:parent-style-name="Table_20_Contents">
      <style:paragraph-properties fo:text-align="start" style:justify-single-word="false"/>
      <style:text-properties style:font-name="TeXGyrePagella" fo:language="en" fo:country="GB" fo:font-style="italic" officeooo:rsid="003f3e3f" officeooo:paragraph-rsid="00fdaaa1" style:font-style-asian="italic" style:font-style-complex="italic"/>
    </style:style>
    <style:style style:name="P131" style:family="paragraph" style:parent-style-name="Table_20_Contents">
      <style:paragraph-properties fo:text-align="justify" style:justify-single-word="false"/>
      <style:text-properties style:font-name="TeXGyrePagella" fo:language="en" fo:country="GB" fo:font-style="italic" officeooo:rsid="003f3e3f" officeooo:paragraph-rsid="005b78ee" style:font-style-asian="italic" style:font-style-complex="italic"/>
    </style:style>
    <style:style style:name="P132" style:family="paragraph" style:parent-style-name="Table_20_Contents">
      <style:paragraph-properties fo:text-align="start" style:justify-single-word="false"/>
      <style:text-properties style:font-name="TeXGyrePagella" fo:language="en" fo:country="GB" officeooo:rsid="0045ebb9" officeooo:paragraph-rsid="0045ebb9"/>
    </style:style>
    <style:style style:name="P133" style:family="paragraph" style:parent-style-name="Table_20_Contents">
      <style:paragraph-properties fo:text-align="start" style:justify-single-word="false"/>
      <style:text-properties style:font-name="TeXGyrePagella" fo:language="en" fo:country="GB" officeooo:rsid="0045ebb9" officeooo:paragraph-rsid="00471c73"/>
    </style:style>
    <style:style style:name="P134" style:family="paragraph" style:parent-style-name="Table_20_Contents">
      <style:paragraph-properties fo:text-align="start" style:justify-single-word="false"/>
      <style:text-properties style:font-name="TeXGyrePagella" fo:language="en" fo:country="GB" fo:font-style="normal" officeooo:rsid="005b78ee" officeooo:paragraph-rsid="005b78ee" style:font-style-asian="normal" style:font-style-complex="normal"/>
    </style:style>
    <style:style style:name="P135" style:family="paragraph" style:parent-style-name="Table_20_Contents">
      <style:paragraph-properties fo:text-align="start" style:justify-single-word="false"/>
      <style:text-properties fo:language="en" fo:country="GB" officeooo:paragraph-rsid="0051192e"/>
    </style:style>
    <style:style style:name="P136" style:family="paragraph" style:parent-style-name="Table_20_Contents">
      <style:paragraph-properties fo:text-align="start" style:justify-single-word="false"/>
      <style:text-properties fo:language="en" fo:country="GB" officeooo:paragraph-rsid="0054a590"/>
    </style:style>
    <style:style style:name="P137" style:family="paragraph" style:parent-style-name="Table_20_Contents">
      <style:paragraph-properties fo:text-align="start" style:justify-single-word="false"/>
      <style:text-properties fo:language="en" fo:country="GB" officeooo:paragraph-rsid="00558aad"/>
    </style:style>
    <style:style style:name="P138" style:family="paragraph" style:parent-style-name="Table_20_Contents">
      <style:paragraph-properties fo:text-align="start" style:justify-single-word="false"/>
      <style:text-properties fo:language="en" fo:country="GB" officeooo:paragraph-rsid="0057d98e"/>
    </style:style>
    <style:style style:name="P139" style:family="paragraph" style:parent-style-name="Table_20_Contents">
      <style:paragraph-properties fo:text-align="start" style:justify-single-word="false"/>
      <style:text-properties fo:language="en" fo:country="GB" officeooo:paragraph-rsid="00608b10"/>
    </style:style>
    <style:style style:name="P140" style:family="paragraph" style:parent-style-name="Table_20_Contents">
      <style:paragraph-properties fo:text-align="start" style:justify-single-word="false"/>
      <style:text-properties fo:language="en" fo:country="GB" officeooo:paragraph-rsid="00644b2d"/>
    </style:style>
    <style:style style:name="P141" style:family="paragraph" style:parent-style-name="Table_20_Contents">
      <style:paragraph-properties fo:text-align="start" style:justify-single-word="false"/>
      <style:text-properties fo:language="en" fo:country="GB" officeooo:paragraph-rsid="0067e08e"/>
    </style:style>
    <style:style style:name="P142" style:family="paragraph" style:parent-style-name="Table_20_Contents">
      <style:paragraph-properties fo:text-align="start" style:justify-single-word="false"/>
      <style:text-properties fo:language="en" fo:country="GB" officeooo:paragraph-rsid="010d405f"/>
    </style:style>
    <style:style style:name="P143" style:family="paragraph" style:parent-style-name="Table_20_Contents">
      <style:paragraph-properties fo:text-align="justify" style:justify-single-word="false"/>
      <style:text-properties fo:language="en" fo:country="GB" officeooo:paragraph-rsid="005b78ee"/>
    </style:style>
    <style:style style:name="P144" style:family="paragraph" style:parent-style-name="Table_20_Contents">
      <style:paragraph-properties fo:text-align="start" style:justify-single-word="false"/>
      <style:text-properties officeooo:paragraph-rsid="010d405f"/>
    </style:style>
    <style:style style:name="P145"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46"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47"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48"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49"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50" style:family="paragraph" style:parent-style-name="Standard">
      <style:paragraph-properties fo:text-align="justify" style:justify-single-word="false" fo:break-before="column"/>
      <style:text-properties style:font-name="TeXGyrePagella" fo:language="en" fo:country="GB" fo:font-style="normal" officeooo:rsid="0056a42c" officeooo:paragraph-rsid="0056a42c" style:font-style-asian="normal" style:font-style-complex="normal"/>
    </style:style>
    <style:style style:name="P151"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152"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116d5f9" fo:background-color="#ffff00" style:font-size-asian="12pt" style:font-style-asian="normal" style:font-weight-asian="normal" style:font-size-complex="12pt" style:font-style-complex="normal"/>
    </style:style>
    <style:style style:name="P153" style:family="paragraph" style:parent-style-name="Preformatted_20_Text">
      <style:text-properties fo:color="#000000" style:font-name="TeXGyrePagella1" fo:font-size="12pt" fo:language="en" fo:country="GB" fo:font-style="normal" style:text-underline-style="none" fo:font-weight="normal" officeooo:rsid="00ef9909" officeooo:paragraph-rsid="0116d5f9" fo:background-color="transparent" style:font-name-asian="Droid Sans Fallback1" style:font-size-asian="12pt" style:font-style-asian="normal" style:font-weight-asian="normal" style:font-name-complex="Liberation Mono" style:font-size-complex="12pt" style:font-style-complex="normal"/>
    </style:style>
    <style:style style:name="P154" style:family="paragraph" style:parent-style-name="Preformatted_20_Text">
      <style:text-properties fo:color="#000000" style:font-name="TeXGyrePagella1"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55" style:family="paragraph" style:parent-style-name="Preformatted_20_Text">
      <style:text-properties fo:color="#000000" style:font-name="TeXGyrePagella1"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56" style:family="paragraph" style:parent-style-name="Preformatted_20_Text">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57" style:family="paragraph" style:parent-style-name="Preformatted_20_Text">
      <style:text-properties fo:color="#000000" style:font-name="TeXGyrePagella1"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158" style:family="paragraph" style:parent-style-name="Preformatted_20_Text">
      <style:text-properties fo:color="#000000" style:font-name="TeXGyrePagella1"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59" style:family="paragraph" style:parent-style-name="Preformatted_20_Text">
      <style:text-properties fo:color="#000000" style:font-name="TeXGyrePagella1" fo:font-size="12pt" fo:language="en" fo:country="GB" fo:font-style="normal" style:text-underline-style="none" fo:font-weight="normal" officeooo:rsid="0105e251" officeooo:paragraph-rsid="0116d5f9" style:font-name-asian="Droid Sans Fallback1" style:font-size-asian="12pt" style:font-style-asian="normal" style:font-weight-asian="normal" style:font-name-complex="Liberation Mono" style:font-size-complex="12pt" style:font-style-complex="normal"/>
    </style:style>
    <style:style style:name="P160"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116d5f9" style:font-size-asian="12pt" style:font-style-asian="normal" style:font-weight-asian="bold" style:font-size-complex="12pt" style:font-style-complex="normal" style:font-weight-complex="bold"/>
    </style:style>
    <style:style style:name="P161"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162"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163" style:family="paragraph" style:parent-style-name="Preformatted_20_Text">
      <style:text-properties fo:color="#000000" style:font-name="TeXGyrePagella" fo:font-size="12pt" fo:language="en" fo:country="GB" fo:font-style="normal" style:text-underline-style="none" officeooo:rsid="0079871e" officeooo:paragraph-rsid="0116d5f9" style:font-size-asian="10.5pt" style:font-style-asian="normal" style:font-size-complex="12pt" style:font-style-complex="normal"/>
    </style:style>
    <style:style style:name="P164" style:family="paragraph" style:parent-style-name="Preformatted_20_Text">
      <style:text-properties fo:color="#000000" style:font-name="TeXGyrePagella" fo:font-size="12pt" fo:language="en" fo:country="GB" fo:font-style="normal" style:text-underline-style="none" officeooo:paragraph-rsid="0116d5f9" style:font-size-asian="10.5pt" style:font-style-asian="normal" style:font-size-complex="12pt" style:font-style-complex="normal"/>
    </style:style>
    <style:style style:name="P165" style:family="paragraph" style:parent-style-name="Preformatted_20_Text">
      <style:text-properties fo:color="#000000" style:font-name="TeXGyrePagella" fo:font-size="12pt" fo:language="en" fo:country="GB" fo:font-style="normal" style:text-underline-style="none" officeooo:rsid="0079871e" officeooo:paragraph-rsid="0116d5f9" style:font-name-asian="Droid Sans Fallback1" style:font-size-asian="10.5pt" style:font-style-asian="normal" style:font-name-complex="Liberation Mono" style:font-size-complex="12pt" style:font-style-complex="normal"/>
    </style:style>
    <style:style style:name="P166" style:family="paragraph" style:parent-style-name="Preformatted_20_Text">
      <style:text-properties fo:color="#000000" style:font-name="TeXGyrePagella" fo:font-size="12pt" fo:language="en" fo:country="GB" fo:font-style="normal" style:text-underline-style="none" officeooo:paragraph-rsid="0116d5f9" style:font-name-asian="Droid Sans Fallback1" style:font-size-asian="10.5pt" style:font-style-asian="normal" style:font-name-complex="Liberation Mono" style:font-size-complex="12pt" style:font-style-complex="normal"/>
    </style:style>
    <style:style style:name="P167"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116d5f9" style:font-size-asian="10.5pt" style:font-size-complex="12pt"/>
    </style:style>
    <style:style style:name="P168" style:family="paragraph" style:parent-style-name="Preformatted_20_Text">
      <style:text-properties fo:language="en" fo:country="GB" officeooo:rsid="0079871e" officeooo:paragraph-rsid="0116d5f9"/>
    </style:style>
    <style:style style:name="P169" style:family="paragraph" style:parent-style-name="Preformatted_20_Text">
      <style:text-properties fo:language="en" fo:country="GB" officeooo:paragraph-rsid="0116d5f9"/>
    </style:style>
    <style:style style:name="P170" style:family="paragraph" style:parent-style-name="Preformatted_20_Text">
      <style:text-properties officeooo:rsid="0105e251" officeooo:paragraph-rsid="0116d5f9"/>
    </style:style>
    <style:style style:name="P171" style:family="paragraph" style:parent-style-name="Preformatted_20_Text">
      <style:paragraph-properties fo:text-align="justify" style:justify-single-word="false"/>
      <style:text-properties officeooo:rsid="0105e251" officeooo:paragraph-rsid="013bd8bd"/>
    </style:style>
    <style:style style:name="P172" style:family="paragraph" style:parent-style-name="Preformatted_20_Text">
      <style:text-properties officeooo:paragraph-rsid="0116d5f9"/>
    </style:style>
    <style:style style:name="P173" style:family="paragraph" style:parent-style-name="Preformatted_20_Text">
      <style:paragraph-properties fo:text-align="justify" style:justify-single-word="false"/>
      <style:text-properties style:font-name="TeXGyrePagella" officeooo:rsid="0105e251" officeooo:paragraph-rsid="013bd8bd"/>
    </style:style>
    <style:style style:name="P174" style:family="paragraph" style:parent-style-name="Preformatted_20_Text">
      <style:paragraph-properties fo:text-align="justify" style:justify-single-word="false"/>
      <style:text-properties style:font-name="TeXGyrePagella" officeooo:rsid="0105e251" officeooo:paragraph-rsid="013d4b12"/>
    </style:style>
    <style:style style:name="P175" style:family="paragraph" style:parent-style-name="Preformatted_20_Text">
      <style:paragraph-properties fo:text-align="justify" style:justify-single-word="false"/>
      <style:text-properties style:font-name="TeXGyrePagella" officeooo:rsid="0105e251" officeooo:paragraph-rsid="01256e48"/>
    </style:style>
    <style:style style:name="P176" style:family="paragraph" style:parent-style-name="Preformatted_20_Text">
      <style:paragraph-properties fo:text-align="justify" style:justify-single-word="false"/>
      <style:text-properties style:font-name="TeXGyrePagella" officeooo:rsid="0105e251" officeooo:paragraph-rsid="01263a32"/>
    </style:style>
    <style:style style:name="P177" style:family="paragraph" style:parent-style-name="Preformatted_20_Text">
      <style:paragraph-properties fo:text-align="justify" style:justify-single-word="false"/>
      <style:text-properties style:font-name="TeXGyrePagella" officeooo:rsid="0105e251" officeooo:paragraph-rsid="0133d062"/>
    </style:style>
    <style:style style:name="P178" style:family="paragraph" style:parent-style-name="Preformatted_20_Text">
      <style:paragraph-properties fo:text-align="justify" style:justify-single-word="false"/>
      <style:text-properties style:font-name="TeXGyrePagella" officeooo:rsid="0105e251" officeooo:paragraph-rsid="01349b80"/>
    </style:style>
    <style:style style:name="P179" style:family="paragraph" style:parent-style-name="Preformatted_20_Text">
      <style:paragraph-properties fo:text-align="justify" style:justify-single-word="false"/>
      <style:text-properties style:font-name="TeXGyrePagella" officeooo:rsid="0105e251" officeooo:paragraph-rsid="013e18bf"/>
    </style:style>
    <style:style style:name="P180" style:family="paragraph" style:parent-style-name="Preformatted_20_Text">
      <style:paragraph-properties fo:text-align="justify" style:justify-single-word="false"/>
      <style:text-properties style:font-name="TeXGyrePagella" officeooo:rsid="0105e251" officeooo:paragraph-rsid="01467843"/>
    </style:style>
    <style:style style:name="P181" style:family="paragraph" style:parent-style-name="Preformatted_20_Text">
      <style:paragraph-properties fo:text-align="justify" style:justify-single-word="false"/>
      <style:text-properties style:font-name="TeXGyrePagella" officeooo:rsid="0105e251" officeooo:paragraph-rsid="0148e55e"/>
    </style:style>
    <style:style style:name="P182" style:family="paragraph" style:parent-style-name="Preformatted_20_Text">
      <style:paragraph-properties fo:text-align="justify" style:justify-single-word="false"/>
      <style:text-properties style:font-name="TeXGyrePagella" officeooo:rsid="0105e251" officeooo:paragraph-rsid="014dff77"/>
    </style:style>
    <style:style style:name="P183" style:family="paragraph" style:parent-style-name="Preformatted_20_Text">
      <style:paragraph-properties fo:text-align="justify" style:justify-single-word="false"/>
      <style:text-properties style:font-name="TeXGyrePagella" officeooo:rsid="0105e251" officeooo:paragraph-rsid="014f0ad1"/>
    </style:style>
    <style:style style:name="P184" style:family="paragraph" style:parent-style-name="Preformatted_20_Text">
      <style:paragraph-properties fo:text-align="justify" style:justify-single-word="false"/>
      <style:text-properties style:font-name="TeXGyrePagella" officeooo:rsid="0105e251" officeooo:paragraph-rsid="0153af70"/>
    </style:style>
    <style:style style:name="P185" style:family="paragraph" style:parent-style-name="Preformatted_20_Text">
      <style:paragraph-properties fo:text-align="justify" style:justify-single-word="false"/>
      <style:text-properties style:font-name="TeXGyrePagella" officeooo:rsid="0105e251" officeooo:paragraph-rsid="0159a527"/>
    </style:style>
    <style:style style:name="P186" style:family="paragraph" style:parent-style-name="Preformatted_20_Text">
      <style:paragraph-properties fo:text-align="justify" style:justify-single-word="false"/>
      <style:text-properties style:font-name="TeXGyrePagella" officeooo:rsid="0105e251" officeooo:paragraph-rsid="0179043e"/>
    </style:style>
    <style:style style:name="P187" style:family="paragraph" style:parent-style-name="Preformatted_20_Text">
      <style:paragraph-properties fo:text-align="justify" style:justify-single-word="false"/>
      <style:text-properties style:font-name="TeXGyrePagella" officeooo:rsid="0105e251" officeooo:paragraph-rsid="017c07ff"/>
    </style:style>
    <style:style style:name="P188" style:family="paragraph" style:parent-style-name="Preformatted_20_Text">
      <style:paragraph-properties fo:text-align="justify" style:justify-single-word="false"/>
      <style:text-properties style:font-name="TeXGyrePagella" officeooo:rsid="0105e251" officeooo:paragraph-rsid="017d6cb9"/>
    </style:style>
    <style:style style:name="P189"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90"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91"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192"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193"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194"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195"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196"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197" style:family="paragraph" style:parent-style-name="Preformatted_20_Text">
      <style:paragraph-properties fo:text-align="justify" style:justify-single-word="false"/>
      <style:text-properties style:font-name="TeXGyrePagella" fo:font-size="12pt" fo:font-style="italic" officeooo:rsid="018ad4bb" officeooo:paragraph-rsid="018ad4bb" style:font-size-asian="10.5pt" style:font-style-asian="italic" style:font-size-complex="12pt" style:font-style-complex="italic"/>
    </style:style>
    <style:style style:name="P198"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199" style:family="paragraph" style:parent-style-name="Preformatted_20_Text">
      <style:paragraph-properties fo:text-align="justify" style:justify-single-word="false"/>
      <style:text-properties officeooo:paragraph-rsid="013e18bf"/>
    </style:style>
    <style:style style:name="P200" style:family="paragraph" style:parent-style-name="Preformatted_20_Text">
      <style:paragraph-properties fo:text-align="justify" style:justify-single-word="false"/>
      <style:text-properties officeooo:paragraph-rsid="01467843"/>
    </style:style>
    <style:style style:name="P201" style:family="paragraph" style:parent-style-name="Preformatted_20_Text">
      <style:paragraph-properties fo:text-align="justify" style:justify-single-word="false"/>
      <style:text-properties officeooo:paragraph-rsid="014f803c"/>
    </style:style>
    <style:style style:name="P202" style:family="paragraph" style:parent-style-name="Preformatted_20_Text">
      <style:paragraph-properties fo:text-align="justify" style:justify-single-word="false"/>
      <style:text-properties officeooo:paragraph-rsid="0158696e"/>
    </style:style>
    <style:style style:name="P203" style:family="paragraph" style:parent-style-name="Preformatted_20_Text">
      <style:paragraph-properties fo:text-align="justify" style:justify-single-word="false"/>
      <style:text-properties officeooo:paragraph-rsid="0167ee9b"/>
    </style:style>
    <style:style style:name="P204" style:family="paragraph" style:parent-style-name="Preformatted_20_Text">
      <style:paragraph-properties fo:text-align="justify" style:justify-single-word="false"/>
      <style:text-properties officeooo:paragraph-rsid="016810aa"/>
    </style:style>
    <style:style style:name="P205" style:family="paragraph" style:parent-style-name="Preformatted_20_Text">
      <style:paragraph-properties fo:text-align="justify" style:justify-single-word="false"/>
      <style:text-properties officeooo:paragraph-rsid="016b3bb4"/>
    </style:style>
    <style:style style:name="P206" style:family="paragraph" style:parent-style-name="Preformatted_20_Text">
      <style:paragraph-properties fo:text-align="justify" style:justify-single-word="false"/>
      <style:text-properties officeooo:paragraph-rsid="0179043e"/>
    </style:style>
    <style:style style:name="P207" style:family="paragraph" style:parent-style-name="Preformatted_20_Text">
      <style:paragraph-properties fo:text-align="justify" style:justify-single-word="false"/>
      <style:text-properties officeooo:rsid="0147c18e" officeooo:paragraph-rsid="0148e55e"/>
    </style:style>
    <style:style style:name="P208" style:family="paragraph" style:parent-style-name="Preformatted_20_Text">
      <style:paragraph-properties fo:text-align="justify" style:justify-single-word="false"/>
      <style:text-properties officeooo:rsid="0159a527" officeooo:paragraph-rsid="015c838a"/>
    </style:style>
    <style:style style:name="P209"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210"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211"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212"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116d5f9" style:font-name-asian="Droid Sans Fallback1" style:font-size-asian="10pt" style:font-style-asian="normal" style:font-name-complex="Liberation Mono" style:font-size-complex="10pt" style:font-style-complex="normal"/>
    </style:style>
    <style:style style:name="P213"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214"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215" style:family="paragraph" style:parent-style-name="Preformatted_20_Text">
      <style:paragraph-properties fo:margin-top="0cm" fo:margin-bottom="0.499cm" style:contextual-spacing="false"/>
      <style:text-properties fo:language="en" fo:country="GB" officeooo:paragraph-rsid="0116d5f9"/>
    </style:style>
    <style:style style:name="P216" style:family="paragraph" style:parent-style-name="Preformatted_20_Text">
      <style:paragraph-properties fo:margin-top="0cm" fo:margin-bottom="0.499cm" style:contextual-spacing="false"/>
      <style:text-properties officeooo:rsid="0105e251" officeooo:paragraph-rsid="0116d5f9"/>
    </style:style>
    <style:style style:name="P217" style:family="paragraph" style:parent-style-name="Preformatted_20_Text">
      <style:paragraph-properties fo:margin-top="0cm" fo:margin-bottom="0.499cm" style:contextual-spacing="false"/>
      <style:text-properties officeooo:paragraph-rsid="0116d5f9"/>
    </style:style>
    <style:style style:name="P218"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219" style:family="paragraph" style:parent-style-name="Illustration">
      <style:paragraph-properties fo:text-align="center" style:justify-single-word="false"/>
      <style:text-properties fo:language="en" fo:country="GB"/>
    </style:style>
    <style:style style:name="P220" style:family="paragraph" style:parent-style-name="Illustration">
      <style:paragraph-properties fo:text-align="center" style:justify-single-word="false"/>
    </style:style>
    <style:style style:name="P221" style:family="paragraph" style:parent-style-name="Illustration">
      <style:paragraph-properties fo:text-align="center" style:justify-single-word="false"/>
      <style:text-properties style:font-name="TeXGyrePagella"/>
    </style:style>
    <style:style style:name="P222" style:family="paragraph" style:parent-style-name="Text_20_body" style:list-style-name="L2">
      <style:text-properties officeooo:paragraph-rsid="0116d5f9"/>
    </style:style>
    <style:style style:name="P223" style:family="paragraph" style:parent-style-name="Text_20_body" style:list-style-name="L3">
      <style:text-properties officeooo:paragraph-rsid="0116d5f9"/>
    </style:style>
    <style:style style:name="P224" style:family="paragraph" style:parent-style-name="Text_20_body" style:list-style-name="L4">
      <style:text-properties officeooo:paragraph-rsid="0116d5f9"/>
    </style:style>
    <style:style style:name="P225" style:family="paragraph" style:parent-style-name="Text_20_body" style:list-style-name="L5">
      <style:text-properties officeooo:paragraph-rsid="0116d5f9"/>
    </style:style>
    <style:style style:name="P226" style:family="paragraph" style:parent-style-name="Text_20_body" style:list-style-name="L6">
      <style:text-properties officeooo:paragraph-rsid="0116d5f9"/>
    </style:style>
    <style:style style:name="P227"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228"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229" style:family="paragraph" style:parent-style-name="Text_20_body" style:list-style-name="L8">
      <style:text-properties officeooo:paragraph-rsid="0116d5f9"/>
    </style:style>
    <style:style style:name="P230" style:family="paragraph" style:parent-style-name="Text_20_body" style:list-style-name="L6">
      <style:paragraph-properties fo:margin-top="0cm" fo:margin-bottom="0cm" style:contextual-spacing="false"/>
      <style:text-properties officeooo:paragraph-rsid="0116d5f9"/>
    </style:style>
    <style:style style:name="P231"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011eec6" style:font-name-asian="Droid Sans Fallback" style:font-size-asian="22pt" style:font-style-asian="italic" style:font-weight-asian="bold" style:font-name-complex="FreeSans" style:font-size-complex="22pt" style:font-style-complex="italic" style:font-weight-complex="bold"/>
    </style:style>
    <style:style style:name="P232" style:family="paragraph" style:parent-style-name="Heading_20_1">
      <style:text-properties style:font-name="TeXGyrePagella" fo:font-size="20pt" fo:language="en" fo:country="GB" style:text-underline-style="solid" style:text-underline-width="auto" style:text-underline-color="font-color" officeooo:rsid="008d0caf" officeooo:paragraph-rsid="0116d5f9" style:font-size-asian="20pt" style:font-size-complex="20pt"/>
    </style:style>
    <style:style style:name="P233" style:family="paragraph" style:parent-style-name="Heading_20_1">
      <style:paragraph-properties fo:text-align="start" style:justify-single-word="false"/>
      <style:text-properties fo:language="en" fo:country="GB" officeooo:paragraph-rsid="001d3a58"/>
    </style:style>
    <style:style style:name="P234" style:family="paragraph" style:parent-style-name="Heading_20_1">
      <style:text-properties officeooo:paragraph-rsid="0116d5f9"/>
    </style:style>
    <style:style style:name="P235" style:family="paragraph" style:parent-style-name="Heading_20_1">
      <style:text-properties fo:color="#000000" style:font-name="TeXGyrePagella1"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236"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237"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style:font-size-asian="20pt"/>
    </style:style>
    <style:style style:name="P238" style:family="paragraph" style:parent-style-name="Heading_20_2">
      <style:text-properties fo:language="en" fo:country="GB" officeooo:paragraph-rsid="0116d5f9"/>
    </style:style>
    <style:style style:name="P239"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116d5f9" style:font-name-asian="Droid Sans Fallback" style:font-size-asian="14pt" style:font-style-asian="normal" style:font-weight-asian="bold" style:font-name-complex="FreeSans" style:font-size-complex="14pt" style:font-style-complex="normal" style:font-weight-complex="bold"/>
    </style:style>
    <style:style style:name="P240" style:family="paragraph" style:parent-style-name="Heading_20_2">
      <style:text-properties officeooo:paragraph-rsid="0116d5f9"/>
    </style:style>
    <style:style style:name="P241" style:family="paragraph" style:parent-style-name="Heading_20_2">
      <style:text-properties fo:font-size="10pt" officeooo:paragraph-rsid="0116d5f9" style:font-size-asian="10pt" style:font-size-complex="10pt"/>
    </style:style>
    <style:style style:name="P242"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243" style:family="paragraph" style:parent-style-name="Heading_20_3" style:list-style-name="L1">
      <style:text-properties fo:language="en" fo:country="GB" officeooo:rsid="0014e32f" officeooo:paragraph-rsid="0014e32f"/>
    </style:style>
    <style:style style:name="P244" style:family="paragraph" style:parent-style-name="Heading_20_3">
      <style:paragraph-properties fo:text-align="justify" style:justify-single-word="false"/>
      <style:text-properties fo:language="en" fo:country="GB" officeooo:paragraph-rsid="0056d615"/>
    </style:style>
    <style:style style:name="P245" style:family="paragraph" style:parent-style-name="Heading_20_3">
      <style:paragraph-properties fo:text-align="justify" style:justify-single-word="false"/>
      <style:text-properties fo:language="en" fo:country="GB" officeooo:paragraph-rsid="006253e2"/>
    </style:style>
    <style:style style:name="P246"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style:font-name-asian="Droid Sans Fallback" style:font-size-asian="20pt" style:font-style-asian="normal" style:font-weight-asian="bold" style:font-name-complex="FreeSans" style:font-size-complex="20pt" style:font-style-complex="normal" style:font-weight-complex="bold"/>
    </style:style>
    <style:style style:name="P247"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011eec6" style:font-name-asian="Droid Sans Fallback" style:font-size-asian="20pt" style:font-style-asian="normal" style:font-weight-asian="bold" style:font-name-complex="FreeSans" style:font-size-complex="20pt" style:font-style-complex="normal" style:font-weight-complex="bold"/>
    </style:style>
    <style:style style:name="P248"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014e32f" style:font-name-asian="Droid Sans Fallback" style:font-size-asian="20pt" style:font-style-asian="normal" style:font-weight-asian="bold" style:font-name-complex="FreeSans" style:font-size-complex="20pt" style:font-style-complex="normal" style:font-weight-complex="bold"/>
    </style:style>
    <style:style style:name="P249"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P250"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04f56ca" style:font-style-asian="normal" style:font-style-complex="normal"/>
    </style:style>
    <style:style style:name="P251"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1020795" style:font-size-asian="14pt" style:font-style-asian="normal" style:font-size-complex="14pt" style:font-style-complex="normal"/>
    </style:style>
    <style:style style:name="P252" style:family="paragraph" style:parent-style-name="Heading_20_3">
      <style:paragraph-properties fo:text-align="justify" style:justify-single-word="false"/>
      <style:text-properties officeooo:paragraph-rsid="004963f3"/>
    </style:style>
    <style:style style:name="P253"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116d5f9" style:font-size-asian="14pt" style:font-size-complex="14pt"/>
    </style:style>
    <style:style style:name="P254"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255"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256"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257"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258"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259" style:family="paragraph" style:parent-style-name="Preformatted_20_Text">
      <style:paragraph-properties fo:text-align="justify" style:justify-single-word="false"/>
      <style:text-properties style:font-name="TeXGyrePagella" fo:font-size="12pt" fo:font-style="normal" officeooo:rsid="018c2d06" officeooo:paragraph-rsid="018ad4bb" style:font-size-asian="10.5pt" style:font-style-asian="normal" style:font-size-complex="12pt" style:font-style-complex="normal"/>
    </style:style>
    <style:style style:name="P260" style:family="paragraph" style:parent-style-name="Preformatted_20_Text">
      <style:paragraph-properties fo:text-align="justify" style:justify-single-word="false"/>
      <style:text-properties style:font-name="TeXGyrePagella" fo:font-size="12pt" fo:font-style="italic" officeooo:rsid="018c2d06" officeooo:paragraph-rsid="018ad4bb" style:font-size-asian="10.5pt" style:font-style-asian="italic" style:font-size-complex="12pt" style:font-style-complex="italic"/>
    </style:style>
    <style:style style:name="P261"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262"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263"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264" style:family="paragraph" style:parent-style-name="Preformatted_20_Text" style:list-style-name="L10">
      <style:paragraph-properties fo:text-align="justify" style:justify-single-word="false"/>
      <style:text-properties officeooo:paragraph-rsid="01727721"/>
    </style:style>
    <style:style style:name="P265" style:family="paragraph" style:parent-style-name="Preformatted_20_Text" style:list-style-name="L10">
      <style:paragraph-properties fo:text-align="justify" style:justify-single-word="false"/>
      <style:text-properties officeooo:paragraph-rsid="01731f50"/>
    </style:style>
    <style:style style:name="P266" style:family="paragraph" style:parent-style-name="Preformatted_20_Text" style:list-style-name="L10">
      <style:paragraph-properties fo:text-align="justify" style:justify-single-word="false"/>
      <style:text-properties officeooo:paragraph-rsid="0174bb21"/>
    </style:style>
    <style:style style:name="P267"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623fbe" style:font-style-asian="normal" style:font-style-complex="normal"/>
    </style:style>
    <style:style style:name="T33" style:family="text">
      <style:text-properties style:font-name="TeXGyrePagella" fo:font-style="normal" officeooo:rsid="005d2b6b" style:font-style-asian="normal" style:font-style-complex="normal"/>
    </style:style>
    <style:style style:name="T34" style:family="text">
      <style:text-properties style:font-name="TeXGyrePagella" fo:font-style="normal" officeooo:rsid="00f9206a" style:font-style-asian="normal" style:font-style-complex="normal"/>
    </style:style>
    <style:style style:name="T35" style:family="text">
      <style:text-properties style:font-name="TeXGyrePagella" fo:font-style="normal" officeooo:rsid="0141ff3f" style:font-style-asian="normal" style:font-style-complex="normal"/>
    </style:style>
    <style:style style:name="T36" style:family="text">
      <style:text-properties style:font-name="TeXGyrePagella" fo:font-style="normal" officeooo:rsid="0105e251" style:font-style-asian="normal" style:font-style-complex="normal"/>
    </style:style>
    <style:style style:name="T37" style:family="text">
      <style:text-properties style:font-name="TeXGyrePagella" fo:font-style="normal" officeooo:rsid="0143a2c7" style:font-style-asian="normal" style:font-style-complex="normal"/>
    </style:style>
    <style:style style:name="T38" style:family="text">
      <style:text-properties style:font-name="TeXGyrePagella" fo:font-style="normal" fo:font-weight="normal" style:font-style-asian="normal" style:font-weight-asian="normal" style:font-style-complex="normal" style:font-weight-complex="normal"/>
    </style:style>
    <style:style style:name="T39" style:family="text">
      <style:text-properties style:font-name="TeXGyrePagella" fo:font-style="normal" fo:font-weight="normal" officeooo:rsid="00644b2d" style:font-style-asian="normal" style:font-weight-asian="normal" style:font-style-complex="normal" style:font-weight-complex="normal"/>
    </style:style>
    <style:style style:name="T40" style:family="text">
      <style:text-properties style:font-name="TeXGyrePagella" fo:font-style="normal" style:text-underline-style="none" fo:font-weight="normal" style:font-style-asian="normal" style:font-weight-asian="normal" style:font-style-complex="normal" style:font-weight-complex="normal"/>
    </style:style>
    <style:style style:name="T41"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2" style:family="text">
      <style:text-properties style:font-name="TeXGyrePagella" fo:font-style="italic" style:font-style-asian="italic" style:font-style-complex="italic"/>
    </style:style>
    <style:style style:name="T43" style:family="text">
      <style:text-properties style:font-name="TeXGyrePagella" fo:font-style="italic" officeooo:rsid="005b78ee" style:font-style-asian="italic" style:font-style-complex="italic"/>
    </style:style>
    <style:style style:name="T44" style:family="text">
      <style:text-properties style:font-name="TeXGyrePagella" fo:font-style="italic" officeooo:rsid="0141ff3f" style:font-style-asian="italic" style:font-style-complex="italic"/>
    </style:style>
    <style:style style:name="T45" style:family="text">
      <style:text-properties style:font-name="TeXGyrePagella" fo:font-style="italic" officeooo:rsid="0180807a" style:font-size-asian="12pt" style:font-style-asian="italic" style:font-style-complex="italic"/>
    </style:style>
    <style:style style:name="T46"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47" style:family="text">
      <style:text-properties style:font-name="TeXGyrePagella" fo:font-size="12pt" style:font-size-asian="10.5pt" style:font-size-complex="12pt"/>
    </style:style>
    <style:style style:name="T48" style:family="text">
      <style:text-properties style:font-name="TeXGyrePagella" fo:font-size="12pt" officeooo:rsid="0158696e" style:font-size-asian="10.5pt" style:font-size-complex="12pt"/>
    </style:style>
    <style:style style:name="T49" style:family="text">
      <style:text-properties style:font-name="TeXGyrePagella" fo:font-size="12pt" officeooo:rsid="01593ce1" style:font-size-asian="10.5pt" style:font-size-complex="12pt"/>
    </style:style>
    <style:style style:name="T50" style:family="text">
      <style:text-properties style:font-name="TeXGyrePagella" fo:font-size="12pt" officeooo:rsid="015bd032" style:font-size-asian="10.5pt" style:font-size-complex="12pt"/>
    </style:style>
    <style:style style:name="T51" style:family="text">
      <style:text-properties style:font-name="TeXGyrePagella" fo:font-size="12pt" fo:font-style="italic" style:font-size-asian="10.5pt" style:font-style-asian="italic" style:font-size-complex="12pt" style:font-style-complex="italic"/>
    </style:style>
    <style:style style:name="T52" style:family="text">
      <style:text-properties style:font-name="TeXGyrePagella" fo:font-size="12pt" fo:font-style="italic" officeooo:rsid="015c838a" style:font-size-asian="10.5pt" style:font-style-asian="italic" style:font-size-complex="12pt" style:font-style-complex="italic"/>
    </style:style>
    <style:style style:name="T53" style:family="text">
      <style:text-properties style:font-name="TeXGyrePagella" fo:font-size="12pt" fo:font-style="italic" officeooo:rsid="0159a527" style:font-size-asian="10.5pt" style:font-style-asian="italic" style:font-size-complex="12pt" style:font-style-complex="italic"/>
    </style:style>
    <style:style style:name="T54" style:family="text">
      <style:text-properties style:font-name="TeXGyrePagella" fo:font-size="12pt" fo:font-style="italic" officeooo:rsid="016a0de3" style:font-size-asian="10.5pt" style:font-style-asian="italic" style:font-size-complex="12pt" style:font-style-complex="italic"/>
    </style:style>
    <style:style style:name="T55" style:family="text">
      <style:text-properties style:font-name="TeXGyrePagella" fo:font-size="12pt" fo:font-style="italic" officeooo:rsid="016b3bb4" style:font-size-asian="10.5pt" style:font-style-asian="italic" style:font-size-complex="12pt" style:font-style-complex="italic"/>
    </style:style>
    <style:style style:name="T56" style:family="text">
      <style:text-properties style:font-name="TeXGyrePagella" fo:font-size="12pt" fo:font-style="italic" officeooo:rsid="016a0de3" style:font-size-asian="12pt" style:font-style-asian="italic" style:font-size-complex="12pt" style:font-style-complex="italic"/>
    </style:style>
    <style:style style:name="T57" style:family="text">
      <style:text-properties style:font-name="TeXGyrePagella" fo:font-size="12pt" fo:font-style="italic" officeooo:rsid="01727721" style:font-size-asian="12pt" style:font-style-asian="italic" style:font-size-complex="12pt" style:font-style-complex="italic"/>
    </style:style>
    <style:style style:name="T58" style:family="text">
      <style:text-properties style:font-name="TeXGyrePagella" fo:font-size="12pt" fo:font-style="italic" officeooo:rsid="016fa0d7" style:font-size-asian="12pt" style:font-style-asian="italic" style:font-size-complex="12pt" style:font-style-complex="italic"/>
    </style:style>
    <style:style style:name="T59" style:family="text">
      <style:text-properties style:font-name="TeXGyrePagella" fo:font-size="12pt" fo:font-style="italic" officeooo:rsid="01731f50" style:font-size-asian="12pt" style:font-style-asian="italic" style:font-size-complex="12pt" style:font-style-complex="italic"/>
    </style:style>
    <style:style style:name="T60" style:family="text">
      <style:text-properties style:font-name="TeXGyrePagella" fo:font-size="12pt" fo:font-style="italic" officeooo:rsid="0174bb21" style:font-size-asian="12pt" style:font-style-asian="italic" style:font-size-complex="12pt" style:font-style-complex="italic"/>
    </style:style>
    <style:style style:name="T61" style:family="text">
      <style:text-properties style:font-name="TeXGyrePagella" fo:font-size="12pt" fo:font-style="normal" style:font-size-asian="10.5pt" style:font-style-asian="normal" style:font-size-complex="12pt" style:font-style-complex="normal"/>
    </style:style>
    <style:style style:name="T62" style:family="text">
      <style:text-properties style:font-name="TeXGyrePagella" fo:font-size="12pt" fo:font-style="normal" officeooo:rsid="015c838a" style:font-size-asian="10.5pt" style:font-style-asian="normal" style:font-size-complex="12pt" style:font-style-complex="normal"/>
    </style:style>
    <style:style style:name="T63" style:family="text">
      <style:text-properties style:font-name="TeXGyrePagella" fo:font-size="12pt" fo:font-style="normal" officeooo:rsid="016b3bb4" style:font-size-asian="10.5pt" style:font-style-asian="normal" style:font-size-complex="12pt" style:font-style-complex="normal"/>
    </style:style>
    <style:style style:name="T64" style:family="text">
      <style:text-properties style:font-name="TeXGyrePagella" fo:font-size="12pt" fo:font-style="normal" officeooo:rsid="016d6745" style:font-size-asian="12pt" style:font-style-asian="normal" style:font-size-complex="12pt" style:font-style-complex="normal"/>
    </style:style>
    <style:style style:name="T65" style:family="text">
      <style:text-properties style:font-name="TeXGyrePagella" fo:font-size="12pt" fo:font-style="normal" officeooo:rsid="01727721" style:font-size-asian="12pt" style:font-style-asian="normal" style:font-size-complex="12pt" style:font-style-complex="normal"/>
    </style:style>
    <style:style style:name="T66" style:family="text">
      <style:text-properties style:font-name="TeXGyrePagella" fo:font-size="12pt" fo:font-style="normal" officeooo:rsid="016fa0d7" style:font-size-asian="12pt" style:font-style-asian="normal" style:font-size-complex="12pt" style:font-style-complex="normal"/>
    </style:style>
    <style:style style:name="T67" style:family="text">
      <style:text-properties style:font-name="TeXGyrePagella" fo:font-size="12pt" fo:font-style="normal" officeooo:rsid="0172d1b3" style:font-size-asian="12pt" style:font-style-asian="normal" style:font-size-complex="12pt" style:font-style-complex="normal"/>
    </style:style>
    <style:style style:name="T68" style:family="text">
      <style:text-properties style:font-name="TeXGyrePagella" fo:font-size="12pt" fo:font-style="normal" officeooo:rsid="01731f50" style:font-size-asian="12pt" style:font-style-asian="normal" style:font-size-complex="12pt" style:font-style-complex="normal"/>
    </style:style>
    <style:style style:name="T69" style:family="text">
      <style:text-properties style:font-name="TeXGyrePagella" fo:font-size="12pt" fo:font-style="normal" officeooo:rsid="0174bb21" style:font-size-asian="12pt" style:font-style-asian="normal" style:font-size-complex="12pt" style:font-style-complex="normal"/>
    </style:style>
    <style:style style:name="T70" style:family="text">
      <style:text-properties style:font-name="TeXGyrePagella" fo:font-size="12pt" fo:font-style="normal" officeooo:rsid="0179043e" style:font-size-asian="12pt" style:font-style-asian="normal" style:font-size-complex="12pt" style:font-style-complex="normal"/>
    </style:style>
    <style:style style:name="T71" style:family="text">
      <style:text-properties style:font-name="TeXGyrePagella" fo:font-size="12pt" style:font-size-asian="12pt" style:font-size-complex="12pt"/>
    </style:style>
    <style:style style:name="T72" style:family="text">
      <style:text-properties style:font-name="TeXGyrePagella" fo:font-size="12pt" officeooo:rsid="013efdde" style:font-size-asian="12pt" style:font-size-complex="12pt"/>
    </style:style>
    <style:style style:name="T73" style:family="text">
      <style:text-properties style:font-name="TeXGyrePagella" fo:font-size="12pt" officeooo:rsid="0164099c" style:font-size-asian="12pt" style:font-size-complex="12pt"/>
    </style:style>
    <style:style style:name="T74" style:family="text">
      <style:text-properties style:font-name="TeXGyrePagella" fo:font-size="12pt" officeooo:rsid="0164e9d1" style:font-size-asian="12pt" style:font-size-complex="12pt"/>
    </style:style>
    <style:style style:name="T75" style:family="text">
      <style:text-properties style:font-name="TeXGyrePagella" fo:font-size="12pt" officeooo:rsid="016810aa" style:font-size-asian="12pt" style:font-size-complex="12pt"/>
    </style:style>
    <style:style style:name="T76" style:family="text">
      <style:text-properties style:font-name="TeXGyrePagella" fo:font-size="12pt" officeooo:rsid="016a0de3" style:font-size-asian="12pt" style:font-size-complex="12pt"/>
    </style:style>
    <style:style style:name="T77" style:family="text">
      <style:text-properties style:font-name="TeXGyrePagella" fo:font-size="12pt" officeooo:rsid="01727721" style:font-size-asian="12pt" style:font-size-complex="12pt"/>
    </style:style>
    <style:style style:name="T78" style:family="text">
      <style:text-properties style:font-name="TeXGyrePagella" fo:font-size="12pt" officeooo:rsid="017afd12" style:font-size-asian="12pt" style:font-size-complex="12pt"/>
    </style:style>
    <style:style style:name="T79" style:family="text">
      <style:text-properties style:font-name="TeXGyrePagella" officeooo:rsid="0045ebb9"/>
    </style:style>
    <style:style style:name="T80" style:family="text">
      <style:text-properties style:font-name="TeXGyrePagella" officeooo:rsid="00519724"/>
    </style:style>
    <style:style style:name="T81" style:family="text">
      <style:text-properties style:font-name="TeXGyrePagella" officeooo:rsid="0054a590"/>
    </style:style>
    <style:style style:name="T82" style:family="text">
      <style:text-properties style:font-name="TeXGyrePagella" officeooo:rsid="00558aad"/>
    </style:style>
    <style:style style:name="T83" style:family="text">
      <style:text-properties style:font-name="TeXGyrePagella" officeooo:rsid="00644b2d"/>
    </style:style>
    <style:style style:name="T84" style:family="text">
      <style:text-properties style:font-name="TeXGyrePagella" officeooo:rsid="0066380a"/>
    </style:style>
    <style:style style:name="T85" style:family="text">
      <style:text-properties style:font-name="TeXGyrePagella" officeooo:rsid="0067e08e"/>
    </style:style>
    <style:style style:name="T86" style:family="text">
      <style:text-properties style:font-name="TeXGyrePagella" fo:font-size="14pt" fo:language="en" fo:country="GB" officeooo:rsid="001ba9e8" style:font-size-asian="14pt" style:font-size-complex="14pt"/>
    </style:style>
    <style:style style:name="T87" style:family="text">
      <style:text-properties style:font-name="TeXGyrePagella" fo:font-size="14pt" fo:language="en" fo:country="GB" officeooo:rsid="01167cc7" style:font-size-asian="14pt" style:font-size-complex="14pt"/>
    </style:style>
    <style:style style:name="T88" style:family="text">
      <style:text-properties style:font-name="TeXGyrePagella" fo:font-size="14pt" fo:language="en" fo:country="GB" fo:font-style="italic" officeooo:rsid="001ba9e8" style:font-size-asian="14pt" style:font-style-asian="italic" style:font-size-complex="14pt" style:font-style-complex="italic"/>
    </style:style>
    <style:style style:name="T89" style:family="text">
      <style:text-properties style:font-name="TeXGyrePagella" fo:font-size="14pt" fo:language="en" fo:country="GB" fo:font-style="normal" officeooo:rsid="001ba9e8" style:font-size-asian="14pt" style:font-style-asian="normal" style:font-size-complex="14pt" style:font-style-complex="normal"/>
    </style:style>
    <style:style style:name="T90"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91" style:family="text">
      <style:text-properties style:font-name="TeXGyrePagella" officeooo:rsid="004922cb" fo:background-color="#ffffff" loext:char-shading-value="0" style:font-name-asian="Droid Sans Fallback" style:font-name-complex="FreeSans"/>
    </style:style>
    <style:style style:name="T92" style:family="text">
      <style:text-properties style:font-name="TeXGyrePagella" officeooo:rsid="00e5fd76" fo:background-color="#ffffff" loext:char-shading-value="0" style:font-name-asian="Droid Sans Fallback" style:font-name-complex="FreeSans"/>
    </style:style>
    <style:style style:name="T93" style:family="text">
      <style:text-properties style:font-name="TeXGyrePagella" officeooo:rsid="010a8be8"/>
    </style:style>
    <style:style style:name="T94" style:family="text">
      <style:text-properties style:font-name="TeXGyrePagella" officeooo:rsid="0056d615"/>
    </style:style>
    <style:style style:name="T95" style:family="text">
      <style:text-properties style:font-name="TeXGyrePagella" officeooo:rsid="010aa31a"/>
    </style:style>
    <style:style style:name="T96" style:family="text">
      <style:text-properties style:font-name="TeXGyrePagella" officeooo:rsid="010d405f"/>
    </style:style>
    <style:style style:name="T97" style:family="text">
      <style:text-properties style:font-name="TeXGyrePagella" officeooo:rsid="0141ff3f"/>
    </style:style>
    <style:style style:name="T98" style:family="text">
      <style:text-properties officeooo:rsid="001d3a58"/>
    </style:style>
    <style:style style:name="T99" style:family="text">
      <style:text-properties fo:font-style="italic" style:font-style-asian="italic" style:font-style-complex="italic"/>
    </style:style>
    <style:style style:name="T100" style:family="text">
      <style:text-properties fo:font-style="italic" officeooo:rsid="0028c353" style:font-style-asian="italic" style:font-style-complex="italic"/>
    </style:style>
    <style:style style:name="T101" style:family="text">
      <style:text-properties fo:font-style="italic" officeooo:rsid="0160cfc4" style:font-style-asian="italic" style:font-style-complex="italic"/>
    </style:style>
    <style:style style:name="T102" style:family="text">
      <style:text-properties fo:font-style="italic" officeooo:rsid="016e0bba" style:font-style-asian="italic" style:font-style-complex="italic"/>
    </style:style>
    <style:style style:name="T103" style:family="text">
      <style:text-properties fo:font-style="italic" officeooo:rsid="016fa0d7" style:font-style-asian="italic" style:font-style-complex="italic"/>
    </style:style>
    <style:style style:name="T104" style:family="text">
      <style:text-properties fo:font-style="italic" officeooo:rsid="0180807a" style:font-style-asian="italic" style:font-style-complex="italic"/>
    </style:style>
    <style:style style:name="T105" style:family="text">
      <style:text-properties fo:font-style="italic" officeooo:rsid="01845602" style:font-style-asian="italic" style:font-style-complex="italic"/>
    </style:style>
    <style:style style:name="T106" style:family="text">
      <style:text-properties fo:font-style="italic" officeooo:rsid="016b3bb4" style:font-style-asian="italic" style:font-style-complex="italic"/>
    </style:style>
    <style:style style:name="T107" style:family="text">
      <style:text-properties fo:font-style="italic" officeooo:rsid="0184b5e1" style:font-style-asian="italic" style:font-style-complex="italic"/>
    </style:style>
    <style:style style:name="T108" style:family="text">
      <style:text-properties fo:font-style="italic" officeooo:rsid="0188cd30" style:font-style-asian="italic" style:font-style-complex="italic"/>
    </style:style>
    <style:style style:name="T109" style:family="text">
      <style:text-properties fo:font-style="italic" officeooo:rsid="018c2d06" style:font-style-asian="italic" style:font-style-complex="italic"/>
    </style:style>
    <style:style style:name="T110" style:family="text">
      <style:text-properties fo:font-style="italic" officeooo:rsid="00259c26" style:font-size-asian="10.5pt" style:font-style-asian="italic" style:font-style-complex="italic"/>
    </style:style>
    <style:style style:name="T111" style:family="text">
      <style:text-properties fo:font-style="italic" officeooo:rsid="0180807a" style:font-size-asian="12pt" style:font-style-asian="italic" style:font-style-complex="italic"/>
    </style:style>
    <style:style style:name="T112" style:family="text">
      <style:text-properties officeooo:rsid="00203612"/>
    </style:style>
    <style:style style:name="T113" style:family="text">
      <style:text-properties fo:font-style="normal" style:font-style-asian="normal" style:font-style-complex="normal"/>
    </style:style>
    <style:style style:name="T114" style:family="text">
      <style:text-properties fo:font-style="normal" officeooo:rsid="005b78ee" style:font-style-asian="normal" style:font-style-complex="normal"/>
    </style:style>
    <style:style style:name="T115" style:family="text">
      <style:text-properties fo:font-style="normal" officeooo:rsid="0028c353" style:font-style-asian="normal" style:font-style-complex="normal"/>
    </style:style>
    <style:style style:name="T116" style:family="text">
      <style:text-properties fo:font-style="normal" officeooo:rsid="002a7cd2" style:font-style-asian="normal" style:font-style-complex="normal"/>
    </style:style>
    <style:style style:name="T117" style:family="text">
      <style:text-properties fo:font-style="normal" officeooo:rsid="002b4393" style:font-style-asian="normal" style:font-style-complex="normal"/>
    </style:style>
    <style:style style:name="T118" style:family="text">
      <style:text-properties fo:font-style="normal" officeooo:rsid="00532fd1" style:font-style-asian="normal" style:font-style-complex="normal"/>
    </style:style>
    <style:style style:name="T119" style:family="text">
      <style:text-properties fo:font-style="normal" officeooo:rsid="00fa32e4" style:font-style-asian="normal" style:font-style-complex="normal"/>
    </style:style>
    <style:style style:name="T120" style:family="text">
      <style:text-properties fo:font-style="normal" officeooo:rsid="00fdaaa1" style:font-style-asian="normal" style:font-style-complex="normal"/>
    </style:style>
    <style:style style:name="T121" style:family="text">
      <style:text-properties fo:font-style="normal" officeooo:rsid="015c838a" style:font-style-asian="normal" style:font-style-complex="normal"/>
    </style:style>
    <style:style style:name="T122" style:family="text">
      <style:text-properties fo:font-style="normal" officeooo:rsid="0160cfc4" style:font-style-asian="normal" style:font-style-complex="normal"/>
    </style:style>
    <style:style style:name="T123" style:family="text">
      <style:text-properties fo:font-style="normal" officeooo:rsid="01621a00" style:font-style-asian="normal" style:font-style-complex="normal"/>
    </style:style>
    <style:style style:name="T124" style:family="text">
      <style:text-properties fo:font-style="normal" officeooo:rsid="016e0bba" style:font-style-asian="normal" style:font-style-complex="normal"/>
    </style:style>
    <style:style style:name="T125" style:family="text">
      <style:text-properties fo:font-style="normal" officeooo:rsid="01845602" style:font-style-asian="normal" style:font-style-complex="normal"/>
    </style:style>
    <style:style style:name="T126" style:family="text">
      <style:text-properties fo:font-style="normal" officeooo:rsid="0184b5e1" style:font-style-asian="normal" style:font-style-complex="normal"/>
    </style:style>
    <style:style style:name="T127" style:family="text">
      <style:text-properties fo:font-style="normal" officeooo:rsid="01865669" style:font-style-asian="normal" style:font-style-complex="normal"/>
    </style:style>
    <style:style style:name="T128" style:family="text">
      <style:text-properties fo:font-style="normal" officeooo:rsid="0186ff6e" style:font-style-asian="normal" style:font-style-complex="normal"/>
    </style:style>
    <style:style style:name="T129" style:family="text">
      <style:text-properties fo:font-style="normal" officeooo:rsid="018893b6" style:font-style-asian="normal" style:font-style-complex="normal"/>
    </style:style>
    <style:style style:name="T130" style:family="text">
      <style:text-properties fo:font-style="normal" fo:font-weight="normal" officeooo:rsid="003f3e3f" style:font-style-asian="normal" style:font-weight-asian="normal" style:font-style-complex="normal" style:font-weight-complex="normal"/>
    </style:style>
    <style:style style:name="T131" style:family="text">
      <style:text-properties fo:font-style="normal" fo:font-weight="normal" officeooo:rsid="00644b2d" style:font-style-asian="normal" style:font-weight-asian="normal" style:font-style-complex="normal" style:font-weight-complex="normal"/>
    </style:style>
    <style:style style:name="T132" style:family="text">
      <style:text-properties fo:font-style="normal" fo:font-weight="normal" officeooo:rsid="0066380a" style:font-style-asian="normal" style:font-weight-asian="normal" style:font-style-complex="normal" style:font-weight-complex="normal"/>
    </style:style>
    <style:style style:name="T133" style:family="text">
      <style:text-properties fo:font-style="normal" officeooo:rsid="00259c26" style:font-size-asian="10.5pt" style:font-style-asian="normal" style:font-style-complex="normal"/>
    </style:style>
    <style:style style:name="T134" style:family="text">
      <style:text-properties fo:font-style="normal" officeooo:rsid="00277719" style:font-size-asian="10.5pt" style:font-style-asian="normal" style:font-style-complex="normal"/>
    </style:style>
    <style:style style:name="T135" style:family="text">
      <style:text-properties fo:font-style="normal" officeooo:rsid="00fa32e4" fo:background-color="#ffff00" loext:char-shading-value="0" style:font-style-asian="normal" style:font-style-complex="normal"/>
    </style:style>
    <style:style style:name="T136" style:family="text">
      <style:text-properties fo:font-style="normal" style:font-size-asian="12pt" style:font-style-asian="normal" style:font-style-complex="normal"/>
    </style:style>
    <style:style style:name="T137" style:family="text">
      <style:text-properties fo:font-style="normal" officeooo:rsid="0188cd30" style:font-size-asian="12pt" style:font-style-asian="normal" style:font-style-complex="normal"/>
    </style:style>
    <style:style style:name="T138" style:family="text">
      <style:text-properties officeooo:rsid="00411e80" style:font-size-asian="10.5pt"/>
    </style:style>
    <style:style style:name="T139" style:family="text">
      <style:text-properties officeooo:rsid="00257185" style:font-size-asian="10.5pt"/>
    </style:style>
    <style:style style:name="T140" style:family="text">
      <style:text-properties officeooo:rsid="00259c26" style:font-size-asian="10.5pt"/>
    </style:style>
    <style:style style:name="T141" style:family="text">
      <style:text-properties officeooo:rsid="0028c353" style:font-size-asian="10.5pt"/>
    </style:style>
    <style:style style:name="T142" style:family="text">
      <style:text-properties fo:language="en" fo:country="GB"/>
    </style:style>
    <style:style style:name="T143" style:family="text">
      <style:text-properties fo:language="en" fo:country="GB" officeooo:rsid="004bb73f"/>
    </style:style>
    <style:style style:name="T144" style:family="text">
      <style:text-properties fo:language="en" fo:country="GB" officeooo:rsid="00e89938"/>
    </style:style>
    <style:style style:name="T145" style:family="text">
      <style:text-properties fo:language="en" fo:country="GB" officeooo:rsid="00eca1e8"/>
    </style:style>
    <style:style style:name="T146" style:family="text">
      <style:text-properties officeooo:rsid="00471c73"/>
    </style:style>
    <style:style style:name="T147" style:family="text">
      <style:text-properties officeooo:rsid="00411e80"/>
    </style:style>
    <style:style style:name="T148" style:family="text">
      <style:text-properties officeooo:rsid="001ac8c1"/>
    </style:style>
    <style:style style:name="T149" style:family="text">
      <style:text-properties officeooo:rsid="001ba9e8"/>
    </style:style>
    <style:style style:name="T150" style:family="text">
      <style:text-properties officeooo:rsid="001f6cdf"/>
    </style:style>
    <style:style style:name="T151" style:family="text">
      <style:text-properties fo:background-color="#ffff00" loext:char-shading-value="0"/>
    </style:style>
    <style:style style:name="T152" style:family="text">
      <style:text-properties officeooo:rsid="004922cb"/>
    </style:style>
    <style:style style:name="T153"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154"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155" style:family="text">
      <style:text-properties fo:color="#000000" style:font-name="TeXGyrePagella" fo:language="en" fo:country="GB" style:text-underline-style="none" fo:font-weight="normal" officeooo:rsid="004d9dc0" style:font-weight-asian="normal" style:font-weight-complex="normal"/>
    </style:style>
    <style:style style:name="T156" style:family="text">
      <style:text-properties fo:color="#000000" style:font-name="TeXGyrePagella" fo:language="en" fo:country="GB" style:text-underline-style="none" fo:font-weight="normal" officeooo:rsid="00ef5fcd" style:font-weight-asian="normal" style:font-weight-complex="normal"/>
    </style:style>
    <style:style style:name="T157" style:family="text">
      <style:text-properties fo:color="#000000" style:font-name="TeXGyrePagella" fo:language="en" fo:country="GB" style:text-underline-style="none" fo:font-weight="normal" officeooo:rsid="00f06d2f" style:font-weight-asian="normal" style:font-weight-complex="normal"/>
    </style:style>
    <style:style style:name="T158" style:family="text">
      <style:text-properties fo:color="#000000" style:font-name="TeXGyrePagella" fo:language="en" fo:country="GB" style:text-underline-style="none" fo:font-weight="normal" officeooo:rsid="00f119d6" style:font-weight-asian="normal" style:font-weight-complex="normal"/>
    </style:style>
    <style:style style:name="T159" style:family="text">
      <style:text-properties fo:color="#000000" style:font-name="TeXGyrePagella" fo:language="en" fo:country="GB" style:text-underline-style="none" fo:font-weight="normal" officeooo:rsid="00f6d62b" style:font-weight-asian="normal" style:font-weight-complex="normal"/>
    </style:style>
    <style:style style:name="T160"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161"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162"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63"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164"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5"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6"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7"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8"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9"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70"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71"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72"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73"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174"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175"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76"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177"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178"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179"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180"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181"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182"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183"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184"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5"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6"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7"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8"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9"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0"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1"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2"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3"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4"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5"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6"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7"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8"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9"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00"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01"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02"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03"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04"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205"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206"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207"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208"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209"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210"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211"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212"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213"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214"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215"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216"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217"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18"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19"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0"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1"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2"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3"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4"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5"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6"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7"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8"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9"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30"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231"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232"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233"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234" style:family="text">
      <style:text-properties fo:color="#000000" style:font-name="TeXGyrePagella" fo:font-style="normal" style:text-underline-style="solid" style:text-underline-width="auto" style:text-underline-color="font-color" style:font-style-asian="normal" style:font-style-complex="normal"/>
    </style:style>
    <style:style style:name="T235"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236"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237"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238"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239"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240"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241"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242"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243"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244"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245"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246"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247"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248"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249"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250"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251"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252"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253"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254"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255"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256"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257"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258"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259"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260"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261"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262"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263"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264"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265"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266"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267"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268"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269"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270"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271"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272"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273"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274"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275"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276"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277"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278"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279"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280"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281"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282"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283"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284"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285"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286"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287"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288"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289"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290" style:family="text">
      <style:text-properties fo:color="#000000" style:font-name="TeXGyrePagella1" fo:font-size="12pt" fo:font-style="normal" style:text-underline-style="none" fo:font-weight="normal" officeooo:rsid="018fe1cd" fo:background-color="transparent" loext:char-shading-value="0" style:font-size-asian="12pt" style:font-style-asian="normal" style:font-weight-asian="normal" style:font-size-complex="12pt" style:font-style-complex="normal"/>
    </style:style>
    <style:style style:name="T291"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92"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293"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294"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295"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296" style:family="text">
      <style:text-properties fo:color="#000000" style:text-underline-style="none" fo:font-weight="normal" style:font-weight-asian="normal" style:font-weight-complex="normal"/>
    </style:style>
    <style:style style:name="T297" style:family="text">
      <style:text-properties fo:color="#000000" style:text-underline-style="none" fo:font-weight="normal" officeooo:rsid="00e9d8e2" style:font-weight-asian="normal" style:font-weight-complex="normal"/>
    </style:style>
    <style:style style:name="T298" style:family="text">
      <style:text-properties fo:color="#000000" style:text-underline-style="none" fo:font-weight="normal" officeooo:rsid="004bb73f" style:font-weight-asian="normal" style:font-weight-complex="normal"/>
    </style:style>
    <style:style style:name="T299" style:family="text">
      <style:text-properties fo:color="#000000" style:text-underline-style="none" fo:font-weight="normal" officeooo:rsid="00f46440" style:font-weight-asian="normal" style:font-weight-complex="normal"/>
    </style:style>
    <style:style style:name="T300" style:family="text">
      <style:text-properties fo:color="#000000" fo:language="en" fo:country="GB" style:text-underline-style="none" fo:font-weight="normal" officeooo:rsid="004d9dc0" style:font-weight-asian="normal" style:font-weight-complex="normal"/>
    </style:style>
    <style:style style:name="T301" style:family="text">
      <style:text-properties fo:color="#000000" fo:language="en" fo:country="GB" style:text-underline-style="none" fo:font-weight="normal" officeooo:rsid="00ef5fcd" style:font-weight-asian="normal" style:font-weight-complex="normal"/>
    </style:style>
    <style:style style:name="T302"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303"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304" style:family="text">
      <style:text-properties officeooo:rsid="004f56ca"/>
    </style:style>
    <style:style style:name="T305" style:family="text">
      <style:text-properties officeooo:rsid="0059d141"/>
    </style:style>
    <style:style style:name="T306" style:family="text">
      <style:text-properties officeooo:rsid="00644b2d"/>
    </style:style>
    <style:style style:name="T307" style:family="text">
      <style:text-properties officeooo:rsid="0067e08e"/>
    </style:style>
    <style:style style:name="T308" style:family="text">
      <style:text-properties officeooo:rsid="0070471f"/>
    </style:style>
    <style:style style:name="T309" style:family="text">
      <style:text-properties style:font-name="TeXGyrePagella1" style:font-size-asian="12pt"/>
    </style:style>
    <style:style style:name="T310" style:family="text">
      <style:text-properties style:font-name="TeXGyrePagella1" fo:font-weight="normal" style:font-size-asian="12pt" style:font-weight-asian="normal"/>
    </style:style>
    <style:style style:name="T311" style:family="text">
      <style:text-properties style:font-name="TeXGyrePagella1" fo:font-weight="normal" style:font-size-asian="12pt" style:font-weight-asian="normal" style:font-name-complex="TeXGyrePagella2"/>
    </style:style>
    <style:style style:name="T312" style:family="text">
      <style:text-properties style:font-name="TeXGyrePagella1" fo:font-weight="normal" officeooo:rsid="007213f6" style:font-size-asian="12pt" style:font-weight-asian="normal"/>
    </style:style>
    <style:style style:name="T313" style:family="text">
      <style:text-properties style:font-name="TeXGyrePagella1" fo:font-weight="normal" officeooo:rsid="00a6d947" style:font-size-asian="12pt" style:font-weight-asian="normal"/>
    </style:style>
    <style:style style:name="T314" style:family="text">
      <style:text-properties style:font-name="TeXGyrePagella1" fo:font-weight="normal" officeooo:rsid="00eaed85" style:font-size-asian="12pt" style:font-weight-asian="normal"/>
    </style:style>
    <style:style style:name="T315" style:family="text">
      <style:text-properties style:font-name="TeXGyrePagella1" fo:font-weight="normal" officeooo:rsid="00ecb88e" style:font-size-asian="12pt" style:font-weight-asian="normal"/>
    </style:style>
    <style:style style:name="T316" style:family="text">
      <style:text-properties style:font-name="TeXGyrePagella1" fo:font-weight="normal" officeooo:rsid="00ec2452" style:font-size-asian="12pt" style:font-weight-asian="normal"/>
    </style:style>
    <style:style style:name="T317" style:family="text">
      <style:text-properties style:font-name="TeXGyrePagella1" fo:font-weight="bold" style:font-size-asian="12pt" style:font-weight-asian="bold" style:font-name-complex="TeXGyrePagella2" style:font-weight-complex="bold"/>
    </style:style>
    <style:style style:name="T318" style:family="text">
      <style:text-properties style:font-name="TeXGyrePagella1" fo:font-weight="bold" officeooo:rsid="007213f6" style:font-size-asian="12pt" style:font-weight-asian="bold" style:font-weight-complex="bold"/>
    </style:style>
    <style:style style:name="T319" style:family="text">
      <style:text-properties style:font-name="TeXGyrePagella1" officeooo:rsid="007213f6"/>
    </style:style>
    <style:style style:name="T320" style:family="text">
      <style:text-properties style:font-name="TeXGyrePagella1" style:text-underline-style="solid" style:text-underline-width="auto" style:text-underline-color="font-color" officeooo:rsid="008cd6c3"/>
    </style:style>
    <style:style style:name="T321" style:family="text">
      <style:text-properties style:font-name="TeXGyrePagella1" style:text-underline-style="solid" style:text-underline-width="auto" style:text-underline-color="font-color" officeooo:rsid="00d9596b"/>
    </style:style>
    <style:style style:name="T322"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323" style:family="text">
      <style:text-properties style:font-name="TeXGyrePagella1" officeooo:rsid="00906862"/>
    </style:style>
    <style:style style:name="T324" style:family="text">
      <style:text-properties style:font-name="TeXGyrePagella1" officeooo:rsid="00d5c44a"/>
    </style:style>
    <style:style style:name="T325" style:family="text">
      <style:text-properties style:font-name="TeXGyrePagella1" officeooo:rsid="00d7d0aa"/>
    </style:style>
    <style:style style:name="T326" style:family="text">
      <style:text-properties style:font-name="TeXGyrePagella1" officeooo:rsid="01013caf" fo:background-color="transparent" loext:char-shading-value="0"/>
    </style:style>
    <style:style style:name="T327" style:family="text">
      <style:text-properties style:font-name="TeXGyrePagella1" officeooo:rsid="01013caf" fo:background-color="transparent" loext:char-shading-value="0" style:font-weight-complex="bold"/>
    </style:style>
    <style:style style:name="T328" style:family="text">
      <style:text-properties style:font-name="TeXGyrePagella1" officeooo:rsid="01058c4c" fo:background-color="transparent" loext:char-shading-value="0" style:font-weight-complex="bold"/>
    </style:style>
    <style:style style:name="T329" style:family="text">
      <style:text-properties style:font-name="TeXGyrePagella1" officeooo:rsid="01195794" fo:background-color="transparent" loext:char-shading-value="0" style:font-weight-complex="bold"/>
    </style:style>
    <style:style style:name="T330" style:family="text">
      <style:text-properties officeooo:rsid="0074a07f"/>
    </style:style>
    <style:style style:name="T331" style:family="text">
      <style:text-properties officeooo:rsid="0028c353"/>
    </style:style>
    <style:style style:name="T332" style:family="text">
      <style:text-properties officeooo:rsid="0088d2c8"/>
    </style:style>
    <style:style style:name="T333" style:family="text">
      <style:text-properties officeooo:rsid="008c791b"/>
    </style:style>
    <style:style style:name="T334" style:family="text">
      <style:text-properties officeooo:rsid="008cb29a"/>
    </style:style>
    <style:style style:name="T335" style:family="text">
      <style:text-properties officeooo:rsid="0094c1f6"/>
    </style:style>
    <style:style style:name="T336" style:family="text">
      <style:text-properties officeooo:rsid="00960e37"/>
    </style:style>
    <style:style style:name="T337" style:family="text">
      <style:text-properties officeooo:rsid="00994011"/>
    </style:style>
    <style:style style:name="T338" style:family="text">
      <style:text-properties officeooo:rsid="009af862"/>
    </style:style>
    <style:style style:name="T339" style:family="text">
      <style:text-properties officeooo:rsid="009c7bf7"/>
    </style:style>
    <style:style style:name="T340" style:family="text">
      <style:text-properties officeooo:rsid="009e1a5a"/>
    </style:style>
    <style:style style:name="T341" style:family="text">
      <style:text-properties officeooo:rsid="009ecc45"/>
    </style:style>
    <style:style style:name="T342" style:family="text">
      <style:text-properties officeooo:rsid="009fb328"/>
    </style:style>
    <style:style style:name="T343" style:family="text">
      <style:text-properties officeooo:rsid="00a6d947"/>
    </style:style>
    <style:style style:name="T344" style:family="text">
      <style:text-properties officeooo:rsid="00aa2599"/>
    </style:style>
    <style:style style:name="T345" style:family="text">
      <style:text-properties officeooo:rsid="00aee441"/>
    </style:style>
    <style:style style:name="T346" style:family="text">
      <style:text-properties officeooo:rsid="00b29179"/>
    </style:style>
    <style:style style:name="T347" style:family="text">
      <style:text-properties officeooo:rsid="00bdf9fd"/>
    </style:style>
    <style:style style:name="T348" style:family="text">
      <style:text-properties officeooo:rsid="00c3e25d"/>
    </style:style>
    <style:style style:name="T349" style:family="text">
      <style:text-properties officeooo:rsid="00c50d8a"/>
    </style:style>
    <style:style style:name="T350" style:family="text">
      <style:text-properties officeooo:rsid="00cc8dc1"/>
    </style:style>
    <style:style style:name="T351" style:family="text">
      <style:text-properties officeooo:rsid="00ce45ec"/>
    </style:style>
    <style:style style:name="T352" style:family="text">
      <style:text-properties officeooo:rsid="00cebf39"/>
    </style:style>
    <style:style style:name="T353" style:family="text">
      <style:text-properties officeooo:rsid="00cf8eeb"/>
    </style:style>
    <style:style style:name="T354" style:family="text">
      <style:text-properties officeooo:rsid="00e89938"/>
    </style:style>
    <style:style style:name="T355" style:family="text">
      <style:text-properties officeooo:rsid="00edec56"/>
    </style:style>
    <style:style style:name="T356" style:family="text">
      <style:text-properties officeooo:rsid="00ef5fcd"/>
    </style:style>
    <style:style style:name="T357"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358"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359" style:family="text">
      <style:text-properties officeooo:rsid="00f7526c"/>
    </style:style>
    <style:style style:name="T360" style:family="text">
      <style:text-properties officeooo:rsid="00532fd1"/>
    </style:style>
    <style:style style:name="T361" style:family="text">
      <style:text-properties fo:background-color="transparent" loext:char-shading-value="0" style:font-weight-complex="normal"/>
    </style:style>
    <style:style style:name="T362" style:family="text">
      <style:text-properties officeooo:rsid="01020795" fo:background-color="transparent" loext:char-shading-value="0" style:font-weight-complex="normal"/>
    </style:style>
    <style:style style:name="T363"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364" style:family="text">
      <style:text-properties officeooo:rsid="0114fc2f"/>
    </style:style>
    <style:style style:name="T365" style:family="text">
      <style:text-properties officeooo:rsid="00e6141c"/>
    </style:style>
    <style:style style:name="T366" style:family="text">
      <style:text-properties officeooo:rsid="00e66bd8"/>
    </style:style>
    <style:style style:name="T367" style:family="text">
      <style:text-properties officeooo:rsid="0112a118"/>
    </style:style>
    <style:style style:name="T368" style:family="text">
      <style:text-properties officeooo:rsid="00eaed85"/>
    </style:style>
    <style:style style:name="T369" style:family="text">
      <style:text-properties fo:font-weight="normal" style:font-weight-asian="normal"/>
    </style:style>
    <style:style style:name="T370" style:family="text">
      <style:text-properties fo:font-weight="normal" officeooo:rsid="00ecb88e" style:font-weight-asian="normal"/>
    </style:style>
    <style:style style:name="T371" style:family="text">
      <style:text-properties officeooo:rsid="00f0e7f6"/>
    </style:style>
    <style:style style:name="T372" style:family="text">
      <style:text-properties officeooo:rsid="00f57186"/>
    </style:style>
    <style:style style:name="T373" style:family="text">
      <style:text-properties officeooo:rsid="00f62ede"/>
    </style:style>
    <style:style style:name="T374" style:family="text">
      <style:text-properties officeooo:rsid="00f2c93a"/>
    </style:style>
    <style:style style:name="T375" style:family="text">
      <style:text-properties fo:font-weight="bold" style:font-weight-asian="bold" style:font-weight-complex="bold"/>
    </style:style>
    <style:style style:name="T376" style:family="text">
      <style:text-properties fo:font-weight="bold" officeooo:rsid="00f8e58b" style:font-weight-asian="bold" style:font-weight-complex="bold"/>
    </style:style>
    <style:style style:name="T377" style:family="text">
      <style:text-properties officeooo:rsid="00f8abf6"/>
    </style:style>
    <style:style style:name="T378" style:family="text">
      <style:text-properties style:font-name-asian="Droid Sans Fallback1" style:font-name-complex="Liberation Mono"/>
    </style:style>
    <style:style style:name="T379" style:family="text">
      <style:text-properties officeooo:rsid="00f72ca9"/>
    </style:style>
    <style:style style:name="T380" style:family="text">
      <style:text-properties officeooo:rsid="012721d1"/>
    </style:style>
    <style:style style:name="T381" style:family="text">
      <style:text-properties officeooo:rsid="01347c73"/>
    </style:style>
    <style:style style:name="T382" style:family="text">
      <style:text-properties officeooo:rsid="0138ed49"/>
    </style:style>
    <style:style style:name="T383" style:family="text">
      <style:text-properties officeooo:rsid="014f0ad1"/>
    </style:style>
    <style:style style:name="T384" style:family="text">
      <style:text-properties officeooo:rsid="0155be84"/>
    </style:style>
    <style:style style:name="T385" style:family="text">
      <style:text-properties officeooo:rsid="015f4e8a"/>
    </style:style>
    <style:style style:name="T386" style:family="text">
      <style:text-properties officeooo:rsid="016d6745"/>
    </style:style>
    <style:style style:name="T387" style:family="text">
      <style:text-properties officeooo:rsid="016e0bba"/>
    </style:style>
    <style:style style:name="T388" style:family="text">
      <style:text-properties officeooo:rsid="016fa0d7"/>
    </style:style>
    <style:style style:name="T389" style:family="text">
      <style:text-properties officeooo:rsid="0180807a"/>
    </style:style>
    <style:style style:name="T390" style:family="text">
      <style:text-properties officeooo:rsid="0188cd30"/>
    </style:style>
    <style:style style:name="T391" style:family="text">
      <style:text-properties officeooo:rsid="018db4a5"/>
    </style:style>
    <style:style style:name="T392" style:family="text">
      <style:text-properties officeooo:rsid="019450a3"/>
    </style:style>
    <style:style style:name="T393" style:family="text">
      <style:text-properties style:font-name="TeXGyrePagella" fo:font-size="12pt" style:font-size-asian="12pt" style:font-size-complex="12pt"/>
    </style:style>
    <style:style style:name="T394" style:family="text">
      <style:text-properties officeooo:rsid="019aded9"/>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4" draw:name="Image1" text:anchor-type="paragraph" svg:x="-1cm" svg:y="0cm" svg:width="6.743cm" svg:height="2.314cm" draw:z-index="1"><draw:image xlink:href="Pictures/100002010000010C0000005C210E4DD3.png" xlink:type="simple" xlink:show="embed" xlink:actuate="onLoad"/></draw:frame><draw:frame draw:style-name="fr4" draw:name="Image2" text:anchor-type="paragraph" svg:x="11.859cm" svg:y="0cm" svg:width="6.14cm" svg:height="2.965cm" draw:z-index="2"><draw:image xlink:href="Pictures/10000201000001430000009C312BC1CB.png" xlink:type="simple" xlink:show="embed" xlink:actuate="onLoad"/></draw:frame><text:tab/><text:tab/><text:tab/><text:tab/></text:p>
      <text:p text:style-name="P10"/>
      <text:p text:style-name="P10"/>
      <text:p text:style-name="P10"/>
      <text:p text:style-name="P10"/>
      <text:p text:style-name="P24"/>
      <text:p text:style-name="P24"/>
      <text:p text:style-name="P25"/>
      <text:p text:style-name="P24"/>
      <text:p text:style-name="P24"/>
      <text:p text:style-name="P26">FL-AIR Framework User's Guide</text:p>
      <text:p text:style-name="P24"/>
      <text:list xml:id="list8651430083712137310" text:style-name="L1">
        <text:list-item>
          <text:h text:style-name="P243" text:outline-level="3"><text:bookmark-start text:name="__RefHeading___Toc1125_1545557248"/>Rafik CHENNOUF<text:bookmark-end text:name="__RefHeading___Toc1125_1545557248"/></text:h>
        </text:list-item>
        <text:list-item>
          <text:h text:style-name="P243" text:outline-level="3"><text:bookmark-start text:name="__RefHeading___Toc1127_1545557248"/>Sofiane LAMROUS<text:bookmark-end text:name="__RefHeading___Toc1127_1545557248"/></text:h>
        </text:list-item>
      </text:list>
      <text:p text:style-name="P24"/>
      <text:p text:style-name="P24"><draw:frame draw:style-name="fr4" draw:name="Image3" text:anchor-type="paragraph" svg:x="3.642cm" svg:y="1.154cm" svg:width="9.864cm" svg:height="7.983cm" draw:z-index="0"><draw:image xlink:href="Pictures/1000020100000140000001032D565100.png" xlink:type="simple" xlink:show="embed" xlink:actuate="onLoad"/></draw:frame></text:p>
      <text:p text:style-name="P24"/>
      <text:p text:style-name="P27"/>
      <text:p text:style-name="P27"/>
      <text:p text:style-name="P27"/>
      <text:p text:style-name="P27"/>
      <text:p text:style-name="P27"/>
      <text:p text:style-name="P27"/>
      <text:p text:style-name="P28"><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5">Table of Contents</text:p>
          </text:index-title>
          <text:p text:style-name="P147"/>
          <text:p text:style-name="P146"><text:a xlink:type="simple" xlink:href="#__RefHeading___Toc991_1545557248" text:style-name="Index_20_Link" text:visited-style-name="Index_20_Link"><text:span text:style-name="T86">I) Introduction<text:tab/>3</text:span></text:a></text:p>
          <text:p text:style-name="P148"><text:a xlink:type="simple" xlink:href="#__RefHeading___Toc993_1545557248" text:style-name="Index_20_Link" text:visited-style-name="Index_20_Link"><text:span text:style-name="T86">What is FL-AIR?<text:tab/>3</text:span></text:a></text:p>
          <text:p text:style-name="P148"><text:a xlink:type="simple" xlink:href="#__RefHeading___Toc995_1545557248" text:style-name="Index_20_Link" text:visited-style-name="Index_20_Link"><text:span text:style-name="T86">Why FL-AIR?<text:tab/>3</text:span></text:a></text:p>
          <text:p text:style-name="P148"><text:a xlink:type="simple" xlink:href="#__RefHeading___Toc997_1545557248" text:style-name="Index_20_Link" text:visited-style-name="Index_20_Link"><text:span text:style-name="T86">User guide:<text:tab/>3</text:span></text:a></text:p>
          <text:p text:style-name="P146"><text:a xlink:type="simple" xlink:href="#__RefHeading___Toc999_1545557248" text:style-name="Index_20_Link" text:visited-style-name="Index_20_Link"><text:span text:style-name="Index_20_Link"><text:span text:style-name="T88"/></text:span></text:a></text:p>
          <text:p text:style-name="P146"><text:a xlink:type="simple" xlink:href="#__RefHeading___Toc999_1545557248" text:style-name="Index_20_Link" text:visited-style-name="Index_20_Link"><text:span text:style-name="T88">II) How to use Fl-AIR ?<text:tab/>4</text:span></text:a></text:p>
          <text:p text:style-name="P149"><text:a xlink:type="simple" xlink:href="#__RefHeading___Toc1001_1545557248" text:style-name="Index_20_Link" text:visited-style-name="Index_20_Link"><text:span text:style-name="Index_20_Link"><text:span text:style-name="T89"/></text:span></text:a></text:p>
          <text:p text:style-name="P149"><text:a xlink:type="simple" xlink:href="#__RefHeading___Toc1001_1545557248" text:style-name="Index_20_Link" text:visited-style-name="Index_20_Link"><text:span text:style-name="T89">1) Prerequisites</text:span></text:a><text:a xlink:type="simple" xlink:href="#__RefHeading___Toc1001_1545557248" text:style-name="Index_20_Link" text:visited-style-name="Index_20_Link"><text:span text:style-name="T86"><text:tab/>4</text:span></text:a></text:p>
          <text:p text:style-name="P148"><text:a xlink:type="simple" xlink:href="#__RefHeading___Toc1003_1545557248" text:style-name="Index_20_Link" text:visited-style-name="Index_20_Link"><text:span text:style-name="T86">a) Linux<text:tab/>4</text:span></text:a></text:p>
          <text:p text:style-name="P148"><text:a xlink:type="simple" xlink:href="#__RefHeading___Toc1005_1545557248" text:style-name="Index_20_Link" text:visited-style-name="Index_20_Link"><text:span text:style-name="T86">b) Serial console<text:tab/>4</text:span></text:a></text:p>
          <text:p text:style-name="P148"><text:a xlink:type="simple" xlink:href="#__RefHeading___Toc1007_1545557248" text:style-name="Index_20_Link" text:visited-style-name="Index_20_Link"><text:span text:style-name="T86">c) SSH connection<text:tab/>5</text:span></text:a></text:p>
          <text:p text:style-name="P148"><text:a xlink:type="simple" xlink:href="#__RefHeading___Toc1009_1545557248" text:style-name="Index_20_Link" text:visited-style-name="Index_20_Link"><text:span text:style-name="T89">c) SCP</text:span></text:a><text:a xlink:type="simple" xlink:href="#__RefHeading___Toc1009_1545557248" text:style-name="Index_20_Link" text:visited-style-name="Index_20_Link"><text:span text:style-name="T86"><text:tab/>5</text:span></text:a></text:p>
          <text:p text:style-name="P148"><text:a xlink:type="simple" xlink:href="#__RefHeading___Toc1011_1545557248" text:style-name="Index_20_Link" text:visited-style-name="Index_20_Link"><text:span text:style-name="T89">c) SVN</text:span></text:a><text:a xlink:type="simple" xlink:href="#__RefHeading___Toc1011_1545557248" text:style-name="Index_20_Link" text:visited-style-name="Index_20_Link"><text:span text:style-name="T86"><text:tab/>6</text:span></text:a></text:p>
          <text:p text:style-name="P149"><text:a xlink:type="simple" xlink:href="#__RefHeading___Toc1013_1545557248" text:style-name="Index_20_Link" text:visited-style-name="Index_20_Link"><text:span text:style-name="Index_20_Link"><text:span text:style-name="T89"/></text:span></text:a></text:p>
          <text:p text:style-name="P149"><text:a xlink:type="simple" xlink:href="#__RefHeading___Toc1013_1545557248" text:style-name="Index_20_Link" text:visited-style-name="Index_20_Link"><text:span text:style-name="T89">2) Setup your computer</text:span></text:a><text:a xlink:type="simple" xlink:href="#__RefHeading___Toc1013_1545557248" text:style-name="Index_20_Link" text:visited-style-name="Index_20_Link"><text:span text:style-name="T86"><text:tab/>7</text:span></text:a></text:p>
          <text:p text:style-name="P148"><text:a xlink:type="simple" xlink:href="#__RefHeading___Toc1015_1545557248" text:style-name="Index_20_Link" text:visited-style-name="Index_20_Link"><text:span text:style-name="T89">a) Work directory and path variable</text:span></text:a><text:a xlink:type="simple" xlink:href="#__RefHeading___Toc1015_1545557248" text:style-name="Index_20_Link" text:visited-style-name="Index_20_Link"><text:span text:style-name="T86"><text:tab/>7</text:span></text:a></text:p>
          <text:p text:style-name="P149"><text:a xlink:type="simple" xlink:href="#__RefHeading___Toc1129_1545557248" text:style-name="Index_20_Link" text:visited-style-name="Index_20_Link"><text:span text:style-name="T89">b) Install packages</text:span></text:a><text:a xlink:type="simple" xlink:href="#__RefHeading___Toc1129_1545557248" text:style-name="Index_20_Link" text:visited-style-name="Index_20_Link"><text:span text:style-name="T86"><text:tab/>8</text:span></text:a></text:p>
          <text:p text:style-name="P146"><text:a xlink:type="simple" xlink:href="#__RefHeading___Toc1019_1545557248" text:style-name="Index_20_Link" text:visited-style-name="Index_20_Link"><text:span text:style-name="Index_20_Link"><text:span text:style-name="T86"/></text:span></text:a></text:p>
          <text:p text:style-name="P146"><text:a xlink:type="simple" xlink:href="#__RefHeading___Toc1019_1545557248" text:style-name="Index_20_Link" text:visited-style-name="Index_20_Link"><text:span text:style-name="T86">3) Install Toolchain<text:tab/>9</text:span></text:a></text:p>
          <text:p text:style-name="P149"><text:a xlink:type="simple" xlink:href="#__RefHeading___Toc1131_1545557248" text:style-name="Index_20_Link" text:visited-style-name="Index_20_Link"><text:span text:style-name="T86">a) Crossed toolch</text:span></text:a><text:a xlink:type="simple" xlink:href="#__RefHeading___Toc1131_1545557248" text:style-name="Index_20_Link" text:visited-style-name="Index_20_Link"><text:span text:style-name="T87">a</text:span></text:a><text:a xlink:type="simple" xlink:href="#__RefHeading___Toc1131_1545557248" text:style-name="Index_20_Link" text:visited-style-name="Index_20_Link"><text:span text:style-name="T86">in and toolchain<text:tab/>9</text:span></text:a></text:p>
          <text:p text:style-name="P149"><text:a xlink:type="simple" xlink:href="#__RefHeading___Toc1133_1545557248" text:style-name="Index_20_Link" text:visited-style-name="Index_20_Link"><text:span text:style-name="T86">b) Graphic drivers<text:tab/>10</text:span></text:a></text:p>
          <text:p text:style-name="P146"><text:a xlink:type="simple" xlink:href="#__RefHeading___Toc1135_1545557248" text:style-name="Index_20_Link" text:visited-style-name="Index_20_Link"><text:span text:style-name="Index_20_Link"><text:span text:style-name="T89"/></text:span></text:a></text:p>
          <text:p text:style-name="P146"><text:a xlink:type="simple" xlink:href="#__RefHeading___Toc1135_1545557248" text:style-name="Index_20_Link" text:visited-style-name="Index_20_Link"><text:span text:style-name="T89">4) FLAIR </text:span></text:a><text:a xlink:type="simple" xlink:href="#__RefHeading___Toc1135_1545557248" text:style-name="Index_20_Link" text:visited-style-name="Index_20_Link"><text:span text:style-name="T86">SVN repository<text:tab/>11</text:span></text:a></text:p>
          <text:p text:style-name="P149"><text:a xlink:type="simple" xlink:href="#__RefHeading___Toc1137_1545557248" text:style-name="Index_20_Link" text:visited-style-name="Index_20_Link"><text:span text:style-name="T89">a) What is an SVN repository ?</text:span></text:a><text:a xlink:type="simple" xlink:href="#__RefHeading___Toc1137_1545557248" text:style-name="Index_20_Link" text:visited-style-name="Index_20_Link"><text:span text:style-name="T86"><text:tab/>11</text:span></text:a></text:p>
          <text:p text:style-name="P149"><text:a xlink:type="simple" xlink:href="#__RefHeading___Toc1139_1545557248" text:style-name="Index_20_Link" text:visited-style-name="Index_20_Link"><text:span text:style-name="T89">b) How FLAIR SVN is organized ?</text:span></text:a><text:a xlink:type="simple" xlink:href="#__RefHeading___Toc1139_1545557248" text:style-name="Index_20_Link" text:visited-style-name="Index_20_Link"><text:span text:style-name="T86"><text:tab/>11</text:span></text:a></text:p>
        </text:index-body>
      </text:table-of-content>
      <text:p text:style-name="P30"/>
      <text:p text:style-name="P30"/>
      <text:p text:style-name="P30"/>
      <text:h text:style-name="P231" text:outline-level="1"><text:bookmark-start text:name="__RefHeading___Toc991_1545557248"/><text:soft-page-break/><text:span text:style-name="T152">I) </text:span>Introduction<text:bookmark-end text:name="__RefHeading___Toc991_1545557248"/></text:h>
      <text:p text:style-name="P80"/>
      <text:h text:style-name="P246" text:outline-level="3"><text:bookmark-start text:name="__RefHeading___Toc993_1545557248"/>What is FL-AIR?<text:bookmark-end text:name="__RefHeading___Toc993_1545557248"/></text:h>
      <text:p text:style-name="P88">FL-AIR is a<text:span text:style-name="T148">n open source </text:span>framework <text:span text:style-name="T338">written by the Heudiasyc laboratory in </text:span>C++ language<text:span text:style-name="T148">.</text:span><text:bookmark-start text:name="__DdeLink__1560_264623484"/><text:span text:style-name="T148"> It aims at helping</text:span><text:bookmark-end text:name="__DdeLink__1560_264623484"/><text:span text:style-name="T148"> the creation of application for robots and more specially for UAVs.</text:span> <text:span text:style-name="T149">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74"/>
      <text:h text:style-name="P247" text:outline-level="3"><text:bookmark-start text:name="__RefHeading___Toc995_1545557248"/>Why FL-AIR?<text:bookmark-end text:name="__RefHeading___Toc995_1545557248"/></text:h>
      <text:p text:style-name="P81"><text:span text:style-name="T150">Many frameworks of robotics exist so w</text:span>hy choosing FL-AIR instead of an other? </text:p>
      <text:p text:style-name="P80"/>
      <text:p text:style-name="P80">Pros and cons:</text:p>
      <text:p text:style-name="P82">+ FL-AIR developed for UAVs <text:span text:style-name="T151">but can be used for other type of rob</text:span>ot</text:p>
      <text:p text:style-name="P82">+cross compiler and simulator </text:p>
      <text:p text:style-name="P83">+Open source </text:p>
      <text:p text:style-name="P82"/>
      <text:p text:style-name="P82">-</text:p>
      <text:p text:style-name="P82">-</text:p>
      <text:h text:style-name="P248" text:outline-level="3"><text:bookmark-start text:name="__RefHeading___Toc997_1545557248"/>User guide:<text:bookmark-end text:name="__RefHeading___Toc997_1545557248"/></text:h>
      <text:p text:style-name="P3">This user guide will teach you from the beginning the important things <text:span text:style-name="T330">that you have </text:span>to know <text:span text:style-name="T339">in order to use</text:span> FL-AIR.</text:p>
      <text:p text:style-name="P4"><text:span text:style-name="T330">This guide will provide you knowledge and practice so at the end of this course </text:span>you will be able to write sof<text:span text:style-name="T340">t</text:span>ware by yourselves using the framework <text:span text:style-name="T330">FL-AIR</text:span>. </text:p>
      <text:p text:style-name="P3"/>
      <text:h text:style-name="P233" text:outline-level="1"><text:bookmark-start text:name="__RefHeading___Toc999_1545557248"/><text:soft-page-break/><text:span text:style-name="T3">II) How to use Fl-AIR ?</text:span><text:span text:style-name="T2"><text:line-break/></text:span><text:bookmark-end text:name="__RefHeading___Toc999_1545557248"/></text:h>
      <text:p text:style-name="P2">This <text:span text:style-name="T112">section will explain how to install Fl-AIR on your computer. This part </text:span>is very important <text:span text:style-name="T98">and must be read and understood before starting to work with the framework.<text:line-break/></text:span></text:p>
      <text:h text:style-name="P237" text:outline-level="2"><text:bookmark-start text:name="__RefHeading___Toc1001_1545557248"/><text:span text:style-name="T5">1</text:span><text:span text:style-name="T4">) Prerequisites</text:span><text:bookmark-end text:name="__RefHeading___Toc1001_1545557248"/></text:h>
      <text:h text:style-name="P249" text:outline-level="3"><text:bookmark-start text:name="__RefHeading___Toc1003_1545557248"/>a) Linux<text:bookmark-end text:name="__RefHeading___Toc1003_1545557248"/></text:h>
      <text:p text:style-name="P17"/>
      <text:p text:style-name="P5"><text:span text:style-name="T139"><text:s text:c="5"/>First of all, make sure that you have a Linux distribution on your computer. </text:span><text:span text:style-name="T140">The recommended distribution is </text:span><text:span text:style-name="T110">Mint </text:span><text:span text:style-name="T133">downloadable here : </text:span><text:a xlink:type="simple" xlink:href="https://linuxmint.com/" text:style-name="Internet_20_link" text:visited-style-name="Visited_20_Internet_20_Link"><text:span text:style-name="T134">https://linuxmint.com/</text:span></text:a><text:span text:style-name="T133">. </text:span><text:span text:style-name="T141">This distribution is popular, </text:span><text:bookmark text:name="result_box"/>user-friendly <text:span text:style-name="T331">and simple to install. However, you are not forced to choose </text:span><text:span text:style-name="T100">Mint</text:span><text:span text:style-name="T115">, you can also work with </text:span><text:span text:style-name="T116">another distribution like </text:span><text:span text:style-name="T100">Ubuntu</text:span><text:span text:style-name="T115"> for example. </text:span><text:span text:style-name="T117">Whatever your choice, be careful to choose the 64-bit version if you have a recent computer.</text:span></text:p>
      <text:p text:style-name="P31"><text:span text:style-name="T9"><text:s text:c="5"/>A</text:span><text:span text:style-name="T10">s </text:span><text:span text:style-name="T46">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8">Subsequently, for all the tutorial, shell commands that have to be executed on your computer will be <text:span text:style-name="T147">indicated as follows, with a dollar </text:span><text:span text:style-name="T138">symbol</text:span><text:span text:style-name="T147"> $ :</text:span></text:p>
      <text:p text:style-name="P18"/>
      <table:table table:name="Tableau1" table:style-name="Tableau1">
        <table:table-column table:style-name="Tableau1.A"/>
        <table:table-row>
          <table:table-cell table:style-name="Tableau1.A1" office:value-type="string">
            <text:p text:style-name="P132">$ command</text:p>
          </table:table-cell>
        </table:table-row>
      </table:table>
      <text:p text:style-name="P18"/>
      <text:p text:style-name="P20">Shell commands for the target will be <text:span text:style-name="T147">indicated as follows, with a sharp </text:span><text:span text:style-name="T138">symbol</text:span><text:span text:style-name="T147"> </text:span>#<text:span text:style-name="T147"> :</text:span></text:p>
      <text:p text:style-name="P19"/>
      <table:table table:name="Tableau2" table:style-name="Tableau2">
        <table:table-column table:style-name="Tableau2.A"/>
        <table:table-row>
          <table:table-cell table:style-name="Tableau2.A1" office:value-type="string">
            <text:p text:style-name="P133"><text:span text:style-name="T146">#</text:span> command</text:p>
          </table:table-cell>
        </table:table-row>
      </table:table>
      <text:p text:style-name="P21"/>
      <text:p text:style-name="P6"/>
      <text:p text:style-name="P22">Note that th<text:span text:style-name="T354">e </text:span>command <text:span text:style-name="T354">just above</text:span> must be executed from a terminal connected to the target directly via a serial connection or the SSH protocol.</text:p>
      <text:p text:style-name="P35"/>
      <text:p text:style-name="P35"/>
      <text:p text:style-name="P35"/>
      <text:p text:style-name="P35"/>
      <text:p text:style-name="P35"/>
      <text:p text:style-name="P35"/>
      <text:h text:style-name="P252" text:outline-level="3"><text:bookmark-start text:name="__RefHeading___Toc1005_1545557248"/><text:soft-page-break/><text:span text:style-name="T154">b</text:span><text:span text:style-name="T153">) </text:span><text:span text:style-name="T154">Serial console</text:span><text:bookmark-end text:name="__RefHeading___Toc1005_1545557248"/></text:h>
      <text:p text:style-name="P5"/>
      <text:p text:style-name="P29"><text:span text:style-name="T143">The serial console is used to communicate with the target </text:span><text:span text:style-name="T144">(uav) </text:span><text:span text:style-name="T143">either to access U-Boot or a Linux console. </text:span><text:span text:style-name="T145">The connection is made through a</text:span> serial port <text:span text:style-name="T355">which </text:span>is a cheap way to allow software developers to directly access the embedded computer. This is invaluable for debugging. Most chip sets designed for embedded computers have a serial port precisely for this purpose. <text:span text:style-name="T356">It is important to know that i</text:span><text:span text:style-name="T300">f the SSH connection does not work, the serial console would be the only way to connect to the target </text:span><text:span text:style-name="T301">because it does not need a network connection.</text:span></text:p>
      <text:p text:style-name="P65"><text:span text:style-name="T156">I</text:span><text:span text:style-name="T157">f you want more information on the serial console and if you want to know how to access it from Linux, </text:span><text:span text:style-name="T158">consult the following links :</text:span><text:span text:style-name="T157"> <text:line-break/></text:span><text:a xlink:type="simple" xlink:href="http://www.tldp.org/HOWTO/Remote-Serial-Console-HOWTO/intro.html" text:style-name="Internet_20_link" text:visited-style-name="Visited_20_Internet_20_Link">http://www.tldp.org/HOWTO/Remote-Serial-Console-HOWTO/intro.html</text:a><text:span text:style-name="T157"><text:line-break/></text:span></text:p>
      <text:p text:style-name="P33"><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7"><text:span text:style-name="T297">Regarding </text:span><text:span text:style-name="T298">U-Boot, </text:span><text:span text:style-name="T297">it</text:span><text:span text:style-name="T298"> is a </text:span><text:span text:style-name="T296">primary </text:span><text:span text:style-name="T298">boot loader </text:span><text:span text:style-name="T296">used in </text:span><text:span text:style-name="T298">embedded devices </text:span><text:span text:style-name="T296">to package the instructions to boot the device's operating system kernel. </text:span><text:span text:style-name="T299">For further information :</text:span></text:p>
      <text:p text:style-name="P32"><text:a xlink:type="simple" xlink:href="https://wiki.openwrt.org/doc/techref/bootloader/uboot" text:style-name="Internet_20_link" text:visited-style-name="Visited_20_Internet_20_Link"><text:span text:style-name="T357">https://wiki.openwrt.org/doc/techref/bootloader/uboot</text:span></text:a></text:p>
      <text:p text:style-name="P32"><text:line-break/></text:p>
      <text:p text:style-name="P66"><text:span text:style-name="T155">On Linux, you can use </text:span><text:span text:style-name="T159">a</text:span><text:span text:style-name="T155"> </text:span><text:span text:style-name="T8">graphical serial terminal</text:span><text:span text:style-name="T155"> </text:span><text:span text:style-name="T159">called “CuteCom” </text:span><text:span text:style-name="T155">:<text:line-break/></text:span><text:a xlink:type="simple" xlink:href="http://cutecom.sourceforge.net/" text:style-name="Internet_20_link" text:visited-style-name="Visited_20_Internet_20_Link"><text:span text:style-name="T358">http://cutecom.sourceforge.net/</text:span></text:a><text:span text:style-name="T155">.</text:span></text:p>
      <text:p text:style-name="P42"/>
      <text:h text:style-name="P250" text:outline-level="3"><text:bookmark-start text:name="__RefHeading___Toc1007_1545557248"/><text:span text:style-name="T304">c</text:span>) <text:span text:style-name="T304">SSH connection</text:span><text:bookmark-end text:name="__RefHeading___Toc1007_1545557248"/></text:h>
      <text:p text:style-name="P5"/>
      <text:p text:style-name="P23">Secure Shell (SSH) provides a secure channel over an unsecured network in a client-server architecture, connecting an SSH client application (your computer) with an<text:bookmark text:name="cite_ref-rfc4252_2-0"/> SSH server (the target <text:span text:style-name="T359">= the drone = the uav</text:span>).</text:p>
      <text:p text:style-name="P23"/>
      <text:p text:style-name="P77">To connect to an SSH server, you must enter the following command :</text:p>
      <table:table table:name="Tableau3" table:style-name="Tableau3">
        <table:table-column table:style-name="Tableau3.A"/>
        <table:table-row>
          <table:table-cell table:style-name="Tableau3.A1" office:value-type="string">
            <text:p text:style-name="P135"><text:span text:style-name="T79">$ </text:span><text:span text:style-name="T1">ssh </text:span><text:span text:style-name="T80">user</text:span><text:span text:style-name="T1">@</text:span><text:span text:style-name="T80">server</text:span></text:p>
          </table:table-cell>
        </table:table-row>
      </table:table>
      <text:p text:style-name="P12"/>
      <text:p text:style-name="P90"><text:span text:style-name="T99">user</text:span><text:span text:style-name="T113"> is the user name used to connect to the server while </text:span><text:span text:style-name="T99">server </text:span><text:span text:style-name="T113">is either the server's name or its IP a</text:span><text:span text:style-name="T119">d</text:span><text:span text:style-name="T113">dress. </text:span><text:span text:style-name="T119">In practice, … </text:span><text:span text:style-name="T135">( A completer <text:s/>dans la volière )</text:span></text:p>
      <text:p text:style-name="P90"><text:span text:style-name="T113">For example, to connect to a server named </text:span><text:span text:style-name="T99">storage </text:span><text:span text:style-name="T113">as the user </text:span><text:span text:style-name="T99">toto</text:span><text:span text:style-name="T113"> :</text:span></text:p>
      <table:table table:name="Tableau4" table:style-name="Tableau4">
        <table:table-column table:style-name="Tableau4.A"/>
        <table:table-row>
          <table:table-cell table:style-name="Tableau4.A1" office:value-type="string">
            <text:p text:style-name="P136"><text:span text:style-name="T79">$ </text:span><text:span text:style-name="T1">ssh </text:span><text:span text:style-name="T81">toto</text:span><text:span text:style-name="T1">@</text:span><text:span text:style-name="T81">storage</text:span></text:p>
          </table:table-cell>
        </table:table-row>
      </table:table>
      <text:p text:style-name="P11"><text:soft-page-break/>To connect the target with its IP address :</text:p>
      <text:p text:style-name="P16"/>
      <table:table table:name="Tableau5" table:style-name="Tableau5">
        <table:table-column table:style-name="Tableau5.A"/>
        <table:table-row>
          <table:table-cell table:style-name="Tableau5.A1" office:value-type="string">
            <text:p text:style-name="P137"><text:span text:style-name="T79">$ </text:span><text:span text:style-name="T1">ssh </text:span><text:span text:style-name="T81">toto</text:span><text:span text:style-name="T1">@</text:span><text:span text:style-name="T82">192.168.3.6</text:span></text:p>
          </table:table-cell>
        </table:table-row>
      </table:table>
      <text:p text:style-name="P13"/>
      <text:p text:style-name="P15">It should be noted that the first time you connect to an SSH server, it will be added to the known hosts file of your computer.</text:p>
      <text:p text:style-name="P150"/>
      <text:p text:style-name="P67"><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5"/>
      <text:h text:style-name="P244" text:outline-level="3"><text:bookmark-start text:name="__RefHeading___Toc1009_1545557248"/><text:span text:style-name="T239">d</text:span><text:span text:style-name="T235">) </text:span><text:span text:style-name="T236">SCP</text:span><text:bookmark-end text:name="__RefHeading___Toc1009_1545557248"/></text:h>
      <text:p text:style-name="P97"/>
      <text:p text:style-name="P37"><text:span text:style-name="T40">Secure copy or SCP is a means of securely transferring </text:span><text:span text:style-name="T41">computer files</text:span><text:span text:style-name="T40"> between a local host and a remote </text:span><text:span text:style-name="T41">host </text:span><text:span text:style-name="T40">or between two remote hosts.</text:span><text:span text:style-name="T1"> It is based on the </text:span><text:span text:style-name="T94">Secure Shell </text:span><text:span text:style-name="T1">(SSH) protocol.</text:span></text:p>
      <text:p text:style-name="P8"/>
      <text:p text:style-name="P89">To use it, you have to enter the following command :</text:p>
      <table:table table:name="Tableau6" table:style-name="Tableau6">
        <table:table-column table:style-name="Tableau6.A"/>
        <table:table-row>
          <table:table-cell table:style-name="Tableau6.A1" office:value-type="string">
            <text:p text:style-name="P138"><text:span text:style-name="T79">$ </text:span>scp <text:span text:style-name="T305">source_path</text:span> <text:span text:style-name="T305">user</text:span>@<text:span text:style-name="T305">server</text:span>:/<text:span text:style-name="T305">destination_path</text:span></text:p>
          </table:table-cell>
        </table:table-row>
      </table:table>
      <text:p text:style-name="P75"/>
      <text:p text:style-name="P130"><text:span text:style-name="T305">source_path</text:span> <text:span text:style-name="T114">is the path of the file you want to transfer, <text:s/></text:span><text:span text:style-name="T305">user </text:span><text:span text:style-name="T118">is the user name used to connect to the </text:span><text:span text:style-name="T360">server </text:span><text:span text:style-name="T114">and </text:span><text:span text:style-name="T305">destination_path </text:span><text:span text:style-name="T114">is the destination path of your file in the server. </text:span><text:span text:style-name="T118"><text:s/></text:span><text:span text:style-name="T119">In practice, <text:s/></text:span><text:span text:style-name="T305">user </text:span><text:span text:style-name="T120">is the same as for the SSH connection.</text:span></text:p>
      <text:p text:style-name="P134"/>
      <text:p text:style-name="P143"><text:span text:style-name="T31">For example, to copy the file </text:span><text:span text:style-name="T43">test</text:span><text:span text:style-name="T31"> from your </text:span><text:span text:style-name="T34">home</text:span><text:span text:style-name="T31"> </text:span><text:span text:style-name="T34">directory</text:span><text:span text:style-name="T31"> to the server (</text:span><text:span text:style-name="T33">IP</text:span><text:span text:style-name="T31"> : </text:span><text:span text:style-name="T99">192.168.6.1</text:span></text:p>
      <text:p text:style-name="P131"><text:span text:style-name="T31">) in</text:span><text:span text:style-name="T32">to</text:span><text:span text:style-name="T31"> the folder </text:span>/home/root<text:span text:style-name="T113"> : </text:span></text:p>
      <text:p text:style-name="P36"/>
      <table:table table:name="Tableau7" table:style-name="Tableau7">
        <table:table-column table:style-name="Tableau7.A"/>
        <table:table-row>
          <table:table-cell table:style-name="Tableau7.A1" office:value-type="string">
            <text:p text:style-name="P139"><text:span text:style-name="T79">$ </text:span>scp ~/test root@192.168.6.1:/home/root</text:p>
          </table:table-cell>
        </table:table-row>
      </table:table>
      <text:p text:style-name="P76"/>
      <text:p text:style-name="P68"><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14"/>
      <text:h text:style-name="P245" text:outline-level="3"><text:bookmark-start text:name="__RefHeading___Toc1011_1545557248"/><text:span text:style-name="T240">e</text:span><text:span text:style-name="T235">) </text:span><text:span text:style-name="T237">SVN</text:span><text:bookmark-end text:name="__RefHeading___Toc1011_1545557248"/></text:h>
      <text:p text:style-name="P98"/>
      <text:p text:style-name="P120"><text:span text:style-name="T38">Apache Subversion (SVN) is a </text:span><text:span text:style-name="T39">software versioning</text:span><text:span text:style-name="T38"> and </text:span><text:span text:style-name="T39">revision control. SVN is used for the Fl-AIR Framework and works like Git through the terminal.</text:span></text:p>
      <text:p text:style-name="P79"/>
      <text:p text:style-name="P84"><text:soft-page-break/><text:span text:style-name="T306">To c</text:span>heck out a working copy from a repository, <text:span text:style-name="T306">you must enter :</text:span></text:p>
      <table:table table:name="Tableau8" table:style-name="Tableau8">
        <table:table-column table:style-name="Tableau8.A"/>
        <table:table-row>
          <table:table-cell table:style-name="Tableau8.A1" office:value-type="string">
            <text:p text:style-name="P140"><text:span text:style-name="T79">$ </text:span><text:span text:style-name="T83">svn checkout</text:span></text:p>
          </table:table-cell>
        </table:table-row>
      </table:table>
      <text:p text:style-name="P85"><text:span text:style-name="T130">T</text:span><text:span text:style-name="T131">o </text:span><text:span text:style-name="T132">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40"><text:span text:style-name="T79">$ </text:span><text:span text:style-name="T83">svn u</text:span><text:span text:style-name="T84">pdate</text:span></text:p>
          </table:table-cell>
        </table:table-row>
      </table:table>
      <text:p text:style-name="P87"/>
      <text:p text:style-name="P86"><text:span text:style-name="T307">To s</text:span>end changes from your working copy to the repository :</text:p>
      <table:table table:name="Tableau10" table:style-name="Tableau10">
        <table:table-column table:style-name="Tableau10.A"/>
        <table:table-row>
          <table:table-cell table:style-name="Tableau10.A1" office:value-type="string">
            <text:p text:style-name="P141"><text:span text:style-name="T79">$ </text:span><text:span text:style-name="T83">svn </text:span><text:span text:style-name="T85">commit</text:span></text:p>
          </table:table-cell>
        </table:table-row>
      </table:table>
      <text:p text:style-name="P93"/>
      <text:p text:style-name="P92"><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26"><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78"/>
      <text:h text:style-name="P251" text:outline-level="3">f) CMake</text:h>
      <text:p text:style-name="P103"/>
      <text:p text:style-name="P103"><text:span text:style-name="T361">CMake is cross-platform </text:span><text:span text:style-name="T362">free and open-source software </text:span><text:span text:style-name="T361">for </text:span><text:span text:style-name="T362">managing the build process of software</text:span><text:span text:style-name="T361"> using a compiler-independent method. It supports directory hierarchies and applications that depend on multiple libraries. </text:span></text:p>
      <text:p text:style-name="P94"><text:span text:style-name="T255">CMake is used to automatically generate standard building files such as Makefiles or projects for different IDE, </text:span><text:span text:style-name="T256">throug</text:span><text:span text:style-name="T257">h</text:span><text:span text:style-name="T256"> </text:span><text:span text:style-name="T258">a </text:span><text:span text:style-name="T259">single</text:span><text:span text:style-name="T258"> </text:span><text:span text:style-name="T256">configuration file named </text:span><text:span text:style-name="T277">CmakeLists.txt </text:span><text:span text:style-name="T260">regardless of</text:span><text:span text:style-name="T259"> the IDE used</text:span><text:span text:style-name="T256">. </text:span><text:span text:style-name="T261">Moreover, CMake is able to manage different operating systems.</text:span></text:p>
      <text:p text:style-name="P95"><text:span text:style-name="T261">C</text:span><text:span text:style-name="T262">Make must be used from the command line. Enter the following command to get the different options :</text:span></text:p>
      <table:table table:name="Tableau12" table:style-name="Tableau12">
        <table:table-column table:style-name="Tableau12.A"/>
        <table:table-row>
          <table:table-cell table:style-name="Tableau12.A1" office:value-type="string">
            <text:p text:style-name="P142"><text:span text:style-name="T79">$ </text:span><text:span text:style-name="T93">cmake</text:span></text:p>
          </table:table-cell>
        </table:table-row>
      </table:table>
      <text:p text:style-name="P104"/>
      <text:p text:style-name="P95"><text:span text:style-name="T95">For example, to create a project for CodeBlocks IDE, </text:span><text:span text:style-name="T96">you must execute the next command from a repertory containing a </text:span><text:span text:style-name="T277">CmakeLists.txt </text:span><text:span text:style-name="T263">file </text:span><text:span text:style-name="T96">:</text:span></text:p>
      <table:table table:name="Tableau11" table:style-name="Tableau11">
        <table:table-column table:style-name="Tableau11.A"/>
        <table:table-row>
          <table:table-cell table:style-name="Tableau11.A1" office:value-type="string">
            <text:p text:style-name="P144"><text:span text:style-name="T29">$ </text:span>cmake -G "CodeBlocks - Unix Makefiles"</text:p>
          </table:table-cell>
        </table:table-row>
      </table:table>
      <text:p text:style-name="P127"><text:soft-page-break/><text:span text:style-name="T264">For further information, follow this link : <text:line-break/></text:span><text:a xlink:type="simple" xlink:href="https://www.jetbrains.com/help/clion/2016.3/quick-cmake-tutorial.html" text:style-name="Internet_20_link" text:visited-style-name="Visited_20_Internet_20_Link"><text:span text:style-name="T363">https://www.jetbrains.com/help/clion/2016.3/quick-cmake-tutorial.html</text:span></text:a></text:p>
      <text:h text:style-name="P242" text:outline-level="2"><text:span text:style-name="Source_20_Text"><text:span text:style-name="T7">2) Setup your computer</text:span></text:span></text:h>
      <text:p text:style-name="P99">In this part we will see how to proceed to have all the tools that you need <text:span text:style-name="T336">to </text:span>star<text:span text:style-name="T336">t</text:span> using FLAIR.</text:p>
      <text:h text:style-name="P253" text:outline-level="3"><text:bookmark-start text:name="__RefHeading___Toc1015_1545557248"/><text:span text:style-name="T234">a</text:span><text:span text:style-name="T235">) </text:span><text:span text:style-name="T238">W</text:span><text:span text:style-name="T234">ork directory </text:span><text:span text:style-name="T238">and path variable</text:span><text:bookmark-end text:name="__RefHeading___Toc1015_1545557248"/></text:h>
      <text:p text:style-name="P99">To work comfortably it is advisable to create a unique directory that contain<text:span text:style-name="T337">s</text:span> all FLAIR <text:span text:style-name="T365">source code and libraries.</text:span> <text:s/></text:p>
      <text:p text:style-name="P99">This <text:span text:style-name="T366">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61">$ mkdir $HOME/flair</text:p>
          </table:table-cell>
        </table:table-row>
      </table:table>
      <text:p text:style-name="P43"/>
      <text:p text:style-name="P100"><text:span text:style-name="T367">Then</text:span> you can add an environment variable to your .bashrc with the path of this directory. It’s like creating a shor<text:span text:style-name="T337">t</text:span>cut <text:span text:style-name="T366">called $FLAIR_ROOT</text:span>, and we will use it to simplify the way how we access to FLAIR <text:span text:style-name="T366">main</text:span> directory. </text:p>
      <text:p text:style-name="P100">To do that we have to edit the bashrc file to declare our <text:span text:style-name="T366">environment</text:span> variable.</text:p>
      <table:table table:name="Tableau14" table:style-name="Tableau14">
        <table:table-column table:style-name="Tableau14.A"/>
        <table:table-row>
          <table:table-cell table:style-name="Tableau14.A1" office:value-type="string">
            <text:p text:style-name="P101">$ nano ~/.bashrc</text:p>
          </table:table-cell>
        </table:table-row>
      </table:table>
      <text:p text:style-name="P100"/>
      <text:p text:style-name="P100">Then add these lines at the end.</text:p>
      <text:p text:style-name="P167"/>
      <table:table table:name="Tableau15" table:style-name="Tableau15">
        <table:table-column table:style-name="Tableau15.A"/>
        <table:table-row>
          <table:table-cell table:style-name="Tableau15.A1" office:value-type="string">
            <text:p text:style-name="P162"># variable for Fl-AIR</text:p>
            <text:p text:style-name="P209">export FLAIR_ROOT=$HOME/flair</text:p>
          </table:table-cell>
        </table:table-row>
      </table:table>
      <text:p text:style-name="P41"/>
      <text:p text:style-name="P41"/>
      <text:p text:style-name="P45">CTR<text:span text:style-name="T341">L+</text:span>X to close the file and answer yes to save the modifications <text:span text:style-name="T366">(if you used nano to edit the file)</text:span>.</text:p>
      <text:p text:style-name="P45">Now we need to reload the <text:span text:style-name="T366">bashrc </text:span>script to create our variable $FLAIR_ROOT.</text:p>
      <text:p text:style-name="P45">Here is the command :</text:p>
      <text:p text:style-name="P38"/>
      <text:p text:style-name="P38"/>
      <table:table table:name="Tableau16" table:style-name="Tableau16">
        <table:table-column table:style-name="Tableau16.A"/>
        <table:table-row>
          <table:table-cell table:style-name="Tableau16.A1" office:value-type="string">
            <text:p text:style-name="P46">$ source ~/.bashrc</text:p>
            <text:p text:style-name="P47">$ echo $ <text:span text:style-name="T307">FLAIR_ROOT</text:span></text:p>
          </table:table-cell>
        </table:table-row>
      </table:table>
      <text:p text:style-name="P41"/>
      <text:p text:style-name="P39">The second line is for checking if the variable has been well created.</text:p>
      <text:p text:style-name="P45">It’s important to know that all Fl-AIR documentation, scripts and CMakeLists.txt will use this variable. <text:s/>So it’s really recommended <text:span text:style-name="T342">not to skip</text:span> this step.</text:p>
      <text:h text:style-name="P238" text:outline-level="2"><text:bookmark-start text:name="__RefHeading___Toc1129_1545557248"/><text:soft-page-break/><text:span text:style-name="T173">b</text:span><text:span text:style-name="T174">) IDE installation</text:span><text:bookmark-end text:name="__RefHeading___Toc1129_1545557248"/></text:h>
      <text:p text:style-name="P48"><text:s/>In this part we will install an IDE, you <text:span text:style-name="T368">can choose</text:span> between CodeBlocks and Eclipse. </text:p>
      <text:p text:style-name="P38"/>
      <text:p text:style-name="P72"><text:span text:style-name="T181">To help you make your decision you have to know that </text:span><text:span text:style-name="T182">all Fl-AIR documentation is based on </text:span><text:span text:style-name="T181">Code::Blocks but Eclipse </text:span><text:span text:style-name="T183">is</text:span><text:span text:style-name="T181"> appropriate </text:span><text:span text:style-name="T183">as well.</text:span><text:span text:style-name="T181"> </text:span></text:p>
      <text:p text:style-name="P48"/>
      <text:p text:style-name="P40"><text:span text:style-name="T178">If you </text:span><text:span text:style-name="T179">have opted</text:span><text:span text:style-name="T178"> </text:span><text:span text:style-name="T179">for </text:span><text:span text:style-name="T180">Code::Blocks</text:span><text:span text:style-name="T177"> </text:span><text:span text:style-name="T180">here is the installation command:</text:span></text:p>
      <text:p text:style-name="P45"/>
      <table:table table:name="Tableau17" table:style-name="Tableau17">
        <table:table-column table:style-name="Tableau17.A"/>
        <table:table-row>
          <table:table-cell table:style-name="Tableau17.A1" office:value-type="string">
            <text:p text:style-name="P44"><text:span text:style-name="T308">$ </text:span>sudo apt-get install codeblocks codeblocks-contrib</text:p>
          </table:table-cell>
        </table:table-row>
      </table:table>
      <text:p text:style-name="P45"/>
      <text:p text:style-name="P49"><text:span text:style-name="T368">I</text:span>f you prefer Eclip<text:span text:style-name="T368">se</text:span>:</text:p>
      <text:p text:style-name="P45"/>
      <table:table table:name="Tableau18" table:style-name="Tableau18">
        <table:table-column table:style-name="Tableau18.A"/>
        <table:table-row>
          <table:table-cell table:style-name="Tableau18.A1" office:value-type="string">
            <text:p text:style-name="P44"><text:span text:style-name="T308">$ </text:span>sudo apt-get install eclipse-cdt</text:p>
          </table:table-cell>
        </table:table-row>
      </table:table>
      <text:p text:style-name="P56"/>
      <text:p text:style-name="P50"><text:span text:style-name="T314">The environment variable $FLAIR_ROOT that we created in the previous section must be added </text:span><text:span text:style-name="T315">manually</text:span><text:span text:style-name="T314"> </text:span><text:span text:style-name="T316">in </text:span><text:span text:style-name="T315">Code::Blocks because </text:span><text:span text:style-name="T313">w</text:span><text:span text:style-name="T310">hen </text:span><text:span text:style-name="T315">the IDE </text:span><text:span text:style-name="T310">is not launched from command line, it does not read environment </text:span><text:span text:style-name="T309">variables set in .bashrc.</text:span></text:p>
      <text:p text:style-name="P53"/>
      <text:p text:style-name="P63"><text:span text:style-name="T370">There is how we add a new variable on Code::Blocks: G</text:span><text:span text:style-name="T369">o to settings/environment menu. Choose environment variables section on the left. </text:span></text:p>
      <text:p text:style-name="P53">Clic<text:span text:style-name="T343">k</text:span> on Add and fill the form : </text:p>
      <text:p text:style-name="P53">Key: <text:span text:style-name="T99">FLAIR_ROOT </text:span></text:p>
      <text:p text:style-name="P53">Value: <text:span text:style-name="T99">path to the FLAIR_ROOT directory </text:span></text:p>
      <text:p text:style-name="P53"><draw:frame draw:style-name="fr1" draw:name="Cadre1" text:anchor-type="paragraph" svg:y="0.056cm" svg:width="15.388cm" draw:z-index="3"><draw:text-box fo:min-height="9.814cm"><text:p text:style-name="P219"><draw:frame draw:style-name="fr5" draw:name="Image4" text:anchor-type="paragraph" svg:width="15.388cm" style:rel-width="100%" svg:height="9.814cm" style:rel-height="scale" draw:z-index="4"><draw:image xlink:href="Pictures/100000000000078000000438C3E79C55.png" xlink:type="simple" xlink:show="embed" xlink:actuate="onLoad"/></draw:frame> Illustration <text:span text:style-name="T344">1</text:span>: Add a new environment variable in CodeBlocks</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
      <text:p text:style-name="P72"><text:soft-page-break/><text:span text:style-name="T165">c) Real time process scheduling</text:span><text:span text:style-name="T166">:</text:span></text:p>
      <text:p text:style-name="P52"/>
      <text:p text:style-name="P70"><text:span text:style-name="T287">If you are using FLAIR without Xenom</text:span><text:span text:style-name="T290">ai </text:span><text:span text:style-name="T288">(</text:span><text:span text:style-name="T287">real-time </text:span><text:span text:style-name="T288">development framework ) you have to modify the configuration file limits.conf in order to </text:span><text:span text:style-name="T289">remove the limit that affect the</text:span><text:span text:style-name="T287"> maximum </text:span><text:span text:style-name="T289">real time</text:span><text:span text:style-name="T287"> priority allowed for non-privileged processes.</text:span></text:p>
      <text:p text:style-name="P69"><text:span text:style-name="T287">W</text:span><text:span text:style-name="T286">e will use nano for that:</text:span></text:p>
      <text:p text:style-name="P64"/>
      <table:table table:name="Table12" table:style-name="Table12">
        <table:table-column table:style-name="Table12.A"/>
        <table:table-row>
          <table:table-cell table:style-name="Table12.A1" office:value-type="string">
            <text:p text:style-name="P153">$ sudo nano /etc/security/limits.conf</text:p>
          </table:table-cell>
        </table:table-row>
      </table:table>
      <text:p text:style-name="P59"/>
      <text:p text:style-name="P72"><text:span text:style-name="T267">And add these lines </text:span><text:span text:style-name="T268">at the end </text:span><text:span text:style-name="T269">(your_user is your user login)</text:span><text:span text:style-name="T268">:</text:span></text:p>
      <text:p text:style-name="P60"/>
      <table:table table:name="Table13" table:style-name="Table13">
        <table:table-column table:style-name="Table13.A"/>
        <table:table-row table:style-name="Table13.1">
          <table:table-cell table:style-name="Table13.A1" office:value-type="string">
            <text:p text:style-name="P172">your_user <text:s text:c="14"/>soft <text:s text:c="3"/>rtprio <text:s text:c="9"/>99</text:p>
            <text:p text:style-name="P212">your_user <text:s text:c="14"/>hard <text:s text:c="3"/>rtprio <text:s text:c="9"/>99</text:p>
          </table:table-cell>
        </table:table-row>
      </table:table>
      <text:p text:style-name="P172"/>
      <text:p text:style-name="P61">Then logout and login.</text:p>
      <text:p text:style-name="P61"/>
      <text:p text:style-name="P72"><text:span text:style-name="T270">The rtprio utility is used for controlling </text:span><text:span text:style-name="T269">real time</text:span><text:span text:style-name="T270"> process scheduling.</text:span></text:p>
      <text:p text:style-name="P62"/>
      <text:p text:style-name="P62">The "soft limit" in the first line defines the <text:span text:style-name="T371">priority</text:span> of <text:span text:style-name="T371">real time processes</text:span> that the <text:span text:style-name="T371">U</text:span>ser will have after <text:span text:style-name="T371">he</text:span> log in. If the user gets error messages, then the <text:span text:style-name="T371">U</text:span>ser can increase the <text:span text:style-name="T371">allocated memory</text:span> <text:span text:style-name="T371">for RT process </text:span>up to "hard limit".</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232" text:outline-level="1"><text:bookmark-start text:name="__RefHeading___Toc1019_1545557248"/><text:soft-page-break/>3) Install Toolchain<text:bookmark-end text:name="__RefHeading___Toc1019_1545557248"/></text:h>
      <text:p text:style-name="P121"/>
      <text:h text:style-name="P239" text:outline-level="2"><text:bookmark-start text:name="__RefHeading___Toc1131_1545557248"/>a) Cross-toolch<text:span text:style-name="T335">a</text:span>in and toolchain<text:bookmark-end text:name="__RefHeading___Toc1131_1545557248"/></text:h>
      <text:p text:style-name="P106"><text:span text:style-name="T346">A cross compiler</text:span> <text:span text:style-name="T332">is </text:span>used <text:span text:style-name="T372">to</text:span> <text:span text:style-name="T345">compile</text:span> your programs <text:span text:style-name="T372">and make one version runnable in the flair simulator and a second version for the</text:span> target UAV<text:span text:style-name="T346">.</text:span></text:p>
      <text:p text:style-name="P107">If you want to learn more about toolchain and the architecture behind <text:span text:style-name="T373">here is a link that can help you:</text:span><text:a xlink:type="simple" xlink:href="http://infocenter.arm.com/help/" text:style-name="Internet_20_link" text:visited-style-name="Visited_20_Internet_20_Link"><text:span text:style-name="T373"> http://infocenter.arm.com/help/</text:span></text:a></text:p>
      <text:p text:style-name="P122"><text:span text:style-name="T278">The version </text:span><text:span text:style-name="T279">that</text:span><text:span text:style-name="T285"> is executable </text:span><text:span text:style-name="T278">on the target is made by the cross-toolchain, to install the cross </text:span><text:span text:style-name="T280">compiler</text:span><text:span text:style-name="T278"> copy and paste these lines:</text:span></text:p>
      <table:table table:name="Tableau19" table:style-name="Tableau19">
        <table:table-column table:style-name="Tableau19.A"/>
        <table:table-row>
          <table:table-cell table:style-name="Tableau19.A1" office:value-type="string">
            <text:p text:style-name="P163">$ cd ~</text:p>
            <text:p text:style-name="P164">$ wget https://uav.hds.utc.fr/src/toolchain/x86_64-meta-toolchain-flair-arm.sh</text:p>
            <text:p text:style-name="P164">$ chmod +x x86_64-meta-toolchain-flair-arm.sh</text:p>
            <text:p text:style-name="P164">$ sudo ./x86_64-meta-toolchain-flair-arm.sh</text:p>
            <text:p text:style-name="P210">$ rm x86_64-meta-toolchain-flair-arm.sh</text:p>
          </table:table-cell>
        </table:table-row>
      </table:table>
      <text:p text:style-name="P168"/>
      <text:p text:style-name="P168"/>
      <text:p text:style-name="P122"><text:span text:style-name="T281">Here is the command to install t</text:span><text:span text:style-name="T278">he toolchain </text:span><text:span text:style-name="T282">that will generate</text:span><text:span text:style-name="T281"> an </text:span><text:span text:style-name="T278">executabl</text:span><text:span text:style-name="T281">e </text:span><text:span text:style-name="T282">for your computer</text:span></text:p>
      <table:table table:name="Tableau20" table:style-name="Tableau20">
        <table:table-column table:style-name="Tableau20.A"/>
        <table:table-row>
          <table:table-cell table:style-name="Tableau20.A1" office:value-type="string">
            <text:p text:style-name="P165">$ cd ~</text:p>
            <text:p text:style-name="P166">$ wget https://uav.hds.utc.fr/src/toolchain/x86_64-meta-toolchain-flair-x86_64.sh</text:p>
            <text:p text:style-name="P166">$ chmod +x x86_64-meta-toolchain-flair-x86_64.sh</text:p>
            <text:p text:style-name="P166">$ sudo ./x86_64-meta-toolchain-flair-x86_64.sh</text:p>
            <text:p text:style-name="P211">$ rm x86_64-meta-toolchain-flair-x86_64.sh</text:p>
          </table:table-cell>
        </table:table-row>
      </table:table>
      <text:p text:style-name="P160"/>
      <text:p text:style-name="P116"><text:span text:style-name="T347">Environment</text:span> variable</text:p>
      <text:p text:style-name="P122"><text:span text:style-name="T278">The toolchain installation scripts generat</text:span><text:span text:style-name="T282">e</text:span><text:span text:style-name="T278"> </text:span><text:span text:style-name="T282">environment</text:span><text:span text:style-name="T278"> variabl</text:span><text:span text:style-name="T282">es but</text:span><text:span text:style-name="T278"> to use </text:span><text:span text:style-name="T282">them</text:span><text:span text:style-name="T278"> you </text:span><text:span text:style-name="T283">must</text:span><text:span text:style-name="T278"> reload your .bashrc </text:span><text:span text:style-name="T284">file</text:span><text:span text:style-name="T278">.</text:span></text:p>
      <table:table table:name="Tableau21" table:style-name="Tableau21">
        <table:table-column table:style-name="Tableau21.A"/>
        <table:table-row>
          <table:table-cell table:style-name="Tableau21.A1" office:value-type="string">
            <text:p text:style-name="P51">$ source ~/.bashrc</text:p>
          </table:table-cell>
        </table:table-row>
      </table:table>
      <text:p text:style-name="P106"/>
      <text:h text:style-name="P238" text:outline-level="2"><text:bookmark-start text:name="__RefHeading___Toc1133_1545557248"/><text:soft-page-break/><text:span text:style-name="T175">b) </text:span><text:span text:style-name="T176">Graphics drivers</text:span><text:bookmark-end text:name="__RefHeading___Toc1133_1545557248"/></text:h>
      <text:p text:style-name="P106">To use the FLAIR simulator you need to update your graphic<text:span text:style-name="T348">s</text:span> drivers <text:span text:style-name="T334">and copy them in the library toolchain directory robotmap3:</text:span></text:p>
      <text:p text:style-name="P106"/>
      <text:p text:style-name="P117">For Nvidia graphic<text:span text:style-name="T349">s</text:span> cards</text:p>
      <table:table table:name="Tableau22" table:style-name="Tableau22">
        <table:table-column table:style-name="Tableau22.A"/>
        <table:table-row>
          <table:table-cell table:style-name="Tableau22.A1" office:value-type="string">
            <text:p text:style-name="P51">$ s<text:span text:style-name="T311">udo cp -r /usr/lib/</text:span><text:span text:style-name="T317">nvidia-340</text:span><text:span text:style-name="T311">/* /opt/robomap3/1.7.3/core2-64/sysroots/core2-64-poky-linux/usr/lib </text:span></text:p>
          </table:table-cell>
        </table:table-row>
      </table:table>
      <text:p text:style-name="P108"/>
      <text:p text:style-name="P109">Here “nvidia-340” is the driver version it could be different <text:span text:style-name="T382">you should take the latest version, check this here </text:span><text:a xlink:type="simple" xlink:href="http://www.nvidia.fr/Download/driverResults.aspx/77575/fr" text:style-name="Internet_20_link" text:visited-style-name="Visited_20_Internet_20_Link"><text:span text:style-name="T382">http://www.nvidia.fr/Download/driverResults.aspx/77575/fr</text:span></text:a>.</text:p>
      <text:p text:style-name="P102">For AMD graphic cards </text:p>
      <text:p text:style-name="P154"/>
      <table:table table:name="Tableau23" table:style-name="Tableau23">
        <table:table-column table:style-name="Tableau23.A"/>
        <table:table-row>
          <table:table-cell table:style-name="Tableau23.A1" office:value-type="string">
            <text:p text:style-name="P51">$ <text:span text:style-name="T312">sudo cp -r /usr/lib/</text:span><text:span text:style-name="T318">fglrx</text:span><text:span text:style-name="T312">/* /opt/robomap3/1.7.3/core2-64/sysroots/core2-64-poky-linux/usr/lib </text:span></text:p>
          </table:table-cell>
        </table:table-row>
      </table:table>
      <text:p text:style-name="P54"/>
      <text:p text:style-name="P54">Fglrx is the default directory that contain<text:span text:style-name="T350">s</text:span> AMD graphic<text:span text:style-name="T351">s</text:span> driver.</text:p>
      <text:p text:style-name="P55">Please note <text:span text:style-name="T374">that ubuntu 16.04 and higher don’t support any more fglrx drivers.</text:span></text:p>
      <text:p text:style-name="P54"/>
      <text:p text:style-name="P54"/>
      <text:p text:style-name="P54"/>
      <text:p text:style-name="P118">For Intel <text:span text:style-name="T373">graphical card</text:span> :</text:p>
      <text:p text:style-name="P110">It's a little bit more complicated, due to several versions and path for the libraries. </text:p>
      <text:p text:style-name="P111">The idea is that we're using the system video card driver since it's not included in robomap3. <text:s/>The driver itself (eg: i965_dri.so) should be loaded automatically (from /usr/lib/x86_64-linux-gnu/dri/). </text:p>
      <text:p text:style-name="P111">To debug this you should launch your 3D graphic program (eg: simulator) with the LIBGL_DEBUG environment variable set to verbose. For example </text:p>
      <text:p text:style-name="P155"/>
      <table:table table:name="Table14" table:style-name="Table14">
        <table:table-column table:style-name="Table14.A"/>
        <table:table-row>
          <table:table-cell table:style-name="Table14.A1" office:value-type="string">
            <text:p text:style-name="P157">$ cd $FLAIR_ROOT/flair-src/demos/CircleFollower/simulator/build/bin</text:p>
            <text:p text:style-name="P213">$ LIBGL_DEBUG=verbose ./simulator_x4.sh</text:p>
          </table:table-cell>
        </table:table-row>
      </table:table>
      <text:p text:style-name="P155"/>
      <text:p text:style-name="P155"/>
      <table:table table:name="Table15" table:style-name="Table15">
        <table:table-column table:style-name="Table15.A"/>
        <text:soft-page-break/>
        <table:table-row>
          <table:table-cell table:style-name="Table15.A1" office:value-type="string">
            <text:p text:style-name="P112">libGL: dlopen /usr/lib/x86_64-linux-gnu/dri/i965_dri.so failed (/opt/robomap3/1.7.3/core2-64/sysroots/core2-64-poky-linux/usr/lib/<text:span text:style-name="T375">libstdc++.so.6:</text:span> version `<text:span text:style-name="T375">CXXABI_1.3.9</text:span>' not found (required by /usr/lib/x86_64-linux-gnu/dri/i965_dri.so))</text:p>
          </table:table-cell>
        </table:table-row>
      </table:table>
      <text:p text:style-name="P112"/>
      <text:p text:style-name="P111">If you get an error <text:span text:style-name="T377">like this </text:span>it’s because the driver <text:span text:style-name="T377">doesn’t </text:span>successfully load <text:span text:style-name="T377">and</text:span> may require some specific library versions that are not included in robomap3. </text:p>
      <text:p text:style-name="P112">Here the <text:s/>version of libstdc++ included in robomap3 probably doesn't define this symbol. You can make sure with this</text:p>
      <table:table table:name="Table16" table:style-name="Table16">
        <table:table-column table:style-name="Table16.A"/>
        <table:table-row>
          <table:table-cell table:style-name="Table16.A1" office:value-type="string">
            <text:p text:style-name="P115">strings opt/robomap3/1.7.3/core2-64/sysroots/core2-64-poky-linux/usr/lib/libstdc++.so.6 | grep CXXABI_</text:p>
          </table:table-cell>
        </table:table-row>
      </table:table>
      <text:p text:style-name="P112"><text:line-break/>It will check if libstdc<text:span text:style-name="T378">++.so.6 really don’t have GXXABI as pretended by the error message.</text:span></text:p>
      <text:p text:style-name="P112">So we need to preload the libstdc++ library of the system to avoid robomap3 one to be loaded. To achieve this we need to set the LD_PRELOAD environment variable like this :</text:p>
      <text:p text:style-name="P112"/>
      <table:table table:name="Table17" table:style-name="Table17">
        <table:table-column table:style-name="Table17.A"/>
        <table:table-row>
          <table:table-cell table:style-name="Table17.A1" office:value-type="string">
            <text:p text:style-name="P158">LD_PRELOAD=/usr/lib/x86_64-linux-gnu/libstdc++.so.6 ./<text:span text:style-name="T379">simulator_x4.sh</text:span></text:p>
          </table:table-cell>
        </table:table-row>
      </table:table>
      <text:p text:style-name="P154"/>
      <text:p text:style-name="P118"><text:line-break/>For laptops with two graphical cards:</text:p>
      <text:p text:style-name="P106"><text:span text:style-name="T333">If your laptop have </text:span>two graphic<text:span text:style-name="T352">s</text:span> cards it <text:span text:style-name="T353">is more complicated</text:span> <text:span text:style-name="T333">be</text:span>cause you should d<text:span text:style-name="T353">i</text:span>sable <text:span text:style-name="T333">one of your graphic card</text:span>.</text:p>
      <text:p text:style-name="P119">Nvidia and Intel:</text:p>
      <text:p text:style-name="P113">You need to have both Nvidia proprietary drivers and nvidia-prime to get it working. This can be done by running</text:p>
      <text:p text:style-name="P217"><text:span text:style-name="Source_20_Text">sudo apt-get install </text:span><text:span text:style-name="Source_20_Text"><text:span text:style-name="T375">nvidia-34</text:span></text:span><text:span text:style-name="Source_20_Text"><text:span text:style-name="T376">0</text:span></text:span><text:span text:style-name="Source_20_Text"> nvidia-prime</text:span></text:p>
      <text:p text:style-name="P114">Nvidia 340 can be different depending your graphical card model.</text:p>
      <text:p text:style-name="P128"><text:span text:style-name="T249">Then you will have </text:span><text:span text:style-name="Source_20_Text"><text:span text:style-name="T249">Nvidia X Server Settings</text:span></text:span><text:span text:style-name="T249"> in Dash. And there you can find PRIME profiles.<text:line-break/></text:span><text:span text:style-name="T272">Voir pour AMD</text:span></text:p>
      <text:h text:style-name="P234" text:outline-level="1"><text:bookmark-start text:name="__RefHeading___Toc1135_1545557248"/><text:soft-page-break/><text:span text:style-name="T160">4) </text:span><text:span text:style-name="T161">FLAIR </text:span><text:span text:style-name="Source_20_Text"><text:span text:style-name="T6">SVN repository</text:span></text:span><text:bookmark-end text:name="__RefHeading___Toc1135_1545557248"/></text:h>
      <text:p text:style-name="P128"><text:span text:style-name="Source_20_Text"><text:span text:style-name="T142"/></text:span></text:p>
      <text:h text:style-name="P240" text:outline-level="2"><text:bookmark-start text:name="__RefHeading___Toc1137_1545557248"/><text:span text:style-name="Source_20_Text"><text:span text:style-name="T163">a) </text:span></text:span><text:span text:style-name="Source_20_Text"><text:span text:style-name="T162">What is an SVN repository ?</text:span></text:span><text:bookmark-end text:name="__RefHeading___Toc1137_1545557248"/></text:h>
      <text:p text:style-name="P128"><text:span text:style-name="Source_20_Text"><text:span text:style-name="T242">An </text:span></text:span><text:span text:style-name="Source_20_Text"><text:span text:style-name="T241">SVN repository is used for managing any collection of files that are changed or modified over time. </text:span></text:span><text:span text:style-name="Source_20_Text"><text:span text:style-name="T242">It is a collection of files and directories, bundled together in a special database that also records a complete history of all the changes that have ever been made to these files.</text:span></text:span></text:p>
      <text:h text:style-name="P240" text:outline-level="2"><text:bookmark-start text:name="__RefHeading___Toc1139_1545557248"/><text:span text:style-name="Source_20_Text"><text:span text:style-name="T163">b) </text:span></text:span><text:span text:style-name="Source_20_Text"><text:span text:style-name="T162">How FLAIR SVN is organized ?</text:span></text:span><text:bookmark-end text:name="__RefHeading___Toc1139_1545557248"/></text:h>
      <text:p text:style-name="P128"><text:span text:style-name="Source_20_Text"><text:span text:style-name="T162"/></text:span></text:p>
      <text:p text:style-name="P128"><text:span text:style-name="Source_20_Text"><text:span text:style-name="T274">Th</text:span></text:span><text:span text:style-name="Source_20_Text"><text:span text:style-name="T275">ere is 3 main </text:span></text:span><text:span text:style-name="Source_20_Text"><text:span text:style-name="T274"><text:s/>root </text:span></text:span><text:span text:style-name="Source_20_Text"><text:span text:style-name="T275">directories</text:span></text:span><text:span text:style-name="Source_20_Text"><text:span text:style-name="T274">: </text:span></text:span></text:p>
      <text:list xml:id="list3005693484179698607" text:style-name="L2">
        <text:list-item>
          <text:p text:style-name="P222"><text:span text:style-name="Source_20_Text"><text:span text:style-name="T274">flair-src</text:span></text:span></text:p>
        </text:list-item>
        <text:list-item>
          <text:p text:style-name="P222"><text:span text:style-name="Source_20_Text"><text:span text:style-name="T274">flair-dev</text:span></text:span></text:p>
        </text:list-item>
        <text:list-item>
          <text:p text:style-name="P222"><text:span text:style-name="Source_20_Text"><text:span text:style-name="T274">flair-bin</text:span></text:span></text:p>
        </text:list-item>
      </text:list>
      <text:p text:style-name="P156"/>
      <text:p text:style-name="P128"><text:span text:style-name="Source_20_Text"><text:span text:style-name="T293">flair-sr</text:span></text:span><text:span text:style-name="Source_20_Text"><text:span text:style-name="T294">c</text:span></text:span></text:p>
      <text:p text:style-name="P128"><text:span text:style-name="Source_20_Text"><text:span text:style-name="T241"/></text:span></text:p>
      <text:p text:style-name="P128"><text:span text:style-name="Source_20_Text"><text:span text:style-name="T245">This repository contains </text:span></text:span><text:span text:style-name="Source_20_Text"><text:span text:style-name="T246">the </text:span></text:span><text:span text:style-name="Source_20_Text"><text:span text:style-name="T241">Fl-AIR source </text:span></text:span><text:span text:style-name="Source_20_Text"><text:span text:style-name="T250">code</text:span></text:span><text:span text:style-name="Source_20_Text"><text:span text:style-name="T241">.</text:span></text:span></text:p>
      <text:p text:style-name="P128"><text:span text:style-name="Source_20_Text"><text:span text:style-name="T241">It is organized as follows:</text:span></text:span></text:p>
      <text:list xml:id="list2909735027534297109" text:style-name="L3">
        <text:list-item>
          <text:p text:style-name="P223"><text:span text:style-name="Source_20_Text"><text:span text:style-name="T241"><text:s text:c="4"/>demos: demos using Fl-AIR </text:span></text:span><text:span text:style-name="Source_20_Text"><text:span text:style-name="T251">which are good starting points if you want to write your own application . There is also Skeletons that are also good to begin as they are very minimalistic <text:s/></text:span></text:span></text:p>
        </text:list-item>
        <text:list-item>
          <text:p text:style-name="P223"><text:span text:style-name="Source_20_Text"><text:span text:style-name="T241"><text:s text:c="4"/>lib: FL-AIR libraries sources </text:span></text:span><text:span text:style-name="Source_20_Text"><text:span text:style-name="T252">which contain all source code like the objects that we will use in our code</text:span></text:span></text:p>
        </text:list-item>
        <text:list-item>
          <text:p text:style-name="P223"><text:span text:style-name="Source_20_Text"><text:span text:style-name="T241"><text:s text:c="4"/>tools: FL-AIR tools sources (ground control station, etc) </text:span></text:span></text:p>
        </text:list-item>
      </text:list>
      <text:p text:style-name="P128"/>
      <text:p text:style-name="P128"/>
      <text:p text:style-name="P128"/>
      <text:p text:style-name="P128"><text:span text:style-name="Source_20_Text"><text:span text:style-name="T241"/></text:span></text:p>
      <text:p text:style-name="P128"><text:soft-page-break/><text:span text:style-name="Source_20_Text"><text:span text:style-name="T293">flair-dev</text:span></text:span></text:p>
      <text:p text:style-name="P128"><text:span text:style-name="Source_20_Text"><text:span text:style-name="T241"/></text:span></text:p>
      <text:p text:style-name="P128"><text:span text:style-name="Source_20_Text"><text:span text:style-name="T241">This repository contains all necessary files to develop applications with Fl-AIR. </text:span></text:span></text:p>
      <text:p text:style-name="P128"><text:span text:style-name="Source_20_Text"><text:span text:style-name="T241">It is organized as follows:</text:span></text:span></text:p>
      <text:list xml:id="list611964560721470235" text:style-name="L4">
        <text:list-item>
          <text:p text:style-name="P224"><text:span text:style-name="Source_20_Text"><text:span text:style-name="T241"><text:s text:c="4"/>cmake-modules: modules for cmake</text:span></text:span><text:span text:style-name="Source_20_Text"><text:span text:style-name="T253">( used for <text:s/>managing the build process of software)</text:span></text:span></text:p>
        </text:list-item>
        <text:list-item>
          <text:p text:style-name="P224"><text:span text:style-name="Source_20_Text"><text:span text:style-name="T241"><text:s text:c="4"/>doc: documentation </text:span></text:span><text:span text:style-name="Source_20_Text"><text:span text:style-name="T253">in HTML</text:span></text:span></text:p>
        </text:list-item>
        <text:list-item>
          <text:p text:style-name="P224"><text:span text:style-name="Source_20_Text"><text:span text:style-name="T241"><text:s text:c="4"/>include: Fl-AIR header files</text:span></text:span></text:p>
        </text:list-item>
        <text:list-item>
          <text:p text:style-name="P224"><text:span text:style-name="Source_20_Text"><text:span text:style-name="T241"><text:s text:c="4"/>scripts: scripts </text:span></text:span><text:span text:style-name="Source_20_Text"><text:span text:style-name="T248">used </text:span></text:span><text:span text:style-name="Source_20_Text"><text:span text:style-name="T247">to develop</text:span></text:span><text:span text:style-name="Source_20_Text"><text:span text:style-name="T241"> with Fl-AIR <text:s/></text:span></text:span><text:a xlink:type="simple" xlink:href="https://devel.hds.utc.fr/svn/flair-dev/tags/latest/scripts/flair_compile_all.sh" text:style-name="Internet_20_link" text:visited-style-name="Visited_20_Internet_20_Link"><text:span text:style-name="Source_20_Text">f</text:span></text:a><text:span text:style-name="Source_20_Text"><text:span text:style-name="T253">lair_compile_all.sh used to </text:span></text:span><text:span text:style-name="Source_20_Text"><text:span text:style-name="T254">compile To compile all Fl-AIR programs</text:span></text:span></text:p>
        </text:list-item>
      </text:list>
      <text:p text:style-name="P128"><text:span text:style-name="Source_20_Text"><text:span text:style-name="T241"/></text:span></text:p>
      <text:p text:style-name="P128"><text:span text:style-name="Source_20_Text"><text:span text:style-name="T293"/></text:span></text:p>
      <text:p text:style-name="P128"><text:span text:style-name="Source_20_Text"><text:span text:style-name="T293">flair-bin</text:span></text:span></text:p>
      <text:p text:style-name="P128"><text:span text:style-name="Source_20_Text"><text:span text:style-name="T241"/></text:span></text:p>
      <text:p text:style-name="P128"><text:span text:style-name="Source_20_Text"><text:span text:style-name="T241">This repository contains Fl-AIR binaries. </text:span></text:span></text:p>
      <text:p text:style-name="P128"><text:span text:style-name="Source_20_Text"><text:span text:style-name="T241">It is organized as follows:</text:span></text:span></text:p>
      <text:list xml:id="list5180166005676208934" text:style-name="L5">
        <text:list-item>
          <text:p text:style-name="P225"><text:span text:style-name="Source_20_Text"><text:span text:style-name="T241"><text:s text:c="3"/>models: models used by Fl-AIR simulator</text:span></text:span></text:p>
        </text:list-item>
        <text:list-item>
          <text:p text:style-name="P225"><text:span text:style-name="Source_20_Text"><text:span text:style-name="T241"><text:s text:c="3"/>lib: Fl-AIR compiled libraries</text:span></text:span></text:p>
        </text:list-item>
        <text:list-item>
          <text:p text:style-name="P225"><text:span text:style-name="Source_20_Text"><text:span text:style-name="T241"><text:s text:c="3"/>tools: Fl-AIR compiled tools like : dualshock3 to connect your PS3 controller or flairgcs for the ground station</text:span></text:span></text:p>
        </text:list-item>
      </text:list>
      <text:p text:style-name="P124"/>
      <text:p text:style-name="P124"/>
      <text:p text:style-name="P124"/>
      <text:p text:style-name="P124"/>
      <text:p text:style-name="P124"/>
      <text:h text:style-name="P238" text:outline-level="2"><text:bookmark text:name="flair-hdsrepository"/><text:soft-page-break/><text:span text:style-name="Source_20_Text"><text:span text:style-name="T295">flair-hds repository</text:span></text:span></text:h>
      <text:p text:style-name="P128"><text:span text:style-name="Source_20_Text"><text:span text:style-name="T241">Some additional software is available for Heudiasyc users only. This software is not included in flair repositories because of license incompatibility with flair. </text:span></text:span></text:p>
      <text:p text:style-name="P128"><text:span text:style-name="Source_20_Text"><text:span text:style-name="T241">flair-hds repository is organised as flair-dev, flair-bin and flair-src repositories. It contains the following directories: </text:span></text:span></text:p>
      <text:list xml:id="list613499417861178838" text:style-name="L6">
        <text:list-item>
          <text:p text:style-name="P230"><text:span text:style-name="Source_20_Text"><text:span text:style-name="T241">src: the sources </text:span></text:span></text:p>
        </text:list-item>
        <text:list-item>
          <text:p text:style-name="P230"><text:span text:style-name="Source_20_Text"><text:span text:style-name="T241">bin: all necessary files to develop applications with flair-hds libs </text:span></text:span></text:p>
        </text:list-item>
        <text:list-item>
          <text:p text:style-name="P226"><text:span text:style-name="Source_20_Text"><text:span text:style-name="T241">dev: binaries </text:span></text:span></text:p>
        </text:list-item>
      </text:list>
      <text:p text:style-name="P124"/>
      <text:p text:style-name="P124"/>
      <text:p text:style-name="P123"><text:span text:style-name="Source_20_Text"><text:span text:style-name="T292">Each root directory forms an </text:span></text:span><text:span text:style-name="Source_20_Text"><text:span text:style-name="T291">S</text:span></text:span><text:span text:style-name="Source_20_Text"><text:span text:style-name="T292">VN repository which is organized like that: </text:span></text:span></text:p>
      <text:p text:style-name="P172"><text:span text:style-name="Source_20_Text"><text:span text:style-name="T273">Root</text:span></text:span></text:p>
      <text:p text:style-name="P169"><text:s/>| -&gt; tags</text:p>
      <text:p text:style-name="P169"><text:s text:c="4"/>| -&gt; latest</text:p>
      <text:p text:style-name="P169"><text:s text:c="4"/>| -&gt; 1.0</text:p>
      <text:p text:style-name="P169"><text:s text:c="4"/>| -&gt; 1.1</text:p>
      <text:p text:style-name="P169"><text:s text:c="4"/>| -&gt; 2.0</text:p>
      <text:p text:style-name="P169"><text:s text:c="4"/>| -&gt; ...</text:p>
      <text:p text:style-name="P169"><text:s/>| -&gt; trunk</text:p>
      <text:p text:style-name="P169"><text:s/>| -&gt; branches</text:p>
      <text:p text:style-name="P169"><text:s text:c="4"/>| -&gt; testing</text:p>
      <text:p text:style-name="P215"><text:s text:c="4"/>| -&gt; ...</text:p>
      <text:p text:style-name="P128"><text:span text:style-name="Source_20_Text"><text:span text:style-name="T274"/></text:span></text:p>
      <text:list xml:id="list5019703231380302489" text:style-name="L7">
        <text:list-item>
          <text:p text:style-name="P227"><text:span text:style-name="Source_20_Text"><text:span text:style-name="T320">Tags</text:span></text:span></text:p>
        </text:list-item>
      </text:list>
      <text:p text:style-name="P105"><text:span text:style-name="Source_20_Text"><text:span text:style-name="T319">The tags are the stable versions of the repository. </text:span></text:span><text:span text:style-name="Source_20_Text"><text:span text:style-name="T324">As t</text:span></text:span><text:span text:style-name="Source_20_Text"><text:span text:style-name="T319">h</text:span></text:span><text:span text:style-name="Source_20_Text"><text:span text:style-name="T323">ese</text:span></text:span><text:span text:style-name="Source_20_Text"><text:span text:style-name="T319"> versions are </text:span></text:span><text:span text:style-name="Source_20_Text"><text:span text:style-name="T323">stable</text:span></text:span><text:span text:style-name="Source_20_Text"><text:span text:style-name="T319"> you can’t modify them and they are supposed </text:span></text:span><text:span text:style-name="Source_20_Text"><text:span text:style-name="T324">to be</text:span></text:span><text:span text:style-name="Source_20_Text"><text:span text:style-name="T319"> </text:span></text:span><text:span text:style-name="Source_20_Text"><text:span text:style-name="T324">functional.</text:span></text:span><text:span text:style-name="Source_20_Text"><text:span text:style-name="T319"> The </text:span></text:span><text:span text:style-name="Source_20_Text"><text:span text:style-name="T323">tag l</text:span></text:span><text:span text:style-name="Source_20_Text"><text:span text:style-name="T319">atest is the latest stable version, </text:span></text:span><text:span text:style-name="Source_20_Text"><text:span text:style-name="T323">we will use this one.</text:span></text:span></text:p>
      <text:p text:style-name="P105"><text:span text:style-name="Source_20_Text"><text:span text:style-name="T323"/></text:span></text:p>
      <text:list xml:id="list7032318524633618221" text:style-name="L8">
        <text:list-item>
          <text:p text:style-name="P229"><text:span text:style-name="Source_20_Text"><text:span text:style-name="T273">Trunk</text:span></text:span></text:p>
        </text:list-item>
      </text:list>
      <text:p text:style-name="P105"><text:span text:style-name="Source_20_Text"><text:span text:style-name="T319">The trunk branch is </text:span></text:span><text:span text:style-name="Source_20_Text"><text:span text:style-name="T323">the version </text:span></text:span><text:span text:style-name="Source_20_Text"><text:span text:style-name="T325">still under</text:span></text:span><text:span text:style-name="Source_20_Text"><text:span text:style-name="T323"> </text:span></text:span><text:span text:style-name="Source_20_Text"><text:span text:style-name="T325">development.</text:span></text:span></text:p>
      <text:list xml:id="list5466322633821057186" text:style-name="L9">
        <text:list-item>
          <text:p text:style-name="P228"><text:span text:style-name="Source_20_Text"><text:span text:style-name="T320">Other branch</text:span></text:span><text:span text:style-name="Source_20_Text"><text:span text:style-name="T321">e</text:span></text:span><text:span text:style-name="Source_20_Text"><text:span text:style-name="T320">s</text:span></text:span></text:p>
        </text:list-item>
      </text:list>
      <text:p text:style-name="P128"><text:span text:style-name="Source_20_Text"><text:span text:style-name="T241">The other branch</text:span></text:span><text:span text:style-name="Source_20_Text"><text:span text:style-name="T244">e</text:span></text:span><text:span text:style-name="Source_20_Text"><text:span text:style-name="T241">s are used to order other development version</text:span></text:span><text:span text:style-name="Source_20_Text"><text:span text:style-name="T243">s</text:span></text:span><text:span text:style-name="Source_20_Text"><text:span text:style-name="T241"> that we can </text:span></text:span><text:span text:style-name="Source_20_Text"><text:span text:style-name="T243">modify</text:span></text:span><text:span text:style-name="Source_20_Text"><text:span text:style-name="T241"> without altering the trunk version.</text:span></text:span></text:p>
      <text:h text:style-name="P235" text:outline-level="1"><text:soft-page-break/><text:span text:style-name="Source_20_Text"><text:span text:style-name="T90">c) Get repositories</text:span></text:span></text:h>
      <text:p text:style-name="P128"><text:span text:style-name="Source_20_Text"><text:span text:style-name="T241">Depending on what you are doing with Fl-AIR, there are several options for getting the repositories.</text:span></text:span> </text:p>
      <text:p text:style-name="P57"><text:span text:style-name="Source_20_Text"><text:span text:style-name="T322">Only developing applications based on latest Fl-AIR version</text:span></text:span></text:p>
      <text:p text:style-name="P57"><text:span text:style-name="Source_20_Text"><text:span text:style-name="T326"/></text:span></text:p>
      <text:p text:style-name="P57"><text:span text:style-name="Source_20_Text"><text:span text:style-name="T326">To get the latest version of Fl-AIR run the following commands:</text:span></text:span></text:p>
      <text:p text:style-name="P57"><text:span text:style-name="Source_20_Text"><text:span text:style-name="T326"/></text:span></text:p>
      <table:table table:name="Table18" table:style-name="Table18">
        <table:table-column table:style-name="Table18.A"/>
        <table:table-row>
          <table:table-cell table:style-name="Table18.A1" office:value-type="string">
            <text:p text:style-name="P57"><text:span text:style-name="Source_20_Text"><text:span text:style-name="T326">$ cd $FLAIR_ROOT</text:span></text:span></text:p>
            <text:p text:style-name="P57"><text:span text:style-name="Source_20_Text"><text:span text:style-name="T326">$ svn co https://devel.hds.utc.fr/svn/flair-dev/tags/latest flair-dev</text:span></text:span></text:p>
            <text:p text:style-name="P57"><text:span text:style-name="Source_20_Text"><text:span text:style-name="T326">$ svn co https://devel.hds.utc.fr/svn/flair-bin/tags/latest flair-bin</text:span></text:span></text:p>
            <text:p text:style-name="P151"><text:span text:style-name="Source_20_Text"><text:span text:style-name="T326">$ svn co https://devel.hds.utc.fr/svn/flair-src/tags/latest flair-src</text:span></text:span></text:p>
          </table:table-cell>
        </table:table-row>
      </table:table>
      <text:h text:style-name="P241" text:outline-level="2"><text:span text:style-name="Source_20_Text"><text:span text:style-name="T271"/></text:span></text:h>
      <text:h text:style-name="P241" text:outline-level="2"><text:bookmark text:name="DevelopingapplicationsbasedonmultipleversionsofFl-AIR"/><text:span text:style-name="Source_20_Text"><text:span text:style-name="T276">Developing applications based on multiple versions of Fl-AIR</text:span></text:span></text:h>
      <text:p text:style-name="P128"><text:span text:style-name="Source_20_Text"><text:span text:style-name="T266">If you need more than one version of Fl-AIR on your computer, on solution is to do the following: </text:span></text:span></text:p>
      <text:p text:style-name="P128"><text:span text:style-name="Source_20_Text"><text:span text:style-name="T266"/></text:span></text:p>
      <table:table table:name="Table19" table:style-name="Table19">
        <table:table-column table:style-name="Table19.A"/>
        <table:table-row>
          <table:table-cell table:style-name="Table19.A1" office:value-type="string">
            <text:p text:style-name="P172"><text:span text:style-name="Source_20_Text"><text:span text:style-name="T266">$ cd $FLAIR_ROOT</text:span></text:span></text:p>
            <text:p text:style-name="P172"><text:span text:style-name="Source_20_Text"><text:span text:style-name="T266">$ svn co https://devel.hds.utc.fr/svn/flair-dev flair-dev_svn</text:span></text:span></text:p>
            <text:p text:style-name="P172"><text:span text:style-name="Source_20_Text"><text:span text:style-name="T266">$ svn co https://devel.hds.utc.fr/svn/flair-bin flair-bin_svn</text:span></text:span></text:p>
            <text:p text:style-name="P214"><text:span text:style-name="Source_20_Text"><text:span text:style-name="T327">$ svn co https://devel.hds.utc.fr/svn/flair-src flair-src_svn</text:span></text:span></text:p>
          </table:table-cell>
        </table:table-row>
      </table:table>
      <text:p text:style-name="P172"><text:span text:style-name="Source_20_Text"><text:span text:style-name="T266"/></text:span></text:p>
      <text:p text:style-name="P128"><text:span text:style-name="Source_20_Text"><text:span text:style-name="T266">This will sync all the repositories. To avoid this have look at --set-depth svn command: </text:span></text:span><text:span text:style-name="Source_20_Text"><text:span text:style-name="T265">You can use the svn update --set-depth exclude “folderName” to remove this folder from your working directory:</text:span></text:span></text:p>
      <text:p text:style-name="P128"><text:span text:style-name="Source_20_Text"><text:span text:style-name="T266">Then make a symbolic link to the version you need: </text:span></text:span></text:p>
      <text:p text:style-name="P128"/>
      <table:table table:name="Table20" table:style-name="Table20">
        <table:table-column table:style-name="Table20.A"/>
        <table:table-row>
          <table:table-cell table:style-name="Table20.A1" office:value-type="string">
            <text:p text:style-name="P172"><text:span text:style-name="Source_20_Text"><text:span text:style-name="T266">$ cd $FLAIR_ROOT</text:span></text:span></text:p>
            <text:p text:style-name="P172"><text:span text:style-name="Source_20_Text"><text:span text:style-name="T266">$ ln -s flair-dev_svn/tags/0.0.1 flair-dev</text:span></text:span></text:p>
            <text:p text:style-name="P172"><text:span text:style-name="Source_20_Text"><text:span text:style-name="T266">$ ln -s flair-bin_svn/tags/0.0.1 flair-bin</text:span></text:span></text:p>
            <text:p text:style-name="P214"><text:span text:style-name="Source_20_Text"><text:span text:style-name="T327">$ ln -s flair-src_svn/tags/0.0.1 flair-src</text:span></text:span></text:p>
          </table:table-cell>
        </table:table-row>
      </table:table>
      <text:p text:style-name="P170"/>
      <text:p text:style-name="P170"/>
      <text:p text:style-name="P170"><text:span text:style-name="Source_20_Text"><text:span text:style-name="T164"/></text:span></text:p>
      <text:p text:style-name="P170"><text:soft-page-break/><text:span text:style-name="Source_20_Text"><text:span text:style-name="T164">d) </text:span></text:span><text:span text:style-name="Source_20_Text"><text:span text:style-name="T167">Updating repositories</text:span></text:span></text:p>
      <text:p text:style-name="P170"/>
      <text:p text:style-name="P170"><text:span text:style-name="Source_20_Text"><text:span text:style-name="T265">To update your local repositories:</text:span></text:span></text:p>
      <text:p text:style-name="P170"><text:span text:style-name="Source_20_Text"><text:span text:style-name="T265"/></text:span></text:p>
      <table:table table:name="Table21" table:style-name="Table21">
        <table:table-column table:style-name="Table21.A"/>
        <table:table-row>
          <table:table-cell table:style-name="Table21.A1" office:value-type="string">
            <text:p text:style-name="P170"><text:span text:style-name="Source_20_Text"><text:span text:style-name="T265">$ svn up $FLAIR_ROOT/flair-dev --accept theirs-full</text:span></text:span></text:p>
            <text:p text:style-name="P170"><text:span text:style-name="Source_20_Text"><text:span text:style-name="T265">$ svn up $FLAIR_ROOT/flair-bin --accept theirs-full</text:span></text:span></text:p>
            <text:p text:style-name="P216"><text:span text:style-name="Source_20_Text"><text:span text:style-name="T265">$ svn up $FLAIR_ROOT/flair-src</text:span></text:span></text:p>
          </table:table-cell>
        </table:table-row>
      </table:table>
      <text:p text:style-name="P71"><text:span text:style-name="Source_20_Text"><text:span text:style-name="T265"/></text:span></text:p>
      <text:p text:style-name="P170"><text:span text:style-name="Source_20_Text"><text:span text:style-name="T265"/></text:span></text:p>
      <text:p text:style-name="P71"><text:span text:style-name="Source_20_Text"><text:span text:style-name="T265">In some cases, you can have a conflict between local file and remote files. This can happen if you recompiled all for example. In this case, and if you are sure you can discard your changes, answer tf to the conflict question.</text:span></text:span></text:p>
      <text:p text:style-name="P71"><text:span text:style-name="Source_20_Text"><text:span text:style-name="T265"/></text:span></text:p>
      <text:p text:style-name="P71"/>
      <text:p text:style-name="P170"><text:span text:style-name="Source_20_Text"><text:span text:style-name="T168">e</text:span></text:span><text:span text:style-name="Source_20_Text"><text:span text:style-name="T164">) </text:span></text:span><text:span text:style-name="Source_20_Text"><text:span text:style-name="T168">Compile libraries, tools and demos</text:span></text:span></text:p>
      <text:p text:style-name="P170"><text:span text:style-name="Source_20_Text"><text:span text:style-name="T167"/></text:span></text:p>
      <text:p text:style-name="P170"><text:span text:style-name="Source_20_Text"><text:span text:style-name="T168"><text:s/></text:span></text:span><text:span text:style-name="Source_20_Text"><text:span text:style-name="T265">Compiling all is not really necessary, as everything necessary for development is already compilated in flair_bin repository. It is needed if you did not installed the toolchains in their defaults directories. It can also be used to compile all demos.</text:span></text:span></text:p>
      <text:p text:style-name="P170"><text:span text:style-name="Source_20_Text"><text:span text:style-name="T265"/></text:span></text:p>
      <text:p text:style-name="P170"><text:span text:style-name="Source_20_Text"><text:span text:style-name="T265">For developers on the Framework, it is a good way to check that everything is compiling.</text:span></text:span></text:p>
      <text:p text:style-name="P170"><text:span text:style-name="Source_20_Text"><text:span text:style-name="T265"/></text:span></text:p>
      <text:p text:style-name="P170"><text:span text:style-name="Source_20_Text"><text:span text:style-name="T265">To compile all Fl-AIR stuffs, you can execute the dedicated script:</text:span></text:span></text:p>
      <text:p text:style-name="P170"><text:span text:style-name="Source_20_Text"><text:span text:style-name="T265"/></text:span></text:p>
      <table:table table:name="Table22" table:style-name="Table22">
        <table:table-column table:style-name="Table22.A"/>
        <table:table-row>
          <table:table-cell table:style-name="Table22.A1" office:value-type="string">
            <text:p text:style-name="P159"><text:span text:style-name="Source_20_Text"><text:span text:style-name="T328">$ </text:span></text:span><text:span text:style-name="Source_20_Text"><text:span text:style-name="T329">$</text:span></text:span><text:span text:style-name="Source_20_Text"><text:span text:style-name="T328">FLAIR_ROOT/flair-dev/scripts/flair_compile_all.sh</text:span></text:span></text:p>
          </table:table-cell>
        </table:table-row>
      </table:table>
      <text:p text:style-name="P170"><text:span text:style-name="Source_20_Text"><text:span text:style-name="T265"/></text:span></text:p>
      <text:p text:style-name="P170"><text:span text:style-name="Source_20_Text"><text:span text:style-name="T265">If it is the first time you execute this script, you must answer yes to the question Compile all from scratch. This will create every projects using cmake. </text:span></text:span></text:p>
      <text:p text:style-name="P152"/>
      <text:p text:style-name="P152"/>
      <text:p text:style-name="P152"/>
      <text:p text:style-name="P152"/>
      <text:p text:style-name="P152"/>
      <text:p text:style-name="P152"/>
      <text:p text:style-name="P152"/>
      <text:p text:style-name="P152"/>
      <text:p text:style-name="P152"/>
      <text:h text:style-name="P236" text:outline-level="1"><text:soft-page-break/><text:span text:style-name="Source_20_Text"><text:span text:style-name="T91">I</text:span></text:span><text:span text:style-name="Source_20_Text"><text:span text:style-name="T92">II</text:span></text:span><text:span text:style-name="Source_20_Text"><text:span text:style-name="T91">) </text:span></text:span><text:span text:style-name="Source_20_Text"><text:span text:style-name="T92">Your first program</text:span></text:span></text:h>
      <text:p text:style-name="P125"/>
      <text:p text:style-name="P91">In this section, <text:span text:style-name="T380">we</text:span> will learn how to develop and compile your first program <text:span text:style-name="T364">and execute it on the simulator</text:span>. <text:span text:style-name="T380">We will simulate a drone following a square trajectory around a character able to move inside a motion capture room. </text:span></text:p>
      <text:p text:style-name="P91"/>
      <text:p text:style-name="P175"><text:span text:style-name="Source_20_Text"><text:span text:style-name="T169">a</text:span></text:span><text:span text:style-name="Source_20_Text"><text:span text:style-name="T164">) </text:span></text:span><text:span text:style-name="Source_20_Text"><text:span text:style-name="T169">Where to start ?</text:span></text:span></text:p>
      <text:p text:style-name="P175"/>
      <text:p text:style-name="P176"><text:span text:style-name="Source_20_Text"><text:span text:style-name="T184">First of all, </text:span></text:span><text:span text:style-name="Source_20_Text"><text:span text:style-name="T186">we</text:span></text:span><text:span text:style-name="Source_20_Text"><text:span text:style-name="T184"> will create </text:span></text:span><text:span text:style-name="Source_20_Text"><text:span text:style-name="T186">a</text:span></text:span><text:span text:style-name="Source_20_Text"><text:span text:style-name="T184"> working directory </text:span></text:span><text:span text:style-name="Source_20_Text"><text:span text:style-name="T186">called </text:span></text:span><text:span text:style-name="Source_20_Text"><text:span text:style-name="T219">SquareFollower</text:span></text:span><text:span text:style-name="Source_20_Text"><text:span text:style-name="T186"> </text:span></text:span><text:span text:style-name="Source_20_Text"><text:span text:style-name="T184">into </text:span></text:span><text:span text:style-name="Source_20_Text"><text:span text:style-name="T217">$FLAIR_ROOT/flair-src/demos. </text:span></text:span><text:span text:style-name="Source_20_Text"><text:span text:style-name="T184">Every programs that are not directly part of the main Fl-AIR library must be written in the directory </text:span></text:span><text:span text:style-name="Source_20_Text"><text:span text:style-name="T217">demos. </text:span></text:span><text:span text:style-name="Source_20_Text"><text:span text:style-name="T184">However if you want to add some </text:span></text:span><text:span text:style-name="Source_20_Text"><text:span text:style-name="T185">features to the framework, you need to write them into </text:span></text:span><text:span text:style-name="Source_20_Text"><text:span text:style-name="T217">$FLAIR_ROOT/flair-src/</text:span></text:span><text:span text:style-name="Source_20_Text"><text:span text:style-name="T218">lib.</text:span></text:span></text:p>
      <text:p text:style-name="P176"/>
      <text:p text:style-name="P176"><draw:frame draw:style-name="fr2" draw:name="Cadre2" text:anchor-type="paragraph" svg:width="15.238cm" draw:z-index="5"><draw:text-box fo:min-height="0.977cm"><text:p text:style-name="P221"><draw:frame draw:style-name="fr6" draw:name="Image5" text:anchor-type="paragraph" svg:width="15.238cm" style:rel-width="100%" svg:height="0.977cm" style:rel-height="scale" draw:z-index="6"><draw:image xlink:href="Pictures/1000020100000240000000250F742EDE.png" xlink:type="simple" xlink:show="embed" xlink:actuate="onLoad"/></draw:frame>Illustration <text:span text:style-name="T381">2 </text:span>: "demos" directory</text:p></draw:text-box></draw:frame><text:span text:style-name="Source_20_Text"><text:span text:style-name="T218"/></text:span></text:p>
      <text:p text:style-name="P176"><text:s/></text:p>
      <text:p text:style-name="P176"/>
      <text:p text:style-name="P177"/>
      <text:p text:style-name="P177"><text:span text:style-name="Source_20_Text"><text:span text:style-name="T186"><text:line-break/>As a </text:span></text:span><text:span text:style-name="Source_20_Text"><text:span text:style-name="T219">CircleFollower</text:span></text:span><text:span text:style-name="Source_20_Text"><text:span text:style-name="T186"> program </text:span></text:span><text:span text:style-name="Source_20_Text"><text:span text:style-name="T187">alre</text:span></text:span><text:span text:style-name="Source_20_Text"><text:span text:style-name="T189">a</text:span></text:span><text:span text:style-name="Source_20_Text"><text:span text:style-name="T187">dy</text:span></text:span><text:span text:style-name="Source_20_Text"><text:span text:style-name="T186"> exists, we will use it as an example because it is </text:span></text:span><text:span text:style-name="Source_20_Text"><text:span text:style-name="T188">based on</text:span></text:span><text:span text:style-name="Source_20_Text"><text:span text:style-name="T186"> the same principle. </text:span></text:span><text:span text:style-name="Source_20_Text"><text:span text:style-name="T190">Like the </text:span></text:span><text:span text:style-name="Source_20_Text"><text:span text:style-name="T219">CircleFollower </text:span></text:span><text:span text:style-name="Source_20_Text"><text:span text:style-name="T190">directory, we will create two directories, one called </text:span></text:span><text:span text:style-name="Source_20_Text"><text:span text:style-name="T220">simulator</text:span></text:span><text:span text:style-name="Source_20_Text"><text:span text:style-name="T190"> and other </text:span></text:span><text:span text:style-name="Source_20_Text"><text:span text:style-name="T220">uav</text:span></text:span><text:span text:style-name="Source_20_Text"><text:span text:style-name="T190">. The first directory will contain the source files used to display the simulator and the other will contain the source files of our square trajectory. </text:span></text:span><text:span text:style-name="Source_20_Text"><text:span text:style-name="T191">Both directories must contain a directory called </text:span></text:span><text:span text:style-name="Source_20_Text"><text:span text:style-name="T221">src</text:span></text:span><text:span text:style-name="Source_20_Text"><text:span text:style-name="T191"> where you will put your source files </text:span></text:span><text:span text:style-name="Source_20_Text"><text:span text:style-name="T195">and a</text:span></text:span><text:span text:style-name="Source_20_Text"><text:span text:style-name="T192"> C</text:span></text:span><text:span text:style-name="Source_20_Text"><text:span text:style-name="T194">M</text:span></text:span><text:span text:style-name="Source_20_Text"><text:span text:style-name="T192">ake file named </text:span></text:span><text:span text:style-name="Source_20_Text"><text:span text:style-name="T222">CmakeLists.txt </text:span></text:span><text:span text:style-name="Source_20_Text"><text:span text:style-name="T195">used</text:span></text:span><text:span text:style-name="Source_20_Text"><text:span text:style-name="T193"> to generate your project files. </text:span></text:span><text:span text:style-name="Source_20_Text"><text:span text:style-name="T194">If you don't know how to write a CMake file, refer you to the tutorial provided in the first chapter and help you with existing files that you can find in others demos.</text:span></text:span></text:p>
      <text:p text:style-name="P177"/>
      <text:p text:style-name="P178"><text:span text:style-name="Source_20_Text"><text:span text:style-name="T195">Let's go to the </text:span></text:span><text:span text:style-name="Source_20_Text"><text:span text:style-name="T223">simulator</text:span></text:span><text:span text:style-name="Source_20_Text"><text:span text:style-name="T195"> directory. </text:span></text:span></text:p>
      <text:p text:style-name="P177"><text:span text:style-name="Source_20_Text"><text:span text:style-name="T194"/></text:span></text:p>
      <text:p text:style-name="P173"><text:span text:style-name="Source_20_Text"><text:span text:style-name="T170">b</text:span></text:span><text:span text:style-name="Source_20_Text"><text:span text:style-name="T164">) </text:span></text:span><text:span text:style-name="Source_20_Text"><text:span text:style-name="T170">The simulator </text:span></text:span><text:span text:style-name="Source_20_Text"><text:span text:style-name="T171">directory</text:span></text:span></text:p>
      <text:p text:style-name="P173"/>
      <text:p text:style-name="P173"/>
      <text:p text:style-name="P173"><text:span text:style-name="Source_20_Text"><text:span text:style-name="T196">Inside the directory </text:span></text:span><text:span text:style-name="Source_20_Text"><text:span text:style-name="T221">src</text:span></text:span><text:span text:style-name="Source_20_Text"><text:span text:style-name="T191">, </text:span></text:span><text:span text:style-name="Source_20_Text"><text:span text:style-name="T196">you will find a </text:span></text:span><text:span text:style-name="Source_20_Text"><text:span text:style-name="T224">main.cpp</text:span></text:span><text:span text:style-name="Source_20_Text"><text:span text:style-name="T196"> file which contains </text:span></text:span><text:span text:style-name="Source_20_Text"><text:span text:style-name="T197">a</text:span></text:span><text:span text:style-name="Source_20_Text"><text:span text:style-name="T196"> source code used to launch the simulator. </text:span></text:span><text:span text:style-name="Source_20_Text"><text:span text:style-name="T198">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217">$FLAIR_ROOT/</text:span></text:span><text:span text:style-name="Source_20_Text"><text:span text:style-name="T225">flair-src/lib/FlairSimulator </text:span></text:span><text:span text:style-name="Source_20_Text"><text:span text:style-name="T199">and </text:span></text:span><text:span text:style-name="Source_20_Text"><text:span text:style-name="T217">$FLAIR_ROOT/</text:span></text:span><text:span text:style-name="Source_20_Text"><text:span text:style-name="T226">flair-src/tools/FlairGC</text:span></text:span><text:span text:style-name="Source_20_Text"><text:span text:style-name="T227">S</text:span></text:span><text:span text:style-name="Source_20_Text"><text:span text:style-name="T200">.</text:span></text:span></text:p>
      <text:p text:style-name="P173"/>
      <text:p text:style-name="P173"><text:span text:style-name="Source_20_Text"><text:span text:style-name="T200"/></text:span></text:p>
      <text:p text:style-name="P174"/>
      <text:p text:style-name="P174"><text:soft-page-break/><text:span text:style-name="Source_20_Text"><text:span text:style-name="T201">First of all, make sure the simulator is running. Move to the following folder that should contain your </text:span></text:span><text:span text:style-name="Source_20_Text"><text:span text:style-name="T228">src</text:span></text:span><text:span text:style-name="Source_20_Text"><text:span text:style-name="T201"> directory and your <text:s/></text:span></text:span><text:span text:style-name="Source_20_Text"><text:span text:style-name="T222">CmakeLists.txt </text:span></text:span><text:span text:style-name="Source_20_Text"><text:span text:style-name="T201">file.</text:span></text:span></text:p>
      <text:p text:style-name="P171"/>
      <table:table table:name="Tableau24" table:style-name="Tableau24">
        <table:table-column table:style-name="Tableau24.A"/>
        <table:table-row>
          <table:table-cell table:style-name="Tableau24.A1" office:value-type="string">
            <text:p text:style-name="P199"><text:span text:style-name="Source_20_Text"><text:span text:style-name="T215">$ <text:s/></text:span></text:span><text:span text:style-name="T71">cd $FLAIR_ROOT/flair-src/demos/</text:span><text:span text:style-name="T72">Square</text:span><text:span text:style-name="T71">Follower/simulator</text:span></text:p>
          </table:table-cell>
        </table:table-row>
      </table:table>
      <text:p text:style-name="P179"/>
      <text:p text:style-name="P96"><text:span text:style-name="T97">We are going to compile our program for the target and for the computer with the script </text:span><text:span text:style-name="T42">$FLAIR_ROOT/flair-dev/scripts/cmake_codeblocks.s</text:span><text:span text:style-name="T44">h </text:span><text:span text:style-name="T35">that will generate a <text:s/></text:span><text:span text:style-name="T36">CodeBlocks </text:span><text:span text:style-name="T35">project. Remember that CMake also manages cross-compiling. Thus, two </text:span><text:span text:style-name="T37">project </text:span><text:span text:style-name="T35">directories will be created, </text:span><text:span text:style-name="T44">build_x86_64 </text:span><text:span text:style-name="T35">for the computer and </text:span><text:span text:style-name="T44">build_arm </text:span><text:span text:style-name="T35">for the target which has an ARM architecture. If you want to know more about ARM, follow this link : </text:span><text:a xlink:type="simple" xlink:href="https://www.cs.umd.edu/~meesh/cmsc411/website/proj01/arm/home.html"><text:span text:style-name="T35">https://www.cs.umd.edu/~meesh/cmsc411/website/proj01/arm/home.html</text:span></text:a><text:span text:style-name="T35"><text:line-break/></text:span></text:p>
      <text:p text:style-name="P129"><text:span text:style-name="T35">T</text:span><text:span text:style-name="T30">o create both project directories :</text:span></text:p>
      <table:table table:name="Tableau25" table:style-name="Tableau25">
        <table:table-column table:style-name="Tableau25.A"/>
        <table:table-row>
          <table:table-cell table:style-name="Tableau25.A1" office:value-type="string">
            <text:p text:style-name="P200"><text:span text:style-name="Source_20_Text"><text:span text:style-name="T215">$ <text:s/></text:span></text:span><text:span text:style-name="T71">$FLAIR_ROOT/flair-dev/scripts/cmake_codeblocks.sh</text:span></text:p>
          </table:table-cell>
        </table:table-row>
      </table:table>
      <text:p text:style-name="P180"/>
      <text:p text:style-name="P181"><text:span text:style-name="Source_20_Text"><text:span text:style-name="T204">A symbolic link </text:span></text:span><text:span text:style-name="Source_20_Text"><text:span text:style-name="T205">called </text:span></text:span><text:span text:style-name="Source_20_Text"><text:span text:style-name="T233">build </text:span></text:span><text:span text:style-name="Source_20_Text"><text:span text:style-name="T205">that refers </text:span></text:span><text:span text:style-name="Source_20_Text"><text:span text:style-name="T204">to the repertory </text:span></text:span><text:span text:style-name="Source_20_Text"><text:span text:style-name="T233">build_x86_64 </text:span></text:span><text:span text:style-name="Source_20_Text"><text:span text:style-name="T204">will also be created.</text:span></text:span></text:p>
      <text:p text:style-name="P181"><text:span text:style-name="Source_20_Text"><text:span text:style-name="T204"><text:line-break/></text:span></text:span><text:span text:style-name="Source_20_Text"><text:span text:style-name="T206">Now that our project has been created, we need to compile it </text:span></text:span><text:span text:style-name="Source_20_Text"><text:span text:style-name="T207">for our computer</text:span></text:span><text:span text:style-name="Source_20_Text"><text:span text:style-name="T206">. </text:span></text:span><text:span text:style-name="Source_20_Text"><text:span text:style-name="T208">We will see how to compile it for the target later. </text:span></text:span></text:p>
      <text:p text:style-name="P207"/>
      <table:table table:name="Tableau26" table:style-name="Tableau26">
        <table:table-column table:style-name="Tableau26.A"/>
        <table:table-row table:style-name="Tableau26.1">
          <table:table-cell table:style-name="Tableau26.A1" office:value-type="string">
            <text:p text:style-name="P193">$ cd build</text:p>
            <text:p text:style-name="P218">$ mak<text:span text:style-name="T383">e</text:span></text:p>
          </table:table-cell>
        </table:table-row>
      </table:table>
      <text:p text:style-name="P183"/>
      <text:p text:style-name="P201"><text:span text:style-name="Source_20_Text"><text:span text:style-name="T302">The </text:span></text:span><text:span text:style-name="Source_20_Text"><text:span text:style-name="T303">make</text:span></text:span><text:span text:style-name="Source_20_Text"><text:span text:style-name="T302"> command is used to compile your program, more information about it : </text:span></text:span><text:a xlink:type="simple" xlink:href="http://www.computerhope.com/unix/umake.htm"><text:span text:style-name="Source_20_Text"><text:span text:style-name="T71">http://www.computerhope.com/unix/umake.htm</text:span></text:span></text:a></text:p>
      <text:p text:style-name="P182"/>
      <text:p text:style-name="P185"><text:span text:style-name="Source_20_Text"><text:span text:style-name="T211">Two </text:span></text:span><text:span text:style-name="Source_20_Text"><text:span text:style-name="T209">generated executable </text:span></text:span><text:span text:style-name="Source_20_Text"><text:span text:style-name="T210">file</text:span></text:span><text:span text:style-name="Source_20_Text"><text:span text:style-name="T211">s</text:span></text:span><text:span text:style-name="Source_20_Text"><text:span text:style-name="T210"> </text:span></text:span><text:span text:style-name="Source_20_Text"><text:span text:style-name="T209">will be found in </text:span></text:span><text:span text:style-name="Source_20_Text"><text:span text:style-name="T230">bin </text:span></text:span><text:span text:style-name="Source_20_Text"><text:span text:style-name="T209">: </text:span></text:span><text:span text:style-name="Source_20_Text"><text:span text:style-name="T232">SquareFollower_simulator_rt</text:span></text:span><text:span text:style-name="Source_20_Text"><text:span text:style-name="T214"> and </text:span></text:span><text:span text:style-name="Source_20_Text"><text:span text:style-name="T232">SquareFollower_simulator_nrt</text:span></text:span><text:span text:style-name="Source_20_Text"><text:span text:style-name="T209">. </text:span></text:span></text:p>
      <text:p text:style-name="P184"><text:span text:style-name="Source_20_Text"><text:span text:style-name="T211">Why two executable files instead of one ? </text:span></text:span><text:span text:style-name="Source_20_Text"><text:span text:style-name="T212">If you go back to </text:span></text:span><text:span text:style-name="Source_20_Text"><text:span text:style-name="T231">$FLAIR_ROOT/flair-src/demos/SquareFollower/simulator </text:span></text:span><text:span text:style-name="Source_20_Text"><text:span text:style-name="T213">and open <text:s/></text:span></text:span><text:span text:style-name="Source_20_Text"><text:span text:style-name="T201">your <text:s/></text:span></text:span><text:span text:style-name="Source_20_Text"><text:span text:style-name="T222">CmakeLists.txt </text:span></text:span><text:span text:style-name="Source_20_Text"><text:span text:style-name="T201">file, </text:span></text:span><text:span text:style-name="Source_20_Text"><text:span text:style-name="T202">you should see at the end of the file :</text:span></text:span></text:p>
      <text:p text:style-name="P184"><draw:frame draw:style-name="fr3" draw:name="Cadre3" text:anchor-type="paragraph" svg:width="16.321cm" draw:z-index="7"><draw:text-box fo:min-height="6.322cm"><text:p text:style-name="P221"><draw:frame draw:style-name="fr6" draw:name="Image6" text:anchor-type="paragraph" svg:width="16.321cm" style:rel-width="100%" svg:height="6.322cm" style:rel-height="scale" draw:z-index="8"><draw:image xlink:href="Pictures/1000020100000269000000EF578123FA.png" xlink:type="simple" xlink:show="embed" xlink:actuate="onLoad"/></draw:frame>Illustration <text:span text:style-name="T384">3 </text:span>: CMakeLists.txt</text:p></draw:text-box></draw:frame><text:soft-page-break/></text:p>
      <text:p text:style-name="P202"><text:span text:style-name="T48">You see that your file is configured to generate a real and non real time executables </text:span><text:span text:style-name="T50">(cross-compilation)</text:span><text:span text:style-name="T48">. </text:span><text:span text:style-name="T49">If you require more information about the real time concept, follow this link : </text:span><text:a xlink:type="simple" xlink:href="https://en.wikipedia.org/wiki/Real-time_computing"><text:span text:style-name="T49">https://en.wikipedia.org/wiki/Real-time_computing</text:span></text:a></text:p>
      <text:p text:style-name="P202"/>
      <text:p text:style-name="P208"><text:span text:style-name="T49">N</text:span><text:span text:style-name="T47">ow go back to </text:span><text:span text:style-name="Source_20_Text"><text:span text:style-name="T231">$FLAIR_ROOT/</text:span></text:span><text:span text:style-name="T51">flair-src/demos/SquareFollower/simulator/build/bin. </text:span><text:span text:style-name="T61">You should see </text:span><text:span text:style-name="T62">a bash script called </text:span><text:span text:style-name="T52">simulator_x4.sh</text:span><text:span text:style-name="T62"> :</text:span></text:p>
      <text:p text:style-name="P208"/>
      <text:p text:style-name="P208"><draw:frame draw:style-name="fr3" draw:name="Cadre4" text:anchor-type="paragraph" svg:width="14.788cm" draw:z-index="9"><draw:text-box fo:min-height="7.221cm"><text:p text:style-name="P221"><draw:frame draw:style-name="fr6" draw:name="Image7" text:anchor-type="paragraph" svg:width="14.788cm" style:rel-width="100%" svg:height="7.221cm" style:rel-height="scale" draw:z-index="10"><draw:image xlink:href="Pictures/100002010000022F000001111D557D2F.png" xlink:type="simple" xlink:show="embed" xlink:actuate="onLoad"/></draw:frame>Illustration <text:span text:style-name="T385">4 </text:span>: simulator_x4.sh</text:p></draw:text-box></draw:fram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194"><text:span text:style-name="T121">T</text:span><text:span text:style-name="T122">his script is used to run your program properly. </text:span></text:p>
      <text:p text:style-name="P194"><text:span text:style-name="T122">At line 3, a script </text:span><text:span text:style-name="T123">is</text:span><text:span text:style-name="T122"> used to bypass the </text:span><text:span text:style-name="T101">cgroup</text:span><text:span text:style-name="T122"> restriction. </text:span>Control groups (<text:span text:style-name="T99">cgroups</text:span>) are a kernel mechanism for grouping, tracking, and limiting the resource usage of tasks. </text:p>
      <text:p text:style-name="P203"><text:span text:style-name="T73">From line 5 to 9, we check if </text:span><text:span text:style-name="T74">your computer has the real time framework Xenomai. If it is installed, the real time program will be launched, </text:span><text:span text:style-name="T75">otherwise</text:span><text:span text:style-name="T74">, it will be the non real time program. </text:span></text:p>
      <text:p text:style-name="P203"><text:span text:style-name="T74">More information about Xenomai here : </text:span><text:a xlink:type="simple" xlink:href="https://en.wikipedia.org/wiki/Xenomai"><text:span text:style-name="T74">https://en.wikipedia.org/wiki/Xenomai</text:span></text:a><text:span text:style-name="T74">.</text:span></text:p>
      <text:p text:style-name="P204"/>
      <text:p text:style-name="P205"><text:soft-page-break/><text:span text:style-name="T74">F</text:span><text:span text:style-name="T75">inally, from line 11 to 13, we run our program with a number of arguments. </text:span><text:span text:style-name="T76">All these parameters are required in the </text:span><text:span text:style-name="T56">main.cpp</text:span><text:span text:style-name="T76"> file in </text:span><text:span text:style-name="Source_20_Text"><text:span text:style-name="T231">$FLAIR_ROOT/</text:span></text:span><text:span text:style-name="T53">flair-src/demos/SquareFollower/simulator/</text:span><text:span text:style-name="T54">src.</text:span><text:span text:style-name="T63"> Open this file, you will find a function called </text:span><text:span text:style-name="T55">parseOptions </text:span><text:span text:style-name="T63">:</text:span></text:p>
      <text:p text:style-name="P205"/>
      <text:p text:style-name="P196"><draw:frame draw:style-name="fr3" draw:name="Cadre5" text:anchor-type="paragraph" svg:width="17cm" draw:z-index="11"><draw:text-box fo:min-height="12.211cm"><text:p text:style-name="P220"><draw:frame draw:style-name="fr6" draw:name="Image8" text:anchor-type="paragraph" svg:width="17cm" style:rel-width="100%" svg:height="12.211cm" style:rel-height="scale" draw:z-index="12"><draw:image xlink:href="Pictures/100002010000038600000288FA44BFB8.png" xlink:type="simple" xlink:show="embed" xlink:actuate="onLoad"/></draw:frame>Illustration <text:span text:style-name="T386">5 </text:span>: main.cpp</text:p></draw:text-box></draw:frame></text:p>
      <text:p text:style-name="P195">All the arguments required to launch the simulator program are defined in that function :</text:p>
      <text:p text:style-name="P195"/>
      <text:list xml:id="list1964525061636211110" text:style-name="L10">
        <text:list-item>
          <text:p text:style-name="P254">-n : name of your uav, you can use any name. Ex : <text:span text:style-name="T99">x4_0</text:span></text:p>
        </text:list-item>
        <text:list-item>
          <text:p text:style-name="P254">-t : type of your uav, 4 or 8 propellers. Ex : <text:span text:style-name="T99">x4</text:span></text:p>
        </text:list-item>
        <text:list-item>
          <text:p text:style-name="P254"><text:span text:style-name="T99">-</text:span><text:span text:style-name="T113">p : port </text:span><text:span text:style-name="T124">that will be used by the </text:span><text:span text:style-name="T113">ground station </text:span><text:span text:style-name="T124">program. Ex : </text:span><text:span text:style-name="T102">9000</text:span></text:p>
        </text:list-item>
        <text:list-item>
          <text:p text:style-name="P256">-<text:span text:style-name="T387">a : address of the ground station = local address of your computer = localhost = <text:s text:c="3"/></text:span></text:p>
          <text:p text:style-name="P256"><text:span text:style-name="T387"><text:s text:c="6"/></text:span><text:span text:style-name="T102">127.0.0.1</text:span></text:p>
        </text:list-item>
        <text:list-item>
          <text:p text:style-name="P257">-<text:span text:style-name="T388">x : xml file to configure your GUI (simulator), it must be written in </text:span><text:span text:style-name="T103">bin</text:span><text:span text:style-name="T388">. </text:span></text:p>
          <text:p text:style-name="P264"><text:span text:style-name="T66"><text:s text:c="6"/>Ex : </text:span><text:span text:style-name="T58">setup_x4.xml</text:span></text:p>
        </text:list-item>
        <text:list-item>
          <text:p text:style-name="P264"><text:span text:style-name="T64">-</text:span><text:span text:style-name="T65">o :</text:span><text:span text:style-name="Emphasis"><text:span text:style-name="T77"> </text:span></text:span><text:span text:style-name="Emphasis"><text:span text:style-name="T65">optitrack acquisition period in ms. Ex : </text:span></text:span><text:span text:style-name="Emphasis"><text:span text:style-name="T57">10</text:span></text:span></text:p>
        </text:list-item>
        <text:list-item>
          <text:p text:style-name="P265"><text:span text:style-name="Emphasis"><text:span text:style-name="T65">-m : path to media files, that is to say the files used </text:span></text:span><text:span text:style-name="Emphasis"><text:span text:style-name="T67">for the simulator scenery. <text:line-break/> <text:s text:c="8"/>Ex</text:span></text:span><text:span text:style-name="Emphasis"><text:span text:style-name="T68"> : </text:span></text:span><text:span text:style-name="Source_20_Text"><text:span text:style-name="T231">$FLAIR_ROOT/</text:span></text:span><text:span text:style-name="Emphasis"><text:span text:style-name="T59">flair-bin/models</text:span></text:span></text:p>
        </text:list-item>
        <text:list-item>
          <text:p text:style-name="P266"><text:span text:style-name="Emphasis"><text:span text:style-name="T68">-</text:span></text:span><text:span text:style-name="Emphasis"><text:span text:style-name="T69">s : <text:s/>path to the simulator main scene file. </text:span></text:span></text:p>
          <text:p text:style-name="P266"><text:span text:style-name="Emphasis"><text:span text:style-name="T69"><text:s text:c="7"/>Ex : </text:span></text:span><text:span text:style-name="Source_20_Text"><text:span text:style-name="T231">$FLAIR_ROOT/</text:span></text:span><text:span text:style-name="Emphasis"><text:span text:style-name="T59">flair-bin/model</text:span></text:span><text:span text:style-name="Emphasis"><text:span text:style-name="T60">s/indoor_flight_arena.xml</text:span></text:span></text:p>
        </text:list-item>
      </text:list>
      <text:p text:style-name="P267"><text:soft-page-break/>It is also recommended to read and understand the <text:span text:style-name="T99">main</text:span> function.</text:p>
      <text:p text:style-name="P267"/>
      <text:p text:style-name="P206"><text:span text:style-name="Emphasis"><text:span text:style-name="T70">Now that you understand how the simulator is set up, let's try it. </text:span></text:span></text:p>
      <text:p text:style-name="P206"><text:span text:style-name="Emphasis"><text:span text:style-name="T70">First, run the ground control station in one terminal : </text:span></text:span></text:p>
      <text:p text:style-name="P73"/>
      <table:table table:name="Tableau27" table:style-name="Tableau27">
        <table:table-column table:style-name="Tableau27.A"/>
        <table:table-row>
          <table:table-cell table:style-name="Tableau27.A1" office:value-type="string">
            <text:p text:style-name="P206"><text:span text:style-name="Source_20_Text"><text:span text:style-name="T215">$ <text:s/>$FLAIR_ROOT/flair-bin/tools/scripts/launch_flairgcs.sh</text:span></text:span></text:p>
          </table:table-cell>
        </table:table-row>
      </table:table>
      <text:p text:style-name="P186"/>
      <text:p text:style-name="P191">Then, run the simulator in a second terminal :</text:p>
      <text:p text:style-name="P191"/>
      <table:table table:name="Tableau28" table:style-name="Tableau28">
        <table:table-column table:style-name="Tableau28.A"/>
        <table:table-row>
          <table:table-cell table:style-name="Tableau28.A1" office:value-type="string">
            <text:p text:style-name="P206"><text:span text:style-name="Source_20_Text"><text:span text:style-name="T215">$ <text:s/></text:span></text:span><text:span text:style-name="T71">cd $FLAIR_ROOT/flair-src/demos/</text:span><text:span text:style-name="T78">Square</text:span><text:span text:style-name="T71">Follower/simulator/build/bin</text:span></text:p>
            <text:p text:style-name="P206"><text:span text:style-name="Source_20_Text"><text:span text:style-name="T216">$ <text:s/></text:span></text:span><text:span text:style-name="T71">./simulator_x4.sh</text:span></text:p>
          </table:table-cell>
        </table:table-row>
      </table:table>
      <text:p text:style-name="P34"/>
      <text:p text:style-name="P188"><text:span text:style-name="Source_20_Text"><text:span text:style-name="T203">Now, l</text:span></text:span><text:span text:style-name="Source_20_Text"><text:span text:style-name="T195">et's go to the </text:span></text:span><text:span text:style-name="Source_20_Text"><text:span text:style-name="T229">uav</text:span></text:span><text:span text:style-name="Source_20_Text"><text:span text:style-name="T195"> directory.</text:span></text:span></text:p>
      <text:p text:style-name="P206"><text:span text:style-name="Emphasis"><text:span text:style-name="T70"/></text:span></text:p>
      <text:p text:style-name="P187"><text:span text:style-name="Source_20_Text"><text:span text:style-name="T164">c) </text:span></text:span><text:span text:style-name="Source_20_Text"><text:span text:style-name="T170">The </text:span></text:span><text:span text:style-name="Source_20_Text"><text:span text:style-name="T172">uav</text:span></text:span><text:span text:style-name="Source_20_Text"><text:span text:style-name="T170"> </text:span></text:span><text:span text:style-name="Source_20_Text"><text:span text:style-name="T171">directory</text:span></text:span></text:p>
      <text:p text:style-name="P187"/>
      <text:p text:style-name="P189">The tree of this directory is the same as the simulator directory. <text:span text:style-name="T389">Therefore, we will only focus on the source code you can find in </text:span><text:span text:style-name="T45">$FLAIR_ROOT/</text:span><text:span text:style-name="T104">flair-src/demos/SquareFollower/uav/src. </text:span><text:span text:style-name="T125">If you open the </text:span><text:span text:style-name="T105">main.cpp</text:span><text:span text:style-name="T125"> file, </text:span><text:span text:style-name="T126">you will find the function </text:span><text:span text:style-name="T106">parseOptions </text:span><text:span text:style-name="T126">we introduced before. This function </text:span><text:span text:style-name="T127">is not</text:span><text:span text:style-name="T126"> </text:span><text:span text:style-name="T128">very</text:span><text:span text:style-name="T126"> </text:span><text:span text:style-name="T127">different </text:span><text:span text:style-name="T126">from the previous one, although there are two new arguments :</text:span></text:p>
      <text:p text:style-name="P189"/>
      <text:list xml:id="list3122322110308387671" text:style-name="L11">
        <text:list-item>
          <text:p text:style-name="P255"><text:span text:style-name="T126">-</text:span><text:span text:style-name="T129">l</text:span><text:span text:style-name="T126"> : </text:span><text:span text:style-name="T129">log repository.</text:span><text:span text:style-name="T126"> Ex : </text:span><text:span text:style-name="T107">/</text:span><text:span text:style-name="T108">tmp</text:span></text:p>
        </text:list-item>
        <text:list-item>
          <text:p text:style-name="P258">-<text:span text:style-name="T390">d : dualshock3 controller port. Ex : </text:span><text:span text:style-name="T108">20 000</text:span></text:p>
        </text:list-item>
      </text:list>
      <text:p text:style-name="P261"/>
      <text:p text:style-name="P192">We will see later how to use a <text:span text:style-name="T137">dualshock3 </text:span><text:span text:style-name="T136">to control the drone.</text:span></text:p>
      <text:p text:style-name="P190">All these arguments are provided in the following <text:span text:style-name="T391">launch </text:span>script : <text:span text:style-name="T111">$FLAIR_ROOT/</text:span><text:span text:style-name="T99">flair-src/demos/SquareFollower/uav/build/bin/</text:span><text:span text:style-name="T109">x4.sh.<text:line-break/></text:span></text:p>
      <text:p text:style-name="P262"><draw:frame draw:style-name="fr3" draw:name="Cadre6" text:anchor-type="paragraph" svg:width="16.612cm" draw:z-index="13"><draw:text-box fo:min-height="6.165cm"><text:p text:style-name="P221"><draw:frame draw:style-name="fr6" draw:name="Image9" text:anchor-type="paragraph" svg:width="16.612cm" style:rel-width="100%" svg:height="6.165cm" style:rel-height="scale" draw:z-index="14"><draw:image xlink:href="Pictures/1000020100000274000000E9F2A0A9AD.png" xlink:type="simple" xlink:show="embed" xlink:actuate="onLoad"/></draw:frame>Illustration <text:span text:style-name="T392">6 </text:span>: x4.sh</text:p></draw:text-box></draw:frame></text:p>
      <text:p text:style-name="P262"><text:soft-page-break/>In the <text:span text:style-name="T105">main.cpp</text:span><text:span text:style-name="T125"> file, </text:span><text:span text:style-name="T113">don't remember to also read and understand the </text:span><text:span text:style-name="T99">main</text:span><text:span text:style-name="T113"> function.</text:span></text:p>
      <text:p text:style-name="P262"/>
      <text:p text:style-name="P263"><text:span text:style-name="T113">Now, let's check the </text:span><text:span text:style-name="T99">SquareFollower.h</text:span><text:span text:style-name="T113"> and <text:s/></text:span><text:span text:style-name="T99">SquareFollower.cpp</text:span><text:span text:style-name="T113"> files.</text:span></text:p>
      <text:p text:style-name="P263"><text:span text:style-name="T113"/></text:p>
      <text:p text:style-name="P260"/>
      <text:p text:style-name="P190"/>
      <text:p text:style-name="P259"/>
      <text:p text:style-name="P190"/>
      <text:p text:style-name="P197"/>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Arabic Naskh" svg:font-family="'Droid Arabic Naskh'" style:font-pitch="variable"/>
    <style:font-face style:name="TeXGyrePagella" svg:font-family="TeXGyrePagella"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4-06T14:59:13.501604487</dc:date>
    <meta:editing-duration>PT22H12M5S</meta:editing-duration>
    <meta:editing-cycles>330</meta:editing-cycles>
    <meta:generator>LibreOffice/4.2.8.2$Linux_X86_64 LibreOffice_project/420m0$Build-2</meta:generator>
    <meta:document-statistic meta:table-count="39" meta:image-count="9" meta:object-count="0" meta:page-count="25" meta:paragraph-count="331" meta:word-count="3997" meta:character-count="25493" meta:non-whitespace-character-count="21605"/>
  </office:meta>
</office:document-meta>
</file>